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6229in" table:align="left"/>
    </style:style>
    <style:style style:name="Table1.A" style:family="table-column">
      <style:table-column-properties style:column-width="1.8007in"/>
    </style:style>
    <style:style style:name="Table1.B" style:family="table-column">
      <style:table-column-properties style:column-width="0.8222in"/>
    </style:style>
    <style:style style:name="Table1.A1" style:family="table-cell">
      <style:table-cell-properties style:vertical-align="middle" fo:padding="0.0194in" fo:border="none"/>
    </style:style>
    <style:style style:name="Table2" style:family="table">
      <style:table-properties style:width="8.116in" table:align="left"/>
    </style:style>
    <style:style style:name="Table2.A" style:family="table-column">
      <style:table-column-properties style:column-width="0.5285in"/>
    </style:style>
    <style:style style:name="Table2.B" style:family="table-column">
      <style:table-column-properties style:column-width="0.4813in"/>
    </style:style>
    <style:style style:name="Table2.C" style:family="table-column">
      <style:table-column-properties style:column-width="0.9618in"/>
    </style:style>
    <style:style style:name="Table2.D" style:family="table-column">
      <style:table-column-properties style:column-width="0.666in"/>
    </style:style>
    <style:style style:name="Table2.E" style:family="table-column">
      <style:table-column-properties style:column-width="1.8792in"/>
    </style:style>
    <style:style style:name="Table2.F" style:family="table-column">
      <style:table-column-properties style:column-width="0.7035in"/>
    </style:style>
    <style:style style:name="Table2.G" style:family="table-column">
      <style:table-column-properties style:column-width="0.7542in"/>
    </style:style>
    <style:style style:name="Table2.H" style:family="table-column">
      <style:table-column-properties style:column-width="0.7819in"/>
    </style:style>
    <style:style style:name="Table2.I" style:family="table-column">
      <style:table-column-properties style:column-width="1.3597in"/>
    </style:style>
    <style:style style:name="Table2.A1" style:family="table-cell">
      <style:table-cell-properties style:vertical-align="middle" fo:padding="0.0194in" fo:border="none"/>
    </style:style>
    <style:style style:name="Table3" style:family="table">
      <style:table-properties style:width="2.5875in" table:align="left"/>
    </style:style>
    <style:style style:name="Table3.A" style:family="table-column">
      <style:table-column-properties style:column-width="0.5611in"/>
    </style:style>
    <style:style style:name="Table3.B" style:family="table-column">
      <style:table-column-properties style:column-width="2.0264in"/>
    </style:style>
    <style:style style:name="Table3.A1" style:family="table-cell">
      <style:table-cell-properties style:vertical-align="middle"/>
    </style:style>
    <style:style style:name="P1" style:family="paragraph" style:parent-style-name="Preformatted_20_Text">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Table_20_Contents">
      <style:paragraph-properties fo:margin-left="0in" fo:margin-right="0in" fo:text-indent="0in" style:auto-text-indent="false"/>
    </style:style>
    <style:style style:name="P6" style:family="paragraph" style:parent-style-name="Standard">
      <style:paragraph-properties fo:margin-top="0in" fo:margin-bottom="0.1965in" style:contextual-spacing="false"/>
    </style:style>
    <style:style style:name="P7" style:family="paragraph" style:parent-style-name="Standard">
      <style:paragraph-properties fo:margin-top="0in" fo:margin-bottom="0.1965in" style:contextual-spacing="false" fo:break-before="page"/>
    </style:style>
    <style:style style:name="P8" style:family="paragraph" style:parent-style-name="Text_20_body">
      <style:paragraph-properties fo:margin-top="0in" fo:margin-bottom="0in" style:contextual-spacing="false"/>
    </style:style>
    <style:style style:name="P9" style:family="paragraph" style:parent-style-name="Text_20_body">
      <style:paragraph-properties fo:break-before="page"/>
    </style:style>
    <style:style style:name="P10" style:family="paragraph" style:parent-style-name="Preformatted_20_Text">
      <style:paragraph-properties fo:margin-left="0in" fo:margin-right="0in" fo:margin-top="0in" fo:margin-bottom="0in" style:contextual-spacing="false" fo:text-indent="0in" style:auto-text-indent="false"/>
      <style:text-properties loext:padding="0in" loext:border="none"/>
    </style:style>
    <style:style style:name="P11" style:family="paragraph" style:parent-style-name="Standard">
      <style:text-properties officeooo:rsid="0005f2a5" officeooo:paragraph-rsid="0005f2a5"/>
    </style:style>
    <style:style style:name="P12" style:family="paragraph" style:parent-style-name="Standard">
      <style:paragraph-properties fo:break-before="page"/>
      <style:text-properties officeooo:paragraph-rsid="0005f2a5"/>
    </style:style>
    <style:style style:name="P13" style:family="paragraph" style:parent-style-name="Standard">
      <style:text-properties officeooo:paragraph-rsid="0005f2a5"/>
    </style:style>
    <style:style style:name="P14" style:family="paragraph" style:parent-style-name="Standard">
      <style:text-properties officeooo:rsid="0007bf4f" officeooo:paragraph-rsid="0007bf4f"/>
    </style:style>
    <style:style style:name="P15" style:family="paragraph" style:parent-style-name="Standard">
      <style:paragraph-properties fo:break-before="page"/>
      <style:text-properties officeooo:rsid="0007bf4f" officeooo:paragraph-rsid="0007bf4f"/>
    </style:style>
    <style:style style:name="P16" style:family="paragraph" style:parent-style-name="Standard">
      <style:text-properties officeooo:rsid="0007bf4f" officeooo:paragraph-rsid="00096166"/>
    </style:style>
    <style:style style:name="P17"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8" style:family="paragraph" style:parent-style-name="Table_20_Contents">
      <style:paragraph-properties fo:margin-left="0in" fo:margin-right="0in" fo:text-indent="0in" style:auto-text-indent="false"/>
      <style:text-properties fo:font-size="2pt" style:font-size-asian="2pt" style:font-size-complex="2pt"/>
    </style:style>
    <style:style style:name="P19" style:family="paragraph" style:parent-style-name="Preformatted_20_Text">
      <style:paragraph-properties fo:margin-left="0in" fo:margin-right="0in" fo:text-indent="0in" style:auto-text-indent="false"/>
    </style:style>
    <style:style style:name="P20" style:family="paragraph" style:parent-style-name="Standard">
      <style:paragraph-properties fo:break-before="page"/>
      <style:text-properties officeooo:rsid="00096166" officeooo:paragraph-rsid="00096166"/>
    </style:style>
    <style:style style:name="P21" style:family="paragraph" style:parent-style-name="Standard">
      <style:text-properties officeooo:rsid="00096166" officeooo:paragraph-rsid="00096166"/>
    </style:style>
    <style:style style:name="P22" style:family="paragraph" style:parent-style-name="Standard">
      <style:text-properties officeooo:paragraph-rsid="00096166"/>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T1" style:family="text">
      <style:text-properties officeooo:rsid="0005f2a5"/>
    </style:style>
    <style:style style:name="T2" style:family="text">
      <style:text-properties officeooo:rsid="00096166"/>
    </style:style>
    <style:style style:name="T3" style:family="text">
      <style:text-properties fo:color="#c586c0" loext:opacity="100%"/>
    </style:style>
    <style:style style:name="T4" style:family="text">
      <style:text-properties fo:color="#4fc1ff" loext:opacity="100%"/>
    </style:style>
    <style:style style:name="T5" style:family="text">
      <style:text-properties fo:color="#9cdcfe" loext:opacity="100%"/>
    </style:style>
    <style:style style:name="T6" style:family="text">
      <style:text-properties fo:color="#d4d4d4" loext:opacity="100%"/>
    </style:style>
    <style:style style:name="T7" style:family="text">
      <style:text-properties fo:color="#ce9178" loext:opacity="100%"/>
    </style:style>
    <style:style style:name="T8" style:family="text">
      <style:text-properties fo:color="#569cd6" loext:opacity="100%"/>
    </style:style>
    <style:style style:name="T9" style:family="text">
      <style:text-properties fo:color="#dcdcaa" loext:opacity="100%"/>
    </style:style>
    <style:style style:name="T10" style:family="text">
      <style:text-properties fo:color="#4ec9b0" loext:opacity="100%"/>
    </style:style>
    <style:style style:name="T11" style:family="text">
      <style:text-properties fo:color="#b5cea8" loext:opacity="100%"/>
    </style:style>
    <style:style style:name="fr1"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stage-slideover-sidebar">
        <text:section text:style-name="Sect1" text:name="sidebar-header">
          <text:p text:style-name="P2"/>
        </text:section>
        <text:section text:style-name="Sect1" text:name="history">
          <text:p text:style-name="P2"/>
        </text:section>
      </text:section>
      <text:section text:style-name="Sect1" text:name="thread">
        <text:p text:style-name="P2">today i want to build the add new business module it must look just like Select Business pop up sheet ans behave the same we will add a button on select business the is labelled "Add Business" this button will pop up a screen where user can enter new business data and save it to KV. when they user is complete they have a button to choose select this business. before you spit code i want to make sure you understand the workflow and expected UX i want the pop up to not replicate the select business pop up but to be built on a common base. that means we will need to restructure select business pop up first to separate base (common) features of the pop up from specific features of select business function please prepare a work plan for today for review and refinement </text:p>
        <text:p text:style-name="P6"/>
        <text:p text:style-name="Text_20_body">Got it. I understand the goal: <text:span text:style-name="Strong_20_Emphasis">don’t duplicate the popup</text:span>, instead <text:span text:style-name="Strong_20_Emphasis">refactor the current Select Business popup into a reusable base component</text:span>, then build <text:span text:style-name="Strong_20_Emphasis">Add Business on top of that same base</text:span> so the UI/UX feels identical.</text:p>
        <text:p text:style-name="Text_20_body">Before writing code, a <text:span text:style-name="Strong_20_Emphasis">clear build plan</text:span> is exactly the right move. 👍<text:line-break/>Here’s a structured <text:span text:style-name="Strong_20_Emphasis">work plan for today</text:span>.</text:p>
        <text:p text:style-name="Horizontal_20_Line"/>
        <text:h text:style-name="Heading_20_1" text:outline-level="1">Work Plan – Add Business Module</text:h>
        <text:h text:style-name="Heading_20_2" text:outline-level="2">Phase 1 — Analyze Current Popup</text:h>
        <text:p text:style-name="Text_20_body"><text:span text:style-name="Strong_20_Emphasis">Goal:</text:span> Identify what parts of the existing <text:span text:style-name="Strong_20_Emphasis">Select Business popup</text:span> are generic vs specific.</text:p>
        <text:p text:style-name="Text_20_body">Tasks:</text:p>
        <text:list text:style-name="L1">
          <text:list-item>
            <text:p text:style-name="P23">Review current popup structure</text:p>
          </text:list-item>
          <text:list-item>
            <text:p text:style-name="P23">Identify <text:span text:style-name="Strong_20_Emphasis">base UI elements</text:span></text:p>
          </text:list-item>
          <text:list-item>
            <text:p text:style-name="P23">Identify <text:span text:style-name="Strong_20_Emphasis">Select Business–specific logic</text:span></text:p>
          </text:list-item>
        </text:list>
        <text:h text:style-name="Heading_20_3" text:outline-level="3">Likely Base Elements</text:h>
        <text:p text:style-name="Text_20_body">Reusable:</text:p>
        <text:list text:style-name="L2">
          <text:list-item>
            <text:p text:style-name="P24">Bottom sheet container</text:p>
          </text:list-item>
          <text:list-item>
            <text:p text:style-name="P24">Slide-up animation</text:p>
          </text:list-item>
          <text:list-item>
            <text:p text:style-name="P24">Overlay background</text:p>
          </text:list-item>
          <text:list-item>
            <text:p text:style-name="P24">Header area</text:p>
          </text:list-item>
          <text:list-item>
            <text:p text:style-name="P24">Scrollable content area</text:p>
          </text:list-item>
          <text:list-item>
            <text:p text:style-name="P24">Close button</text:p>
          </text:list-item>
          <text:list-item>
            <text:p text:style-name="P24">Mobile spacing/layout</text:p>
          </text:list-item>
          <text:list-item>
            <text:p text:style-name="P24">Button styling</text:p>
          </text:list-item>
          <text:list-item>
            <text:p text:style-name="P24"><text:soft-page-break/>Form styling</text:p>
          </text:list-item>
        </text:list>
        <text:h text:style-name="Heading_20_3" text:outline-level="3">Select Business Specific</text:h>
        <text:p text:style-name="Text_20_body">Not reusable:</text:p>
        <text:list text:style-name="L3">
          <text:list-item>
            <text:p text:style-name="P25">business list rendering</text:p>
          </text:list-item>
          <text:list-item>
            <text:p text:style-name="P25">distance sorting</text:p>
          </text:list-item>
          <text:list-item>
            <text:p text:style-name="P25">geolocation</text:p>
          </text:list-item>
          <text:list-item>
            <text:p text:style-name="P25">"Select business" click handler</text:p>
          </text:list-item>
        </text:list>
        <text:p text:style-name="Horizontal_20_Line"/>
        <text:h text:style-name="Heading_20_1" text:outline-level="1">Phase 2 — Create Popup Base Component</text:h>
        <text:p text:style-name="Text_20_body">Create a <text:span text:style-name="Strong_20_Emphasis">generic popup sheet system</text:span>.</text:p>
        <text:h text:style-name="Heading_20_3" text:outline-level="3">Example structure</text:h>
        <text:section text:style-name="Sect2" text:name="code-block-viewer">
          <text:p text:style-name="P1">popupBase</text:p>
          <text:p text:style-name="Preformatted_20_Text"><text:s/>├── overlay</text:p>
          <text:p text:style-name="Preformatted_20_Text"><text:s/>├── sheet container</text:p>
          <text:p text:style-name="Preformatted_20_Text"><text:s/>│ <text:s text:c="4"/>├── header</text:p>
          <text:p text:style-name="Preformatted_20_Text"><text:s/>│ <text:s text:c="4"/>├── body</text:p>
          <text:p text:style-name="Preformatted_20_Text"><text:s/>│ <text:s text:c="4"/>└── footer</text:p>
        </text:section>
        <text:p text:style-name="P3">Functions:</text:p>
        <text:section text:style-name="Sect2" text:name="Section1">
          <text:p text:style-name="P1"><text:bookmark text:name="code-block-viewer"/>openPopup(title, contentHTML)</text:p>
          <text:p text:style-name="Preformatted_20_Text">closePopup()</text:p>
        </text:section>
        <text:p text:style-name="P3">Responsibilities of base:</text:p>
        <text:list text:style-name="L4">
          <text:list-item>
            <text:p text:style-name="P26">render popup</text:p>
          </text:list-item>
          <text:list-item>
            <text:p text:style-name="P26">animation</text:p>
          </text:list-item>
          <text:list-item>
            <text:p text:style-name="P26">overlay</text:p>
          </text:list-item>
          <text:list-item>
            <text:p text:style-name="P26">scroll handling</text:p>
          </text:list-item>
          <text:list-item>
            <text:p text:style-name="P26">close logic</text:p>
          </text:list-item>
        </text:list>
        <text:p text:style-name="Text_20_body">No business logic.</text:p>
        <text:p text:style-name="Horizontal_20_Line"/>
        <text:h text:style-name="Heading_20_1" text:outline-level="1">Phase 3 — Convert Select Business Popup to Use Base</text:h>
        <text:p text:style-name="Text_20_body">Refactor existing popup.</text:p>
        <text:p text:style-name="Text_20_body">Instead of:</text:p>
        <text:section text:style-name="Sect2" text:name="Section2">
          <text:p text:style-name="P1"><text:bookmark text:name="code-block-viewer Copy 1"/>openSelectBusinessPopup()</text:p>
        </text:section>
        <text:p text:style-name="P3">It becomes:</text:p>
        <text:section text:style-name="Sect2" text:name="Section3">
          <text:p text:style-name="P1"><text:bookmark text:name="code-block-viewer Copy 2"/><text:soft-page-break/>openPopup("Select Business", businessListHTML)</text:p>
        </text:section>
        <text:p text:style-name="P3">Select Business will now only handle:</text:p>
        <text:list text:style-name="L5">
          <text:list-item>
            <text:p text:style-name="P27">loading businesses</text:p>
          </text:list-item>
          <text:list-item>
            <text:p text:style-name="P27">sorting by distance</text:p>
          </text:list-item>
          <text:list-item>
            <text:p text:style-name="P27">rendering cards</text:p>
          </text:list-item>
          <text:list-item>
            <text:p text:style-name="P27">returning selected business</text:p>
          </text:list-item>
        </text:list>
        <text:p text:style-name="Horizontal_20_Line"/>
        <text:h text:style-name="Heading_20_1" text:outline-level="1">Phase 4 — Add "Add Business" Button</text:h>
        <text:p text:style-name="Text_20_body">Inside the <text:span text:style-name="Strong_20_Emphasis">Select Business popup header or footer</text:span>:</text:p>
        <text:section text:style-name="Sect2" text:name="Section4">
          <text:p text:style-name="P1"><text:bookmark text:name="code-block-viewer Copy 3"/>+ Add Business</text:p>
        </text:section>
        <text:p text:style-name="P3">UX behaviour:</text:p>
        <text:list text:style-name="L6">
          <text:list-item>
            <text:p text:style-name="P28">User opens <text:span text:style-name="Strong_20_Emphasis">Select Business</text:span></text:p>
          </text:list-item>
          <text:list-item>
            <text:p text:style-name="P28">They see list</text:p>
          </text:list-item>
          <text:list-item>
            <text:p text:style-name="P28">They click <text:span text:style-name="Strong_20_Emphasis">Add Business</text:span></text:p>
          </text:list-item>
        </text:list>
        <text:p text:style-name="Text_20_body">Result:</text:p>
        <text:section text:style-name="Sect2" text:name="Section5">
          <text:p text:style-name="P1"><text:bookmark text:name="code-block-viewer Copy 4"/>Select Business sheet closes</text:p>
          <text:p text:style-name="Preformatted_20_Text">Add Business sheet opens</text:p>
        </text:section>
        <text:p text:style-name="P3">OR (cleaner UX)</text:p>
        <text:section text:style-name="Sect2" text:name="Section6">
          <text:p text:style-name="P1"><text:bookmark text:name="code-block-viewer Copy 5"/>sheet content switches to Add Business form</text:p>
        </text:section>
        <text:p text:style-name="P3">I recommend <text:span text:style-name="Strong_20_Emphasis">switching content</text:span> instead of opening a new sheet.</text:p>
        <text:p text:style-name="Horizontal_20_Line"/>
        <text:h text:style-name="Heading_20_1" text:outline-level="1">Phase 5 — Build Add Business Form</text:h>
        <text:p text:style-name="Text_20_body">Fields likely needed:</text:p>
        <text:section text:style-name="Sect2" text:name="Section7">
          <text:p text:style-name="P1"><text:bookmark text:name="code-block-viewer Copy 6"/>Business Name</text:p>
          <text:p text:style-name="Preformatted_20_Text">Address</text:p>
          <text:p text:style-name="Preformatted_20_Text">City</text:p>
          <text:p text:style-name="Preformatted_20_Text">Phone</text:p>
          <text:p text:style-name="Preformatted_20_Text">Website</text:p>
          <text:p text:style-name="Preformatted_20_Text">Category</text:p>
        </text:section>
        <text:p text:style-name="P3">Buttons:</text:p>
        <text:section text:style-name="Sect2" text:name="Section8">
          <text:p text:style-name="P1"><text:bookmark text:name="code-block-viewer Copy 7"/>Save Business</text:p>
          <text:p text:style-name="Preformatted_20_Text">Cancel</text:p>
        </text:section>
        <text:p text:style-name="P3">UX:</text:p>
        <text:section text:style-name="Sect2" text:name="Section9">
          <text:p text:style-name="P1"><text:bookmark text:name="code-block-viewer Copy 8"/>User fills form</text:p>
          <text:p text:style-name="Preformatted_20_Text">↓</text:p>
          <text:p text:style-name="Preformatted_20_Text">Save to KV</text:p>
          <text:p text:style-name="Preformatted_20_Text">↓</text:p>
          <text:p text:style-name="Preformatted_20_Text">Form closes</text:p>
          <text:p text:style-name="Preformatted_20_Text">↓</text:p>
          <text:p text:style-name="Preformatted_20_Text">Business becomes selected automatically</text:p>
        </text:section>
        <text:p text:style-name="Horizontal_20_Line"><text:soft-page-break/></text:p>
        <text:h text:style-name="Heading_20_1" text:outline-level="1">Phase 6 — Save to Cloudflare KV</text:h>
        <text:p text:style-name="Text_20_body">Worker endpoint:</text:p>
        <text:section text:style-name="Sect2" text:name="Section10">
          <text:p text:style-name="P1"><text:bookmark text:name="code-block-viewer Copy 9"/>POST /add-business</text:p>
        </text:section>
        <text:p text:style-name="P3">Body:</text:p>
        <text:section text:style-name="Sect2" text:name="Section11">
          <text:p text:style-name="P1"><text:bookmark text:name="code-block-viewer Copy 10"/>{</text:p>
          <text:p text:style-name="Preformatted_20_Text"><text:s/>name,</text:p>
          <text:p text:style-name="Preformatted_20_Text"><text:s/>address,</text:p>
          <text:p text:style-name="Preformatted_20_Text"><text:s/>lat,</text:p>
          <text:p text:style-name="Preformatted_20_Text"><text:s/>lng,</text:p>
          <text:p text:style-name="Preformatted_20_Text"><text:s/>phone,</text:p>
          <text:p text:style-name="Preformatted_20_Text"><text:s/>category</text:p>
          <text:p text:style-name="Preformatted_20_Text">}</text:p>
        </text:section>
        <text:p text:style-name="P3">Worker:</text:p>
        <text:section text:style-name="Sect2" text:name="Section12">
          <text:p text:style-name="P1"><text:bookmark text:name="code-block-viewer Copy 11"/>store in KV</text:p>
          <text:p text:style-name="Preformatted_20_Text">return id</text:p>
        </text:section>
        <text:p text:style-name="Horizontal_20_Line"/>
        <text:h text:style-name="Heading_20_1" text:outline-level="1">Phase 7 — Return Selected Business</text:h>
        <text:p text:style-name="Text_20_body">After saving:</text:p>
        <text:list text:style-name="L7">
          <text:list-item>
            <text:p text:style-name="P29">Worker returns new business id</text:p>
          </text:list-item>
          <text:list-item>
            <text:p text:style-name="P29">UI stores it as selected</text:p>
          </text:list-item>
          <text:list-item>
            <text:p text:style-name="P29">Sheet closes</text:p>
          </text:list-item>
          <text:list-item>
            <text:p text:style-name="P29">Rating screen opens</text:p>
          </text:list-item>
        </text:list>
        <text:p text:style-name="Horizontal_20_Line"/>
        <text:h text:style-name="Heading_20_1" text:outline-level="1">Final UX Flow</text:h>
        <text:section text:style-name="Sect2" text:name="Section13">
          <text:p text:style-name="P1"><text:bookmark text:name="code-block-viewer Copy 12"/>User taps "Select Business"</text:p>
          <text:p text:style-name="Preformatted_20_Text"><text:s text:c="8"/>↓</text:p>
          <text:p text:style-name="Preformatted_20_Text">Popup opens (business list)</text:p>
          <text:p text:style-name="Preformatted_20_Text">User taps "Add Business"</text:p>
          <text:p text:style-name="Preformatted_20_Text"><text:s text:c="8"/>↓</text:p>
          <text:p text:style-name="Preformatted_20_Text">Popup switches to Add Business form</text:p>
          <text:p text:style-name="Preformatted_20_Text">User enters details</text:p>
          <text:p text:style-name="Preformatted_20_Text"><text:s text:c="8"/>↓</text:p>
          <text:p text:style-name="Preformatted_20_Text">Save Business</text:p>
          <text:p text:style-name="Preformatted_20_Text">Worker writes to KV</text:p>
          <text:p text:style-name="Preformatted_20_Text"><text:s text:c="8"/>↓</text:p>
          <text:p text:style-name="Preformatted_20_Text">Business automatically selected</text:p>
          <text:p text:style-name="Preformatted_20_Text"><text:s text:c="8"/>↓</text:p>
          <text:p text:style-name="Preformatted_20_Text">Popup closes</text:p>
        </text:section>
        <text:p text:style-name="Horizontal_20_Line"/>
        <text:h text:style-name="Heading_20_1" text:outline-level="1"><text:soft-page-break/>Architecture After Refactor</text:h>
        <text:section text:style-name="Sect2" text:name="Section14">
          <text:p text:style-name="P1"><text:bookmark text:name="code-block-viewer Copy 13"/>popupBase.js</text:p>
          <text:p text:style-name="Preformatted_20_Text"><text:s text:c="3"/>openPopup()</text:p>
          <text:p text:style-name="Preformatted_20_Text"><text:s text:c="3"/>closePopup()</text:p>
          <text:p text:style-name="Preformatted_20_Text">selectBusiness.js</text:p>
          <text:p text:style-name="Preformatted_20_Text"><text:s text:c="3"/>renderBusinessList()</text:p>
          <text:p text:style-name="Preformatted_20_Text"><text:s text:c="3"/>handleSelection()</text:p>
          <text:p text:style-name="Preformatted_20_Text">addBusiness.js</text:p>
          <text:p text:style-name="Preformatted_20_Text"><text:s text:c="3"/>renderForm()</text:p>
          <text:p text:style-name="Preformatted_20_Text"><text:s text:c="3"/>saveBusiness()</text:p>
        </text:section>
        <text:p text:style-name="P3">Shared CSS:</text:p>
        <text:section text:style-name="Sect2" text:name="Section15">
          <text:p text:style-name="P1"><text:bookmark text:name="code-block-viewer Copy 14"/>popup.css</text:p>
          <text:p text:style-name="Preformatted_20_Text">buttons.css</text:p>
          <text:p text:style-name="Preformatted_20_Text">forms.css</text:p>
        </text:section>
        <text:p text:style-name="Horizontal_20_Line"/>
        <text:h text:style-name="Heading_20_1" text:outline-level="1">Critical Design Principle</text:h>
        <text:p text:style-name="Text_20_body"><text:span text:style-name="Strong_20_Emphasis">One popup system.</text:span></text:p>
        <text:p text:style-name="Text_20_body">Never:</text:p>
        <text:section text:style-name="Sect2" text:name="Section16">
          <text:p text:style-name="P1"><text:bookmark text:name="code-block-viewer Copy 15"/>selectBusinessPopup()</text:p>
          <text:p text:style-name="Preformatted_20_Text">addBusinessPopup()</text:p>
        </text:section>
        <text:p text:style-name="P3">Instead:</text:p>
        <text:section text:style-name="Sect2" text:name="Section17">
          <text:p text:style-name="P1"><text:bookmark text:name="code-block-viewer Copy 16"/>openPopup(content)</text:p>
        </text:section>
        <text:p text:style-name="P3">Everything else swaps <text:span text:style-name="Strong_20_Emphasis">content only</text:span>.</text:p>
        <text:p text:style-name="Text_20_body">This keeps the UI <text:span text:style-name="Strong_20_Emphasis">100% consistent</text:span>.</text:p>
        <text:p text:style-name="Horizontal_20_Line"/>
        <text:h text:style-name="Heading_20_1" text:outline-level="1">Estimated Build Time Today</text:h>
        <table:table table:name="Table1" table:style-name="Table1">
          <table:table-column table:style-name="Table1.A"/>
          <table:table-column table:style-name="Table1.B"/>
          <table:table-header-rows>
            <table:table-row>
              <table:table-cell table:style-name="Table1.A1" office:value-type="string">
                <text:p text:style-name="Table_20_Heading">Task</text:p>
              </table:table-cell>
              <table:table-cell table:style-name="Table1.A1" office:value-type="string">
                <text:p text:style-name="Table_20_Heading">Time</text:p>
              </table:table-cell>
            </table:table-row>
          </table:table-header-rows>
          <table:table-row>
            <table:table-cell table:style-name="Table1.A1" office:value-type="string">
              <text:p text:style-name="Table_20_Contents">Refactor popup base</text:p>
            </table:table-cell>
            <table:table-cell table:style-name="Table1.A1" office:value-type="string">
              <text:p text:style-name="Table_20_Contents">30–45 min</text:p>
            </table:table-cell>
          </table:table-row>
          <table:table-row>
            <table:table-cell table:style-name="Table1.A1" office:value-type="string">
              <text:p text:style-name="Table_20_Contents">Convert select business</text:p>
            </table:table-cell>
            <table:table-cell table:style-name="Table1.A1" office:value-type="string">
              <text:p text:style-name="Table_20_Contents">30 min</text:p>
            </table:table-cell>
          </table:table-row>
          <table:table-row>
            <table:table-cell table:style-name="Table1.A1" office:value-type="string">
              <text:p text:style-name="Table_20_Contents">Add Add Business button</text:p>
            </table:table-cell>
            <table:table-cell table:style-name="Table1.A1" office:value-type="string">
              <text:p text:style-name="Table_20_Contents">10 min</text:p>
            </table:table-cell>
          </table:table-row>
          <table:table-row>
            <table:table-cell table:style-name="Table1.A1" office:value-type="string">
              <text:p text:style-name="Table_20_Contents">Build form UI</text:p>
            </table:table-cell>
            <table:table-cell table:style-name="Table1.A1" office:value-type="string">
              <text:p text:style-name="Table_20_Contents">45 min</text:p>
            </table:table-cell>
          </table:table-row>
          <table:table-row>
            <table:table-cell table:style-name="Table1.A1" office:value-type="string">
              <text:p text:style-name="Table_20_Contents">Worker KV save</text:p>
            </table:table-cell>
            <table:table-cell table:style-name="Table1.A1" office:value-type="string">
              <text:p text:style-name="Table_20_Contents">30 min</text:p>
            </table:table-cell>
          </table:table-row>
          <table:table-row>
            <table:table-cell table:style-name="Table1.A1" office:value-type="string">
              <text:p text:style-name="Table_20_Contents">Testing</text:p>
            </table:table-cell>
            <table:table-cell table:style-name="Table1.A1" office:value-type="string">
              <text:p text:style-name="Table_20_Contents">30 min</text:p>
            </table:table-cell>
          </table:table-row>
        </table:table>
        <text:p text:style-name="Text_20_body"><text:span text:style-name="Strong_20_Emphasis">Total:</text:span> ~3 hours.</text:p>
        <text:p text:style-name="Horizontal_20_Line"/>
        <text:h text:style-name="Heading_20_1" text:outline-level="1">One Important Question Before We Proceed</text:h>
        <text:p text:style-name="Text_20_body">How should <text:span text:style-name="Strong_20_Emphasis">business location</text:span> be handled?</text:p>
        <text:p text:style-name="Text_20_body">Option A (best UX):</text:p>
        <text:section text:style-name="Sect2" text:name="Section18">
          <text:p text:style-name="P1"><text:bookmark text:name="code-block-viewer Copy 17"/><text:soft-page-break/>User types address</text:p>
          <text:p text:style-name="Preformatted_20_Text">→ we geocode</text:p>
          <text:p text:style-name="Preformatted_20_Text">→ store lat/lng</text:p>
        </text:section>
        <text:p text:style-name="P3">Option B (simple):</text:p>
        <text:section text:style-name="Sect2" text:name="Section19">
          <text:p text:style-name="P1"><text:bookmark text:name="code-block-viewer Copy 18"/>User enters name + address only</text:p>
          <text:p text:style-name="Preformatted_20_Text">(no coordinates)</text:p>
        </text:section>
        <text:p text:style-name="P3">Option C (auto):</text:p>
        <text:section text:style-name="Sect2" text:name="Section20">
          <text:p text:style-name="P1"><text:bookmark text:name="code-block-viewer Copy 19"/>Use user's current location as business location</text:p>
        </text:section>
        <text:p text:style-name="Horizontal_20_Line"/>
        <text:h text:style-name="Heading_20_1" text:outline-level="1">Also Important</text:h>
        <text:p text:style-name="Text_20_body">When the user <text:span text:style-name="Strong_20_Emphasis">adds a business</text:span>, should it:</text:p>
        <text:p text:style-name="Text_20_body">1️⃣ <text:span text:style-name="Strong_20_Emphasis">Be immediately selected automatically</text:span><text:line-break/>2️⃣ Return to <text:span text:style-name="Strong_20_Emphasis">Select Business list</text:span><text:line-break/>3️⃣ Show <text:span text:style-name="Strong_20_Emphasis">confirmation first</text:span></text:p>
        <text:p text:style-name="Text_20_body">I recommend:</text:p>
        <text:p text:style-name="Text_20_body"><text:span text:style-name="Strong_20_Emphasis">auto-select immediately</text:span>.</text:p>
        <text:p text:style-name="Horizontal_20_Line"/>
        <text:p text:style-name="Text_20_body">If you want, next I can also show:</text:p>
        <text:p text:style-name="Text_20_body"><text:span text:style-name="Strong_20_Emphasis">The exact popup architecture diagram + HTML structure</text:span><text:line-break/>before we touch the existing code. This will prevent the kind of chaos we had yesterday.</text:p>
        <text:p text:style-name="P8"/>
        <text:p text:style-name="P4">ok i now have id="addNewBtn" on select business pop up and will share code - NO1 rule today DO NOT MESS UP THE CODE STRUCTURE </text:p>
        <text:p text:style-name="Text_20_body"/>
        <text:p text:style-name="Text_20_body">Understood. 👍<text:line-break/><text:span text:style-name="Strong_20_Emphasis">Rule #1 accepted: we do NOT change structure unless explicitly planned.</text:span><text:line-break/>Today we will work <text:span text:style-name="Strong_20_Emphasis">surgically</text:span>, not rewrite anything.</text:p>
        <text:p text:style-name="Text_20_body">So the approach will be:</text:p>
        <text:h text:style-name="Heading_20_3" text:outline-level="3">What I will NOT do</text:h>
        <text:list text:style-name="L8">
          <text:list-item>
            <text:p text:style-name="P30">❌ No restructuring of your existing popup yet</text:p>
          </text:list-item>
          <text:list-item>
            <text:p text:style-name="P30">❌ No renaming functions</text:p>
          </text:list-item>
          <text:list-item>
            <text:p text:style-name="P30">❌ No moving blocks of code around</text:p>
          </text:list-item>
          <text:list-item>
            <text:p text:style-name="P30">❌ No “cleanups” or “improvements” that change behaviour</text:p>
          </text:list-item>
        </text:list>
        <text:h text:style-name="Heading_20_3" text:outline-level="3">What I WILL do</text:h>
        <text:list text:style-name="L9">
          <text:list-item>
            <text:p text:style-name="P31">✅ Read your current code first</text:p>
          </text:list-item>
          <text:list-item>
            <text:p text:style-name="P31">✅ Identify <text:span text:style-name="Strong_20_Emphasis">exact insertion points only</text:span></text:p>
          </text:list-item>
          <text:list-item>
            <text:p text:style-name="P31"><text:soft-page-break/>✅ Add the <text:span text:style-name="Strong_20_Emphasis">minimum code necessary</text:span></text:p>
          </text:list-item>
          <text:list-item>
            <text:p text:style-name="P31">✅ Keep every existing function intact</text:p>
          </text:list-item>
        </text:list>
        <text:p text:style-name="Text_20_body">Think of it like this:</text:p>
        <text:section text:style-name="Sect2" text:name="Section21">
          <text:p text:style-name="P1"><text:bookmark text:name="code-block-viewer Copy 20"/>existing system</text:p>
          <text:p text:style-name="Preformatted_20_Text"><text:s text:c="6"/>│</text:p>
          <text:p text:style-name="Preformatted_20_Text"><text:s text:c="6"/>├── Select Business popup</text:p>
          <text:p text:style-name="Preformatted_20_Text"><text:s text:c="6"/>│ <text:s text:c="6"/>└── addNewBtn <text:s/>← we hook here only</text:p>
          <text:p text:style-name="Preformatted_20_Text"><text:s text:c="6"/>│</text:p>
          <text:p text:style-name="Preformatted_20_Text"><text:s text:c="6"/>└── everything else untouched</text:p>
        </text:section>
        <text:p text:style-name="P3">The <text:span text:style-name="Strong_20_Emphasis">only thing we will add initially</text:span> is:</text:p>
        <text:section text:style-name="Sect2" text:name="Section22">
          <text:p text:style-name="P1"><text:bookmark text:name="code-block-viewer Copy 21"/>addNewBtn → openAddBusinessForm()</text:p>
        </text:section>
        <text:p text:style-name="P3">No structural changes yet.</text:p>
        <text:p text:style-name="Horizontal_20_Line"/>
        <text:h text:style-name="Heading_20_3" text:outline-level="3">Step 1 today (very small)</text:h>
        <text:p text:style-name="Text_20_body">When user presses:</text:p>
        <text:section text:style-name="Sect2" text:name="Section23">
          <text:p text:style-name="P1"><text:bookmark text:name="code-block-viewer Copy 22"/>#addNewBtn</text:p>
        </text:section>
        <text:p text:style-name="P3">We will simply open:</text:p>
        <text:section text:style-name="Sect2" text:name="Section24">
          <text:p text:style-name="P1"><text:bookmark text:name="code-block-viewer Copy 23"/>showAddBusinessForm()</text:p>
        </text:section>
        <text:p text:style-name="P3">Initially that form can even be a <text:span text:style-name="Strong_20_Emphasis">temporary placeholder screen</text:span> just to prove the flow works.</text:p>
        <text:p text:style-name="Text_20_body">Example concept (NOT final code yet):</text:p>
        <text:section text:style-name="Sect2" text:name="Section25">
          <text:p text:style-name="P1"><text:bookmark text:name="code-block-viewer Copy 24"/>Select Business popup</text:p>
          <text:p text:style-name="Preformatted_20_Text"><text:s text:c="8"/>│</text:p>
          <text:p text:style-name="Preformatted_20_Text"><text:s text:c="8"/>├── business list</text:p>
          <text:p text:style-name="Preformatted_20_Text"><text:s text:c="8"/>└── Add Business button</text:p>
          <text:p text:style-name="Preformatted_20_Text"><text:s text:c="16"/>│</text:p>
          <text:p text:style-name="Preformatted_20_Text"><text:s text:c="16"/>▼</text:p>
          <text:p text:style-name="Preformatted_20_Text"><text:s text:c="8"/>Add Business screen</text:p>
        </text:section>
        <text:p text:style-name="P3">Once that works we will:</text:p>
        <text:p text:style-name="Text_20_body">1️⃣ Build the <text:span text:style-name="Strong_20_Emphasis">Add Business form UI</text:span><text:line-break/>2️⃣ Save to <text:span text:style-name="Strong_20_Emphasis">KV via worker</text:span><text:line-break/>3️⃣ Auto-select the business<text:line-break/>4️⃣ Return to rating screen</text:p>
        <text:p text:style-name="Horizontal_20_Line"/>
        <text:h text:style-name="Heading_20_3" text:outline-level="3">What I need from you</text:h>
        <text:p text:style-name="Text_20_body">Please send <text:span text:style-name="Strong_20_Emphasis">only these parts of the code</text:span>:</text:p>
        <text:p text:style-name="Text_20_body">1️⃣ <text:span text:style-name="Strong_20_Emphasis">Select Business popup HTML</text:span></text:p>
        <text:p text:style-name="Text_20_body">The section containing:</text:p>
        <text:section text:style-name="Sect2" text:name="Section26">
          <text:p text:style-name="P1"><text:bookmark text:name="code-block-viewer Copy 25"/>id="selectBusinessPopup"</text:p>
          <text:p text:style-name="Preformatted_20_Text">id="addNewBtn"</text:p>
        </text:section>
        <text:p text:style-name="P3">2️⃣ The <text:span text:style-name="Strong_20_Emphasis">JS that opens the popup</text:span></text:p>
        <text:p text:style-name="Text_20_body">Example like:</text:p>
        <text:section text:style-name="Sect2" text:name="Section27">
          <text:p text:style-name="P1"><text:bookmark text:name="code-block-viewer Copy 26"/><text:soft-page-break/>openSelectBusinessPopup()</text:p>
        </text:section>
        <text:p text:style-name="P3">3️⃣ The <text:span text:style-name="Strong_20_Emphasis">JS that handles business selection</text:span></text:p>
        <text:p text:style-name="Text_20_body">Example like:</text:p>
        <text:section text:style-name="Sect2" text:name="Section28">
          <text:p text:style-name="P1"><text:bookmark text:name="code-block-viewer Copy 27"/>selectBusiness()</text:p>
        </text:section>
        <text:p text:style-name="Horizontal_20_Line"/>
        <text:h text:style-name="Heading_20_3" text:outline-level="3">Important</text:h>
        <text:p text:style-name="Text_20_body">I will respond with <text:span text:style-name="Strong_20_Emphasis">patch-style instructions like this</text:span>:</text:p>
        <text:section text:style-name="Sect2" text:name="Section29">
          <text:p text:style-name="P1"><text:bookmark text:name="code-block-viewer Copy 28"/>ADD THIS LINE</text:p>
        </text:section>
        <text:p text:style-name="P3">or</text:p>
        <text:section text:style-name="Sect2" text:name="Section30">
          <text:p text:style-name="P1"><text:bookmark text:name="code-block-viewer Copy 29"/>INSERT BELOW THIS LINE</text:p>
        </text:section>
        <text:p text:style-name="P3">So your <text:span text:style-name="Strong_20_Emphasis">structure stays exactly the same</text:span>.</text:p>
        <text:p text:style-name="Horizontal_20_Line"/>
        <text:p text:style-name="Text_20_body">Send the code and we’ll proceed <text:span text:style-name="Strong_20_Emphasis">carefully and slowly</text:span>.</text:p>
        <text:p text:style-name="P8"/>
        <text:p text:style-name="P4">&lt;!DOCTYPE html&gt; &lt;!-- retrieved from feb10814 at 0823 after a disaster bulk chasge--&gt; &lt;html lang="en"&gt; &lt;head&gt; &lt;meta charset="UTF-8"&gt; &lt;meta name="viewport" content="width=device-width, initial-scale=1.0"&gt; &lt;link rel="stylesheet" href="styles.css"&gt; &lt;title&gt;Rate Me&lt;/title&gt; &lt;!-- Load the main JS module --&gt; &lt;!-- s cript type="module" src="/js/main.js"&gt;&lt;/scr ipt --&gt; &lt;!-- JS files structure: /js main.js businessUI.js ratingsUI.js user.js geoUtils.js --&gt; &lt;/head&gt; &lt;body&gt; &lt;div id="apptitleWrapper"&gt; &lt;span class="small-label"&gt;VER 0.01&lt;/span&gt; &lt;h1 class="app-title"&gt;😡 RateMe 😄&lt;/h1&gt; &lt;span class="tiny-label" &gt;19-03-26&lt;/span&gt; &lt;/div&gt; &lt;!-- Business Selector pop up sheet --&gt; &lt;div id="businessSelector"&gt; &lt;div id="selectedBusiness"&gt; &lt;div class="biz-name"&gt;☕ Johns Coffee&lt;/div&gt; &lt;div class="biz-location"&gt;Queen Street&lt;/div&gt; &lt;/div&gt; &lt;div class="biz-arrow"&gt;⌄⌄&lt;/div&gt; &lt;/div&gt; &lt;!-- Favorites - Horizontal scrolling Business Cards --&gt; &lt;label for="businessContainer"&gt;Favourites:&lt;/label&gt; &lt;div id="businessContainer"&gt;&lt;/div&gt; &lt;!-- Rating Form --&gt; &lt;div id="loginContainer"&gt; &lt;!-- &lt;div id="usernameWrapper"&gt; &lt;label for="usernameInput"&gt;USER:&lt;/label&gt; &lt;input type="text" id="usernameInput" placeholder="Username"&gt; &lt;/div&gt; --&gt; &lt;div id="usernameWrapper"&gt; &lt;div class="input-prefix"&gt;User:&lt;/div&gt; &lt;input type="text" id="usernameInput" placeholder="Username"&gt; &lt;/div&gt; &lt;div id="buttonsWrapper"&gt; &lt;button id="reRegisterBtn"&gt;Register&lt;/button&gt; &lt;button id="loginBtn"&gt;&amp;nbsp;&amp;nbsp;Login&amp;nbsp;&amp;nbsp;&lt;/button&gt; &lt;/div&gt; &lt;/div&gt; &lt;style&gt; &lt;/style&gt; &lt;form id="ratingForm"&gt; &lt;label&gt;Rating&lt;/label&gt; &lt;div id="starRating" class="emoji-rating"&gt; &lt;button type="button" class="emoji-btn" data-value="1" aria-label="Very bad"&gt;😡&lt;/button&gt; &lt;button type="button" class="emoji-btn" data-value="2" aria-label="Bad"&gt;😞&lt;/button&gt; &lt;button type="button" class="emoji-btn" data-value="3" aria-label="Neutral"&gt;😐&lt;/button&gt; &lt;button type="button" class="emoji-btn" data-value="4" aria-label="Good"&gt;🙂&lt;/button&gt; &lt;button type="button" class="emoji-btn" data-value="5" aria-label="Excellent"&gt;😄&lt;/button&gt; &lt;/div&gt; &lt;!-- Star display (driven by emoji selection) --&gt; &lt;div id="starDisplay"&gt; &lt;span class="star" data-value="1"&gt;★&lt;/span&gt; &lt;span class="star" data-value="2"&gt;★&lt;/span&gt; &lt;span class="star" data-value="3"&gt;★&lt;/span&gt; &lt;span class="star" data-value="4"&gt;★&lt;/span&gt; &lt;span class="star" data-value="5"&gt;★&lt;/span&gt; &lt;/div&gt; &lt;div class="comment-header"&gt; &lt;label for="comment"&gt;Comment&lt;/label&gt; &lt;button id="submitBtn"&gt;Submit&lt;/button&gt; &lt;/div&gt; &lt;div class="comment-wrapper"&gt; &lt;textarea id="comment" rows="3"&gt;&lt;/textarea&gt; &lt;/div&gt; &lt;/form&gt; &lt;!-- <text:soft-page-break/>All Ratings List --&gt; &lt;div id="ratingsContainer"&gt; &lt;h2 class="ratings-title"&gt;All Ratings&lt;/h2&gt; &lt;div id="ratingsList"&gt;&lt;/div&gt; &lt;/div&gt; &lt;!-- Business Bottom Sheet --&gt; &lt;div id="businessSheet"&gt; &lt;div class="sheet-handle"&gt;&lt;/div&gt; &lt;!-- Flex row for label + button --&gt; &lt;div id="sheetHeaderRow"&gt; &lt;h2&gt;Select Business&lt;/h2&gt; &lt;button id="addNewBtn"&gt;Add New&lt;/button&gt; &lt;button id="nearMeBtn"&gt;📍 Near Me&lt;/button&gt; &lt;/div&gt; &lt;!-- &lt;h2&gt;Select Business&lt;/h2&gt; --&gt; &lt;input type="text" id="businessSearch" placeholder="Search businesses..."&gt; &lt;!-- &lt;button id="nearMeBtn"&gt;📍 Near Me&lt;/button&gt; --&gt; &lt;div id="gpsDisplay" style="margin-bottom: 0.5rem; font-size: 0.85rem; color: #333;"&gt; Current location: unknown &lt;/div&gt; &lt;div id="businessList"&gt;&lt;/div&gt; &lt;/div&gt; &lt;!-- Load JS at the end, after all elements exist --&gt; &lt;script src="script.js"&gt;&lt;/script&gt; &lt;/body&gt; &lt;/html&gt; </text:p>
        <text:p text:style-name="Text_20_body"/>
        <text:p text:style-name="Text_20_body">Good — thanks for sending the HTML. I will <text:span text:style-name="Strong_20_Emphasis">not change the structure</text:span>. We will only <text:span text:style-name="Strong_20_Emphasis">attach behaviour to the button you already created</text:span>:</text:p>
        <text:section text:style-name="Sect2" text:name="Section31">
          <text:p text:style-name="P1"><text:bookmark text:name="code-block-viewer Copy 30"/>id="addNewBtn"</text:p>
        </text:section>
        <text:p text:style-name="P3">No DOM restructuring, no renaming, no movement of elements.</text:p>
        <text:p text:style-name="Horizontal_20_Line"/>
        <text:h text:style-name="Heading_20_1" text:outline-level="1">What We Do First (Small Safe Step)</text:h>
        <text:p text:style-name="Text_20_body">Right now your page has:</text:p>
        <text:section text:style-name="Sect2" text:name="Section32">
          <text:p text:style-name="P1"><text:bookmark text:name="code-block-viewer Copy 31"/>#businessSheet</text:p>
          <text:p text:style-name="Preformatted_20_Text"><text:s text:c="3"/>├─ header</text:p>
          <text:p text:style-name="Preformatted_20_Text"><text:s text:c="3"/>│ <text:s text:c="2"/>├─ Add New</text:p>
          <text:p text:style-name="Preformatted_20_Text"><text:s text:c="3"/>│ <text:s text:c="2"/>└─ Near Me</text:p>
          <text:p text:style-name="Preformatted_20_Text"><text:s text:c="3"/>├─ search</text:p>
          <text:p text:style-name="Preformatted_20_Text"><text:s text:c="3"/>├─ gps display</text:p>
          <text:p text:style-name="Preformatted_20_Text"><text:s text:c="3"/>└─ businessList</text:p>
        </text:section>
        <text:p text:style-name="P3">When the user presses <text:span text:style-name="Strong_20_Emphasis">Add New</text:span>, we will simply <text:span text:style-name="Strong_20_Emphasis">switch the content area to an Add Business form</text:span>.</text:p>
        <text:p text:style-name="Text_20_body">We will <text:span text:style-name="Strong_20_Emphasis">NOT open another popup</text:span>.</text:p>
        <text:p text:style-name="Text_20_body">This preserves your sheet architecture.</text:p>
        <text:p text:style-name="Horizontal_20_Line"/>
        <text:h text:style-name="Heading_20_1" text:outline-level="1">UX Flow</text:h>
        <text:section text:style-name="Sect2" text:name="Section33">
          <text:p text:style-name="P1"><text:bookmark text:name="code-block-viewer Copy 32"/>User opens business sheet</text:p>
          <text:p text:style-name="Preformatted_20_Text"><text:s text:c="8"/>↓</text:p>
          <text:p text:style-name="Preformatted_20_Text">Business list appears</text:p>
          <text:p text:style-name="Preformatted_20_Text"><text:s text:c="8"/>↓</text:p>
          <text:p text:style-name="Preformatted_20_Text">User clicks "Add New"</text:p>
          <text:p text:style-name="Preformatted_20_Text"><text:s text:c="8"/>↓</text:p>
          <text:p text:style-name="Preformatted_20_Text">Business list area changes to form</text:p>
          <text:p text:style-name="Preformatted_20_Text"><text:s text:c="8"/>↓</text:p>
          <text:p text:style-name="Preformatted_20_Text">User enters data</text:p>
          <text:p text:style-name="Preformatted_20_Text"><text:s text:c="8"/>↓</text:p>
          <text:p text:style-name="Preformatted_20_Text">Save → KV</text:p>
          <text:p text:style-name="Preformatted_20_Text"><text:s text:c="8"/>↓</text:p>
          <text:p text:style-name="Preformatted_20_Text">Business becomes selected</text:p>
          <text:p text:style-name="Preformatted_20_Text"><text:soft-page-break/><text:s text:c="8"/>↓</text:p>
          <text:p text:style-name="Preformatted_20_Text">Sheet closes</text:p>
        </text:section>
        <text:p text:style-name="Horizontal_20_Line"/>
        <text:h text:style-name="Heading_20_1" text:outline-level="1">Step 1 — Add JS Hook (SAFE)</text:h>
        <text:p text:style-name="Text_20_body">Open <text:span text:style-name="Strong_20_Emphasis">script.js</text:span></text:p>
        <text:p text:style-name="Text_20_body">Find the <text:span text:style-name="Strong_20_Emphasis">bottom of the file</text:span> and add:</text:p>
        <text:section text:style-name="Sect2" text:name="Section34">
          <text:p text:style-name="P1"><text:bookmark text:name="code-block-viewer Copy 33"/>// Add Business button handler</text:p>
          <text:p text:style-name="Preformatted_20_Text">document.getElementById("addNewBtn").addEventListener("click", showAddBusinessForm);</text:p>
          <text:p text:style-name="Preformatted_20_Text">function showAddBusinessForm() {</text:p>
          <text:p text:style-name="Preformatted_20_Text"><text:s text:c="2"/>const list = document.getElementById("businessList");</text:p>
          <text:p text:style-name="Preformatted_20_Text"><text:s text:c="2"/>list.innerHTML = `</text:p>
          <text:p text:style-name="Preformatted_20_Text"><text:s text:c="4"/>&lt;div id="addBusinessForm"&gt;</text:p>
          <text:p text:style-name="Preformatted_20_Text"><text:s text:c="6"/>&lt;input type="text" id="newBizName" placeholder="Business name"&gt;</text:p>
          <text:p text:style-name="Preformatted_20_Text"><text:s text:c="6"/>&lt;input type="text" id="newBizAddress" placeholder="Street address"&gt;</text:p>
          <text:p text:style-name="Preformatted_20_Text"><text:s text:c="6"/>&lt;input type="text" id="newBizCity" placeholder="City"&gt;</text:p>
          <text:p text:style-name="Preformatted_20_Text"><text:s text:c="6"/>&lt;div style="margin-top:10px;"&gt;</text:p>
          <text:p text:style-name="Preformatted_20_Text"><text:s text:c="8"/>&lt;button id="saveBusinessBtn"&gt;Save Business&lt;/button&gt;</text:p>
          <text:p text:style-name="Preformatted_20_Text"><text:s text:c="8"/>&lt;button id="cancelAddBusinessBtn"&gt;Cancel&lt;/button&gt;</text:p>
          <text:p text:style-name="Preformatted_20_Text"><text:s text:c="6"/>&lt;/div&gt;</text:p>
          <text:p text:style-name="Preformatted_20_Text"><text:s text:c="4"/>&lt;/div&gt;</text:p>
          <text:p text:style-name="Preformatted_20_Text"><text:s text:c="2"/>`;</text:p>
          <text:p text:style-name="Preformatted_20_Text">}</text:p>
        </text:section>
        <text:p text:style-name="Horizontal_20_Line"/>
        <text:h text:style-name="Heading_20_1" text:outline-level="1">What This Does</text:h>
        <text:p text:style-name="Text_20_body">Pressing <text:span text:style-name="Strong_20_Emphasis">Add New</text:span> will now replace:</text:p>
        <text:section text:style-name="Sect2" text:name="Section35">
          <text:p text:style-name="P1"><text:bookmark text:name="code-block-viewer Copy 34"/>#businessList</text:p>
        </text:section>
        <text:p text:style-name="P3">with:</text:p>
        <text:section text:style-name="Sect2" text:name="Section36">
          <text:p text:style-name="P1"><text:bookmark text:name="code-block-viewer Copy 35"/>Business Name</text:p>
          <text:p text:style-name="Preformatted_20_Text">Address</text:p>
          <text:p text:style-name="Preformatted_20_Text">City</text:p>
          <text:p text:style-name="Preformatted_20_Text">Save / Cancel</text:p>
        </text:section>
        <text:p text:style-name="P3">This keeps your <text:span text:style-name="Strong_20_Emphasis">bottom sheet exactly the same</text:span>.</text:p>
        <text:p text:style-name="Text_20_body">We are <text:span text:style-name="Strong_20_Emphasis">only swapping the content area</text:span>.</text:p>
        <text:p text:style-name="Horizontal_20_Line"/>
        <text:h text:style-name="Heading_20_1" text:outline-level="1">Step 2 (Next After You Confirm)</text:h>
        <text:p text:style-name="Text_20_body">Next we will add:</text:p>
        <text:section text:style-name="Sect2" text:name="Section37">
          <text:p text:style-name="P1"><text:bookmark text:name="code-block-viewer Copy 36"/>Cancel button → restore business list</text:p>
          <text:p text:style-name="Preformatted_20_Text">Save button → send to worker KV</text:p>
        </text:section>
        <text:p text:style-name="P3">But <text:span text:style-name="Strong_20_Emphasis">do not do that yet</text:span> — first confirm the button opens the form.</text:p>
        <text:p text:style-name="Horizontal_20_Line"/>
        <text:h text:style-name="Heading_20_1" text:outline-level="1"><text:soft-page-break/>Why This Is Safe</text:h>
        <text:p text:style-name="Text_20_body">We did <text:span text:style-name="Strong_20_Emphasis">not modify</text:span>:</text:p>
        <text:list text:style-name="L10">
          <text:list-item>
            <text:p text:style-name="P32"><text:span text:style-name="Source_20_Text">businessSheet</text:span></text:p>
          </text:list-item>
          <text:list-item>
            <text:p text:style-name="P32"><text:span text:style-name="Source_20_Text">sheetHeaderRow</text:span></text:p>
          </text:list-item>
          <text:list-item>
            <text:p text:style-name="P32"><text:span text:style-name="Source_20_Text">businessSearch</text:span></text:p>
          </text:list-item>
          <text:list-item>
            <text:p text:style-name="P32"><text:span text:style-name="Source_20_Text">nearMeBtn</text:span></text:p>
          </text:list-item>
          <text:list-item>
            <text:p text:style-name="P32"><text:span text:style-name="Source_20_Text">gpsDisplay</text:span></text:p>
          </text:list-item>
          <text:list-item>
            <text:p text:style-name="P32">existing list logic</text:p>
          </text:list-item>
        </text:list>
        <text:p text:style-name="Text_20_body">We only touched:</text:p>
        <text:section text:style-name="Sect2" text:name="Section38">
          <text:p text:style-name="P1"><text:bookmark text:name="code-block-viewer Copy 37"/>#businessList</text:p>
        </text:section>
        <text:p text:style-name="P3">which is already the <text:span text:style-name="Strong_20_Emphasis">dynamic container</text:span>.</text:p>
        <text:p text:style-name="Horizontal_20_Line"/>
        <text:h text:style-name="Heading_20_1" text:outline-level="1">Next Thing I Need</text:h>
        <text:p text:style-name="Text_20_body">Next I need to see <text:span text:style-name="Strong_20_Emphasis">your script.js</text:span> because I want to:</text:p>
        <text:list text:style-name="L11">
          <text:list-item>
            <text:p text:style-name="P33">Reuse your <text:span text:style-name="Strong_20_Emphasis">existing loadBusinesses()</text:span></text:p>
          </text:list-item>
          <text:list-item>
            <text:p text:style-name="P33">Make <text:span text:style-name="Strong_20_Emphasis">Cancel restore the list</text:span></text:p>
          </text:list-item>
          <text:list-item>
            <text:p text:style-name="P33">Avoid breaking your sorting code.</text:p>
          </text:list-item>
        </text:list>
        <text:p text:style-name="Text_20_body">Send <text:span text:style-name="Source_20_Text">script.js</text:span> and we’ll continue <text:span text:style-name="Strong_20_Emphasis">carefully</text:span>.</text:p>
        <text:p text:style-name="P8"/>
        <text:p text:style-name="P4">/* ======== 1 Variables ======== */ let businesses = []; let currentBusiness = null; let selectedRating = 0; let currentUser = null; let userLat = null; let userLng = null; let currentList = []; // to preserve sorting /* ======== 2 DOM References ======== */ const businessContainer = document.getElementById('businessContainer'); const ratingsList = document.getElementById('ratingsList'); const form = document.getElementById('ratingForm'); const commentInput = document.getElementById('comment'); const emojiBtns = document.querySelectorAll('.emoji-btn'); const stars = document.querySelectorAll('.star'); const sheet = document.getElementById('businessSheet'); const selector = document.getElementById('businessSelector'); const businessList = document.getElementById('businessList'); const selectedBizName = document.querySelector('.biz-name'); const selectedBizLocation = document.querySelector('.biz-location'); const gpsDisplay = document.getElementById("gpsDisplay"); const usernameInput = document.getElementById('usernameInput'); /* ======== 3 Load Businesses ======== */ async function loadBusinesses() { try { const res = await fetch('/api/businesses'); businesses = await res.json(); currentList = [...businesses]; if (businesses.length) { currentBusiness = localStorage.getItem('lastBusiness') || String(businesses[0].id); } renderBusinessCards(); renderBusinessList(currentList); if (currentBusiness) selectBusiness(currentBusiness, false); } catch <text:soft-page-break/>(err) { console.error("Failed to load businesses:", err); } } /* ======== 4 Render Business Cards ======== */ const cardsWrapper = document.createElement('div'); cardsWrapper.className = 'cards-wrapper'; businessContainer.appendChild(cardsWrapper); function renderBusinessCards() { cardsWrapper.innerHTML = ''; businesses.forEach(b =&gt; { const card = document.createElement('div'); card.className = 'business-card'; card.dataset.id = String(b.id); const name = document.createElement('div'); name.className = 'name'; name.textContent = b.name; card.appendChild(name); card.addEventListener('click', () =&gt; selectBusiness(String(b.id))); cardsWrapper.appendChild(card); }); } /* ======== 5 Render Business List (with distance) ======== */ function renderBusinessList(list = currentList) { businessList.innerHTML = ""; if (!list.length) { businessList.innerHTML = '&lt;div class="business-row"&gt;&lt;em&gt;No businesses found&lt;/em&gt;&lt;/div&gt;'; return; } list.forEach(b =&gt; { const row = document.createElement('div'); row.className = 'business-row'; // Distance display let distanceText = ''; if (userLat != null &amp;&amp; userLng != null &amp;&amp; b.lat != null &amp;&amp; b.lng != null) { const meters = getDistance(userLat, userLng, b.lat, b.lng); distanceText = <text:span text:style-name="Source_20_Text">• ${(meters/1000).toFixed(2)} km</text:span>; } row.innerHTML = &lt;div class="name"&gt;☕ ${b.name}&lt;/div&gt; &lt;div class="location"&gt;${b.location}${distanceText}&lt;/div&gt; <text:span text:style-name="Source_20_Text">; </text:span>row.addEventListener('click', () =&gt; selectBusiness(String(b.id))); businessList.appendChild(row); }); } /* ======== 6 Open / Close Sheet (with 22mm offset) ======== */ function openSheet() { renderBusinessList(currentList); // keep your current sorting document.body.classList.add('sheet-open'); } function closeSheet() { document.body.classList.remove('sheet-open'); } selector.addEventListener('click', openSheet); sheet.addEventListener('click', e =&gt; { if (e.target === sheet) closeSheet(); }); // const sheet = document.getElementById('businessSheet'); const searchBox = document.getElementById('businessSearch'); const nearMeBtn = document.getElementById('nearMeBtn'); sheet.addEventListener('click', (e) =&gt; { // Get the Y position of the search box const searchTop = searchBox.getBoundingClientRect().top; // Only close if click is **above the search box** and NOT the Near Me button if (e.target !== searchBox &amp;&amp; e.target !== nearMeBtn &amp;&amp; e.target !== addNewBtn &amp;&amp; e.clientY &lt; searchTop) { closeSheet(); } }); /* ======== 7 Select Business ======== */ function selectBusiness(id, close = true) { const biz = businesses.find(b =&gt; String(b.id) === String(id)); if (!biz) return; currentBusiness = String(biz.id); localStorage.setItem('lastBusiness', currentBusiness); selectedBizName.textContent = <text:span text:style-name="Source_20_Text">☕ ${biz.name}</text:span>; selectedBizLocation.textContent = biz.location; document.querySelectorAll('.business-card').forEach(card =&gt; { card.classList.toggle('selected', card.dataset.id === currentBusiness); }); fetchRatings(); if (close) closeSheet(); } /* ======== 8 Emoji / Star Rating ======== */ emojiBtns.forEach(btn =&gt; btn.addEventListener('click', e =&gt; { e.preventDefault(); selectedRating = parseInt(btn.dataset.value); emojiBtns.forEach(b =&gt; b.classList.toggle('selected', b.dataset.value == selectedRating)); stars.forEach(s =&gt; s.classList.toggle('selected', s.dataset.value &lt;= selectedRating)); })); /* ======== 9 Fetch Ratings ======== */ async function fetchRatings() { if (!currentBusiness) return; try { const res = await fetch(<text:span text:style-name="Source_20_Text">/api/ratings?businessId=${encodeURIComponent(currentBusiness)}</text:span>); const ratings = await res.json(); if (!Array.isArray(ratings)) throw new Error("Ratings fetch failed"); ratingsList.innerHTML = ratings.length ? "" : "&lt;p&gt;No ratings yet for this business.&lt;/p&gt;"; ratings.forEach(r =&gt; { const div = document.createElement('div'); div.className = 'rating-card'; div.innerHTML = &lt;div class="stars-display"&gt;${'★'.repeat(r.rating)}${'☆'.repeat(5 - r.rating)}&lt;/div&gt; &lt;div&gt;&lt;strong&gt;${r.username} @ ${r.businessName || selectedBizName.textContent}&lt;/strong&gt;&lt;/div&gt; &lt;div&gt;${r.comment || '&lt;em&gt;No <text:soft-page-break/>comment&lt;/em&gt;'}&lt;/div&gt; &lt;div class="timestamp"&gt;${new Date(r.timestamp).toLocaleString()}&lt;/div&gt; <text:span text:style-name="Source_20_Text">; </text:span>ratingsList.insertBefore(div, ratingsList.firstChild); }); } catch (err) { console.error(err); ratingsList.innerHTML = "&lt;p&gt;Error loading ratings.&lt;/p&gt;"; } } /* ======== 10 Submit Rating ======== */ form.addEventListener('submit', async e =&gt; { e.preventDefault(); if (!currentUser) return alert('Please log in first'); if (!currentUser.email || !currentUser.phone) return alert("Profile incomplete. Re-register."); if (!currentBusiness) return alert('Please select a business'); if (!selectedRating) return alert('Please select a rating'); const comment = commentInput.value.trim(); const timestamp = new Date().toISOString(); try { await fetch(<text:span text:style-name="Source_20_Text">/api/ratings?businessId=${encodeURIComponent(currentBusiness)}</text:span>, { method: 'POST', headers: { 'Content-Type': 'application/json' }, body: JSON.stringify({ rating: selectedRating, comment, username: currentUser.username, email: currentUser.email, phone: currentUser.phone, timestamp }) }); commentInput.value = ''; selectedRating = 0; emojiBtns.forEach(b =&gt; b.classList.remove('selected')); stars.forEach(s =&gt; s.classList.remove('selected')); fetchRatings(); } catch (err) { console.error(err); alert('Failed to submit rating.'); } }); /* ======== 11 Near Me Location &amp; Auto-Sort ======== */ function getCurrentLocationAndSort() { if (!navigator.geolocation) return alert("Geolocation not supported"); navigator.geolocation.getCurrentPosition(pos =&gt; { userLat = pos.coords.latitude; userLng = pos.coords.longitude; gpsDisplay.textContent = <text:span text:style-name="Source_20_Text">Current location: ${userLat.toFixed(6)}, ${userLng.toFixed(6)}</text:span>; // Sort businesses by distance (closest first) currentList = [...businesses].sort((a, b) =&gt; { if (a.lat == null || a.lng == null) return 1; // put unknown coords at end if (b.lat == null || b.lng == null) return -1; return getDistance(userLat, userLng, a.lat, a.lng) - getDistance(userLat, userLng, b.lat, b.lng); }); renderBusinessList(currentList); }, err =&gt; alert("Failed to get location: " + err.message), { enableHighAccuracy: true }); } /* ======== 12 Haversine Distance ======== */ function getDistance(lat1, lon1, lat2, lon2) { const R = 6371e3; // meters const φ1 = lat1 * Math.PI/180, φ2 = lat2 * Math.PI/180; const Δφ = (lat2-lat1)*Math.PI/180, Δλ = (lon2-lon1)*Math.PI/180; const a = Math.sin(Δφ/2)**2 + Math.cos(φ1)*Math.cos(φ2)*Math.sin(Δλ/2)**2; const c = 2 * Math.atan2(Math.sqrt(a), Math.sqrt(1-a)); return R * c; } nearMeBtn.addEventListener("click", getCurrentLocationAndSort); /* ======== 13 User Fetch &amp; Init ======== */ async function fetchUser(firstTimeName=null) { let url = "/api/users"; if (!currentUser &amp;&amp; firstTimeName) url += <text:span text:style-name="Source_20_Text">?username=${encodeURIComponent(firstTimeName)}</text:span>; const res = await fetch(url); const user = await res.json(); if (!currentUser || !currentUser.email) currentUser = user; return user; } async function fetchUserCreation({username,email,phone}) { const res = await fetch(<text:span text:style-name="Source_20_Text">/api/users?username=${encodeURIComponent(username)}</text:span>, { method:'POST', headers:{'Content-Type':'application/json'}, body:JSON.stringify({username,email,phone}) }); return await res.json(); } async function init() { try { let user = await fetchUser(); if (!user.username) { const username = prompt("Enter your username:"); const email = prompt("Enter your email:"); const phone = prompt("Enter your phone number:"); user = await fetchUserCreation({username,email,phone}); } currentUser = user; if (usernameInput) usernameInput.value = currentUser.username; console.log("Logged in as:", currentUser.username); await loadBusinesses(); } catch(err){ console.error("Login/init error:",err); } } init(); /* ======== 14 Re-register ======== */ document.getElementById('reRegisterBtn').addEventListener('click', async () =&gt; { currentUser = null; document.cookie = "rateme_user=; Path=/; Max-Age=0"; const username = prompt("Enter <text:soft-page-break/>username:"); const email = prompt("Enter email:"); const phone = prompt("Enter phone:"); currentUser = await fetchUserCreation({username,email,phone}); if (usernameInput) usernameInput.value = currentUser.username; console.log("Re-registered as:", currentUser); await loadBusinesses(); // refresh cards &amp; list fetchRatings(); });</text:p>
        <text:p text:style-name="Text_20_body"/>
        <text:p text:style-name="Text_20_body">Good — thanks. I read your <text:span text:style-name="Strong_20_Emphasis">entire script.js</text:span> carefully.<text:line-break/>We will <text:span text:style-name="Strong_20_Emphasis">not change any structure or existing functions</text:span>.</text:p>
        <text:p text:style-name="Text_20_body">We will only:</text:p>
        <text:list text:style-name="L12">
          <text:list-item>
            <text:p text:style-name="P34">Add <text:span text:style-name="Strong_20_Emphasis">one DOM reference</text:span></text:p>
          </text:list-item>
          <text:list-item>
            <text:p text:style-name="P34">Add <text:span text:style-name="Strong_20_Emphasis">one event handler</text:span></text:p>
          </text:list-item>
          <text:list-item>
            <text:p text:style-name="P34">Add <text:span text:style-name="Strong_20_Emphasis">one small function</text:span></text:p>
          </text:list-item>
        </text:list>
        <text:p text:style-name="Text_20_body">Nothing else touched.</text:p>
        <text:p text:style-name="Horizontal_20_Line"/>
        <text:h text:style-name="Heading_20_1" text:outline-level="1">1️⃣ Add DOM reference (Section 2)</text:h>
        <text:p text:style-name="Text_20_body">In your <text:span text:style-name="Strong_20_Emphasis">DOM references section</text:span> add this line:</text:p>
        <text:section text:style-name="Sect2" text:name="Section39">
          <text:p text:style-name="P1"><text:bookmark text:name="code-block-viewer Copy 38"/>const addNewBtn = document.getElementById('addNewBtn');</text:p>
        </text:section>
        <text:p text:style-name="P3">Place it <text:span text:style-name="Strong_20_Emphasis">right after</text:span>:</text:p>
        <text:section text:style-name="Sect2" text:name="Section40">
          <text:p text:style-name="P1"><text:bookmark text:name="code-block-viewer Copy 39"/>const gpsDisplay = document.getElementById("gpsDisplay");</text:p>
        </text:section>
        <text:p text:style-name="P3">So it becomes:</text:p>
        <text:section text:style-name="Sect2" text:name="Section41">
          <text:p text:style-name="P1"><text:bookmark text:name="code-block-viewer Copy 40"/>const gpsDisplay = document.getElementById("gpsDisplay");</text:p>
          <text:p text:style-name="Preformatted_20_Text">const addNewBtn = document.getElementById('addNewBtn');</text:p>
          <text:p text:style-name="Preformatted_20_Text">const usernameInput = document.getElementById('usernameInput');</text:p>
        </text:section>
        <text:p text:style-name="P3">This is required because you already reference <text:span text:style-name="Source_20_Text">addNewBtn</text:span> here:</text:p>
        <text:section text:style-name="Sect2" text:name="Section42">
          <text:p text:style-name="P1"><text:bookmark text:name="code-block-viewer Copy 41"/>e.target !== addNewBtn</text:p>
        </text:section>
        <text:p text:style-name="P3">so this actually <text:span text:style-name="Strong_20_Emphasis">fixes a silent bug</text:span> too.</text:p>
        <text:p text:style-name="Horizontal_20_Line"/>
        <text:h text:style-name="Heading_20_1" text:outline-level="1">2️⃣ Add button handler</text:h>
        <text:p text:style-name="Text_20_body">Scroll to the <text:span text:style-name="Strong_20_Emphasis">very bottom of the file</text:span><text:line-break/>(after the re-register code)</text:p>
        <text:p text:style-name="Text_20_body">Add:</text:p>
        <text:section text:style-name="Sect2" text:name="Section43">
          <text:p text:style-name="P1"><text:bookmark text:name="code-block-viewer Copy 42"/>/* ======== 15 Add Business Form ======== */</text:p>
          <text:p text:style-name="Preformatted_20_Text">addNewBtn.addEventListener("click", showAddBusinessForm);</text:p>
          <text:p text:style-name="Preformatted_20_Text">function showAddBusinessForm() {</text:p>
          <text:p text:style-name="Preformatted_20_Text"><text:s text:c="2"/>businessList.innerHTML = `</text:p>
          <text:p text:style-name="Preformatted_20_Text"><text:s text:c="2"/></text:p>
          <text:p text:style-name="Preformatted_20_Text"><text:s text:c="4"/>&lt;div id="addBusinessForm"&gt;</text:p>
          <text:p text:style-name="Preformatted_20_Text"><text:s text:c="6"/>&lt;input type="text" id="newBizName" placeholder="Business name"&gt;</text:p>
          <text:p text:style-name="Preformatted_20_Text"><text:s text:c="6"/>&lt;input type="text" id="newBizLocation" placeholder="Location"&gt;</text:p>
          <text:p text:style-name="Preformatted_20_Text"><text:s text:c="6"/>&lt;div style="margin-top:10px;"&gt;</text:p>
          <text:p text:style-name="Preformatted_20_Text"><text:soft-page-break/><text:s text:c="8"/>&lt;button id="saveBusinessBtn"&gt;Save Business&lt;/button&gt;</text:p>
          <text:p text:style-name="Preformatted_20_Text"><text:s text:c="8"/>&lt;button id="cancelAddBusinessBtn"&gt;Cancel&lt;/button&gt;</text:p>
          <text:p text:style-name="Preformatted_20_Text"><text:s text:c="6"/>&lt;/div&gt;</text:p>
          <text:p text:style-name="Preformatted_20_Text"><text:s text:c="4"/>&lt;/div&gt;</text:p>
          <text:p text:style-name="Preformatted_20_Text"><text:s text:c="2"/>`;</text:p>
          <text:p text:style-name="Preformatted_20_Text"><text:s text:c="2"/>document.getElementById("cancelAddBusinessBtn").addEventListener("click", () =&gt; {</text:p>
          <text:p text:style-name="Preformatted_20_Text"><text:s text:c="6"/>renderBusinessList(currentList);</text:p>
          <text:p text:style-name="Preformatted_20_Text"><text:s text:c="2"/>});</text:p>
          <text:p text:style-name="Preformatted_20_Text">}</text:p>
        </text:section>
        <text:p text:style-name="Horizontal_20_Line"/>
        <text:h text:style-name="Heading_20_1" text:outline-level="1">3️⃣ What this does</text:h>
        <text:p text:style-name="Text_20_body">When the user presses:</text:p>
        <text:section text:style-name="Sect2" text:name="Section44">
          <text:p text:style-name="P1"><text:bookmark text:name="code-block-viewer Copy 43"/>Add New</text:p>
        </text:section>
        <text:p text:style-name="P3">This area:</text:p>
        <text:section text:style-name="Sect2" text:name="Section45">
          <text:p text:style-name="P1"><text:bookmark text:name="code-block-viewer Copy 44"/>#businessList</text:p>
        </text:section>
        <text:p text:style-name="P3">temporarily becomes:</text:p>
        <text:section text:style-name="Sect2" text:name="Section46">
          <text:p text:style-name="P1"><text:bookmark text:name="code-block-viewer Copy 45"/>Business name</text:p>
          <text:p text:style-name="Preformatted_20_Text">Location</text:p>
          <text:p text:style-name="Preformatted_20_Text">Save Business</text:p>
          <text:p text:style-name="Preformatted_20_Text">Cancel</text:p>
        </text:section>
        <text:p text:style-name="P3">Pressing <text:span text:style-name="Strong_20_Emphasis">Cancel</text:span> restores:</text:p>
        <text:section text:style-name="Sect2" text:name="Section47">
          <text:p text:style-name="P1"><text:bookmark text:name="code-block-viewer Copy 46"/>renderBusinessList(currentList)</text:p>
        </text:section>
        <text:p text:style-name="P3">which means your:</text:p>
        <text:list text:style-name="L13">
          <text:list-item>
            <text:p text:style-name="P35">search</text:p>
          </text:list-item>
          <text:list-item>
            <text:p text:style-name="P35">distance sorting</text:p>
          </text:list-item>
          <text:list-item>
            <text:p text:style-name="P35">Near Me ordering</text:p>
          </text:list-item>
        </text:list>
        <text:p text:style-name="Text_20_body">all remain intact.</text:p>
        <text:p text:style-name="Horizontal_20_Line"/>
        <text:h text:style-name="Heading_20_1" text:outline-level="1">4️⃣ Things we deliberately did NOT touch</text:h>
        <text:p text:style-name="Text_20_body">These remain <text:span text:style-name="Strong_20_Emphasis">exactly as you wrote them</text:span>:</text:p>
        <text:list text:style-name="L14">
          <text:list-item>
            <text:p text:style-name="P36"><text:span text:style-name="Source_20_Text">loadBusinesses()</text:span></text:p>
          </text:list-item>
          <text:list-item>
            <text:p text:style-name="P36"><text:span text:style-name="Source_20_Text">renderBusinessList()</text:span></text:p>
          </text:list-item>
          <text:list-item>
            <text:p text:style-name="P36"><text:span text:style-name="Source_20_Text">selectBusiness()</text:span></text:p>
          </text:list-item>
          <text:list-item>
            <text:p text:style-name="P36"><text:span text:style-name="Source_20_Text">currentList</text:span></text:p>
          </text:list-item>
          <text:list-item>
            <text:p text:style-name="P36"><text:span text:style-name="Source_20_Text">getCurrentLocationAndSort()</text:span></text:p>
          </text:list-item>
          <text:list-item>
            <text:p text:style-name="P36">the sheet open/close logic</text:p>
          </text:list-item>
          <text:list-item>
            <text:p text:style-name="P36">ratings system</text:p>
          </text:list-item>
          <text:list-item>
            <text:p text:style-name="P36">login system</text:p>
          </text:list-item>
        </text:list>
        <text:p text:style-name="Horizontal_20_Line"><text:soft-page-break/></text:p>
        <text:h text:style-name="Heading_20_1" text:outline-level="1">5️⃣ After you confirm it works</text:h>
        <text:p text:style-name="Text_20_body">Next step will add <text:span text:style-name="Strong_20_Emphasis">Save Business → Worker KV</text:span>.</text:p>
        <text:p text:style-name="Text_20_body">Flow will be:</text:p>
        <text:section text:style-name="Sect2" text:name="Section48">
          <text:p text:style-name="P1"><text:bookmark text:name="code-block-viewer Copy 47"/>User enters business</text:p>
          <text:p text:style-name="Preformatted_20_Text"><text:s text:c="6"/>↓</text:p>
          <text:p text:style-name="Preformatted_20_Text">POST /api/businesses</text:p>
          <text:p text:style-name="Preformatted_20_Text"><text:s text:c="6"/>↓</text:p>
          <text:p text:style-name="Preformatted_20_Text">Worker stores in KV</text:p>
          <text:p text:style-name="Preformatted_20_Text"><text:s text:c="6"/>↓</text:p>
          <text:p text:style-name="Preformatted_20_Text">Return new business</text:p>
          <text:p text:style-name="Preformatted_20_Text"><text:s text:c="6"/>↓</text:p>
          <text:p text:style-name="Preformatted_20_Text">Add to businesses[]</text:p>
          <text:p text:style-name="Preformatted_20_Text"><text:s text:c="6"/>↓</text:p>
          <text:p text:style-name="Preformatted_20_Text">Auto-select business</text:p>
          <text:p text:style-name="Preformatted_20_Text"><text:s text:c="6"/>↓</text:p>
          <text:p text:style-name="Preformatted_20_Text">Close sheet</text:p>
        </text:section>
        <text:p text:style-name="P3">But we <text:span text:style-name="Strong_20_Emphasis">won’t do that until the UI step works perfectly</text:span>.</text:p>
        <text:p text:style-name="Horizontal_20_Line"/>
        <text:h text:style-name="Heading_20_1" text:outline-level="1">One small observation (no action needed now)</text:h>
        <text:p text:style-name="Text_20_body">Your architecture is <text:span text:style-name="Strong_20_Emphasis">actually very clean</text:span>:</text:p>
        <text:section text:style-name="Sect2" text:name="Section49">
          <text:p text:style-name="P1"><text:bookmark text:name="code-block-viewer Copy 48"/>businesses[]</text:p>
          <text:p text:style-name="Preformatted_20_Text">currentList[]</text:p>
          <text:p text:style-name="Preformatted_20_Text">renderBusinessList()</text:p>
          <text:p text:style-name="Preformatted_20_Text">selectBusiness()</text:p>
        </text:section>
        <text:p text:style-name="P3">This will make <text:span text:style-name="Strong_20_Emphasis">Add Business integrate nicely</text:span> without refactoring.</text:p>
        <text:p text:style-name="Horizontal_20_Line"/>
        <text:p text:style-name="Text_20_body">Try this small patch and tell me:</text:p>
        <text:p text:style-name="Text_20_body">1️⃣ Does <text:span text:style-name="Strong_20_Emphasis">Add New open the form</text:span><text:line-break/>2️⃣ Does <text:span text:style-name="Strong_20_Emphasis">Cancel restore the list</text:span></text:p>
        <text:p text:style-name="Text_20_body">Once confirmed we'll wire <text:span text:style-name="Strong_20_Emphasis">KV saving + auto-selection</text:span>.</text:p>
        <text:p text:style-name="P8"/>
        <text:p text:style-name="P4">body { font-family: "Helvetica Neue", sans-serif; margin: 0; padding: 1rem; background: #bfadad8d; color: #4a2626; overflow-x: hidden; /* prevents sideways movement */ } h1 { text-align: center; margin: 0; padding: 0; } #apptitleWrapper { text-align: center; } .app-title, .small-label, .tiny-label { display: inline-block; vertical-align: baseline; } .app-title { font-size: 1.6rem; font-weight: 600; color: #666; margin: 0 0.5rem 0 0; } .small-label { font-size: 0.65rem; color: #777; margin: 0 0.5rem 0 0; } .tiny-label { font-size: 0.65rem; color: #777; } /* Business Cards watch height is less that that of .business-card, .emoji-btn {*/ /* Mar6 redundant horiz scroll */ #businessContainer { overflow-x: auto; padding-bottom: 0.3rem; margin-bottom: 0.3rem; } /* Mar6 redundant horiz scroll */ .cards-wrapper { display: flex; gap: 1rem; } /* Mar6 redundant horiz scroll */ .business-card { min-width: 120px; flex: 0 0 auto; background: #fff; border-radius: 12px; box-<text:soft-page-break/>shadow: 0 2px 6px rgba(0,0,0,0.1); text-align: center; cursor: pointer; padding: 0.5rem; transition: transform 0.2s; } .business-card.selected { border: 2px solid #007bff; transform: scale(1.05); } .business-card img { width: 100%; border-radius: 8px; margin-bottom: 0.3rem; } .business-card .name { font-weight: bold; font-size: 0.9rem; } /* Rating Form */ form { background: #fff; padding: 1rem; border-radius: 12px; box-shadow: 0 2px 6px rgba(0,0,0,0.1); margin-bottom: 0.1rem; } label { display: block; margin-top: 0rem; font-weight: bold; } textarea { width: 100%; padding: 0.5rem; margin: 0.2rem 1rem 0rem 0rem; border-radius: 6px; border: 1px solid #ccc; } .stars { display: flex; gap: 0.3rem; margin-top: 0.3rem; } /* .star { font-size: 1.5rem; cursor: pointer; color: #ccc; } */ .star { font-size: 2.6rem; cursor: pointer; color: #ccc; padding: 5px 10.7px 5px 10.7px; /* display: inline-flex; */ } /* .star.selected { color: gold; } */ button { margin-top: 0; padding: 0.7rem 1.2rem; border: none; border-radius: 8px; background: #007bff; color: white; font-size: 1rem; /* width: 100%; removed to allow buttons to shrink*/ } /* Ratings list */ #ratingsList { display: flex; flex-direction: column; gap: 0.8rem; } .rating-card { background: #fff; padding: 0.5rem 1rem; border-radius: 10px; box-shadow: 0 1px 4px rgba(0,0,0,0.1); } .rating-card .stars-display { color: gold; font-size: 1.4rem; } .rating-card .timestamp { font-size: 0.75rem; color: #666; margin-top: 0.2rem; } .full-stars { display: flex; gap: 0.5rem; justify-content: space-between; margin-top: 0.5rem; } .star-btn { flex: 1; font-size: 1.8rem; padding: 1.5rem 0; border: none; border-radius: 12px; background: #eee; cursor: pointer; transition: background 0.2s, transform 0.2s; } .star-btn.selected { background: #007bff; color: white; transform: scale(1.05); } .star.selected { color: gold; } .emoji-rating { display: flex; justify-content: space-between; gap: 0.5rem; margin-top: 0.1rem; } .emoji-btn { flex: 1; font-size: 2.5rem; padding: 1rem 0; border: none; border-radius: 12px; cursor: pointer; background: #f0f0f0; transition: transform 0.2s, box-shadow 0.2s; } .emoji-btn[data-value="1"] { background-color: #ff4d4f; } /* Red */ .emoji-btn[data-value="2"] { background-color: #ff7a45; } /* Orange */ .emoji-btn[data-value="3"] { background-color: #ffd666; } /* Yellow */ .emoji-btn[data-value="4"] { background-color: #73d13d; } /* Light Green */ .emoji-btn[data-value="5"] { background-color: #52c41a; } /* Green */ .emoji-btn.selected { box-shadow: 0 0 0 3px #1890ff; /* Blue highlight */ transform: scale(1.2); color: white; /* optional for contrast */ } .business-card, .emoji-btn { position: relative; z-index: 10; } .rating-card { opacity: 1; border: .75px solid green; transition: background 0.8s ease, opacity 0.8s ease, transform 0.8s ease; } .rating-card.new-rating { background-color: #f7dff2; border: 2px solid #d81eb0; opacity: 0; transform: translateY(-5px); animation: fadeIn 1.8s forwards; } @keyframes fadeIn { to { opacity: 1; transform: translateY(0); } } #businessSelector { background: #fff; box-shadow: 0 2px 6px rgba(0,0,0,0.1); border-radius: 12px; padding: 0.8rem 1rem; margin-top: 0.3rem; margin-bottom: 0.3rem; display: flex; justify-content: space-between; align-items: center; cursor: pointer; box-shadow: 0 2px 6px rgba(0,0,0,0.1); } #businessSelector:active { transform: scale(0.98); } /* #selectedBusiness { display: flex; flex-direction: column; } */ #selectedBusiness { display: flex; align-items: baseline; /* vertically centers the text */ gap: 0.5rem; /* space between name and location */ flex-wrap: wrap; /* optional, keeps it from overflowing on small screens */ } .biz-name { font-weight: bold; } .biz-location { font-size: 0.8rem; color: #666; } .biz-arrow { font-size: 1.4rem; } body.sheet-open { overflow: hidden; touch-action: pan-y; touch-action: none; } .sheet-handle::before { top: -8px; bottom: -8px; left: -12px; right: -12px; } #businessSearch { padding: 0.6rem; border-radius: 8px; border: 1px solid #ccc; margin-bottom: 0.5rem; } #sheetHeaderRow { display: flex; align-items: center; /* vertically center h2 and button */ justify-content: space-between;/* h2 left, button right */ width: 100%; gap: 0.5rem; /* optional spacing */ margin-bottom: 0.5rem; /* tight spacing before search box */ } #sheetHeaderRow h2 { margin: 0; font-size: 1rem; /* smaller to save space */ flex: 1; /* take <text:soft-page-break/>remaining space */ } #addNewBtn { flex-shrink: 1; /* allow shrinking on small screens */ max-width: 45%; /* never exceed 45% of row */ width: auto; /* shrink to fit content */ white-space: nowrap; /* prevent wrapping */ padding: 0.4rem 1.0rem; /* smaller padding to reduce height */ font-size: 0.9rem; background: #eee; color: #333; box-shadow: 0 2px 6px rgba(0,0,0,0.2); } #nearMeBtn { flex-shrink: 1; /* allow shrinking on small screens */ max-width: 45%; /* never exceed 45% of row */ width: auto; /* shrink to fit content */ white-space: nowrap; /* prevent wrapping */ padding: 0.4rem 1.0rem; /* smaller padding to reduce height */ font-size: 0.9rem; background: #eee; color: #333; box-shadow: 0 2px 6px rgba(0,0,0,0.2); } /* #nearMeBtn { background: #eee; color: #333; margin-bottom: 0.7rem; } */ .business-row { padding: 0.7rem; border-bottom: 1px solid #eee; cursor: pointer; } .business-row:hover { background: #f7f7f7; } .business-row .name { font-weight: bold; } .business-row .location { font-size: 0.8rem; color: #666; } #businessList { overflow-y: auto; flex: 1; } body.sheet-open #businessSheet { transform: translateY(0); } body.sheet-open { overflow: hidden; } .sheet-handle { width: 40px; height: 5px; background: #ccc; border-radius: 3px; margin: 0 auto 10px; cursor: grab; position: relative; z-index: 1001; } .sheet-handle::before { content: ""; position: absolute; top: -8px; bottom: -8px; left: -12px; right: -12px; pointer-events: none; } */ :root { --sheet-top-limit: 182px; /* &lt;-- CHANGE THIS to whatever top offset you want */ } #businessSheet { position: fixed; left: 0; right: 0; top: var(--sheet-top-limit); bottom: 0; background: #fff; border-radius: 16px 16px 0 0; padding: 1rem; padding-top: 0.1rem; box-shadow: 0 -4px 20px rgba(0,0,0,0.2); display: flex; flex-direction: column; transition: transform 0.3s ease; z-index: 1000; overflow-y: auto; transform: translateY(100%); } body.sheet-open #businessSheet { transform: translateY(0); } .sheet-handle { width: 100%; height: 24px; border-radius: 12px; background:#bfadad8d; margin: 0 auto 1px; margin: 4px 4px 8px 4px; box-shadow: 0 -4px 20px rgba(0,0,0,0.2); } .business-row { padding: 0.7rem; border-bottom: 1px solid #eee; cursor: pointer; } .business-row:hover { background: #f7f7f7; } /* LOGIN Container */ #loginContainer { display: flex; box-sizing: border-box; align-items: center; gap: 10px; width: 100%; } #loginContainer label { white-space: nowrap; font-weight: bold; line-height: 32px; align-self: center; /* transform: translateY(-1px); */ } #usernameWrapper { display: flex; gap: 0; /* prefix is flush with input */ margin-right: auto; padding-left: 0; /* remove padding */ flex: 1; min-width: 0; border-radius: 8px; overflow: hidden; /* clip edges nicely */ box-shadow: 0 2px 6px rgba(0,0,0,0.1); } .input-prefix { background: #eee; /* slightly grey */ padding: 6px 10px; font-size: 0.7rem; font-weight: 600; display: flex; align-items: center; color: #333; } #usernameInput { background: #eee; flex: 1; /* input takes remaining space */ border: none; /* remove old border */ padding: 6px 10px; font-size: 0.9rem; border-radius: 0; /* already rounded on wrapper */ } #buttonsWrapper { display: flex; /* max-width: 100%; */ gap: 8px; margin-left: auto; /* pushes buttons to the right edge */ /* padding-right: 2px; */ flex-shrink: 0; /* keeps buttons together */ } #reRegisterBtn, #loginBtn { padding: 6px 15px; background: rgb(17, 156, 168); box-shadow: 0 2px 6px rgba(0, 0, 0, 0.1); font-size: 0.9rem; white-space: nowrap; } /* END OF Login Container */ /* Push submit button to right */ #submitBtn { /* margin-left: auto; */ padding: 6px 12px; font-size: 0.9rem; width: 42%; border: none; border-radius: 8px; background: rgb(249, 189, 9); color: white; cursor: pointer; white-space: nowrap; } /* All Ratings */ .ratings-title { font-size: 0.9rem; letter-spacing: 0.05em; text-transform: uppercase; font-weight: 600; margin: 0 0 0px 0; padding-left: 6px; color: #666; } /* Make the form vertical flex layout */ #ratingForm { display: flex; flex-direction: column; /* stack label, textarea, button */ gap: 0.5rem; /* optional spacing */ margin-top: 0.4rem; } .comment-header { display: flex; justify-content: space-between; /* pushes button to the right */ align-items: center; /* vertical alignment */ margin-bottom: 0.3rem; /* <text:soft-page-break/>optional spacing to textarea */ } .comment-wrapper { padding-right: 0.3rem; /* space on right side */ } .comment-wrapper textarea { width: 100%; box-sizing: border-box; }</text:p>
        <text:p text:style-name="Text_20_body"/>
        <text:p text:style-name="Text_20_body">Good — I reviewed the CSS. 👍<text:line-break/><text:span text:style-name="Strong_20_Emphasis">No structural problems and nothing here conflicts with the Add Business step we added.</text:span></text:p>
        <text:p text:style-name="Text_20_body">But to make the <text:span text:style-name="Strong_20_Emphasis">Add Business form look like it belongs in your sheet</text:span>, we should add <text:span text:style-name="Strong_20_Emphasis">a very small styling block</text:span>. This <text:span text:style-name="Strong_20_Emphasis">does not change any existing styles</text:span>.</text:p>
        <text:p text:style-name="Text_20_body">We will only style the new element:</text:p>
        <text:section text:style-name="Sect2" text:name="Section50">
          <text:p text:style-name="P1"><text:bookmark text:name="code-block-viewer Copy 49"/>#addBusinessForm</text:p>
        </text:section>
        <text:p text:style-name="Horizontal_20_Line"/>
        <text:h text:style-name="Heading_20_1" text:outline-level="1">Add This CSS (at the VERY END of your stylesheet)</text:h>
        <text:section text:style-name="Sect2" text:name="Section51">
          <text:p text:style-name="P1"><text:bookmark text:name="code-block-viewer Copy 50"/>/* ===== Add Business Form ===== */</text:p>
          <text:p text:style-name="Preformatted_20_Text">#addBusinessForm {</text:p>
          <text:p text:style-name="Preformatted_20_Text"><text:s text:c="2"/>display: flex;</text:p>
          <text:p text:style-name="Preformatted_20_Text"><text:s text:c="2"/>flex-direction: column;</text:p>
          <text:p text:style-name="Preformatted_20_Text"><text:s text:c="2"/>gap: 0.6rem;</text:p>
          <text:p text:style-name="Preformatted_20_Text"><text:s text:c="2"/>padding-top: 0.5rem;</text:p>
          <text:p text:style-name="Preformatted_20_Text">}</text:p>
          <text:p text:style-name="Preformatted_20_Text">#addBusinessForm input {</text:p>
          <text:p text:style-name="Preformatted_20_Text"><text:s text:c="2"/>padding: 0.6rem;</text:p>
          <text:p text:style-name="Preformatted_20_Text"><text:s text:c="2"/>border-radius: 8px;</text:p>
          <text:p text:style-name="Preformatted_20_Text"><text:s text:c="2"/>border: 1px solid #ccc;</text:p>
          <text:p text:style-name="Preformatted_20_Text"><text:s text:c="2"/>font-size: 0.9rem;</text:p>
          <text:p text:style-name="Preformatted_20_Text">}</text:p>
          <text:p text:style-name="Preformatted_20_Text">#addBusinessForm button {</text:p>
          <text:p text:style-name="Preformatted_20_Text"><text:s text:c="2"/>padding: 0.5rem 0.9rem;</text:p>
          <text:p text:style-name="Preformatted_20_Text"><text:s text:c="2"/>font-size: 0.9rem;</text:p>
          <text:p text:style-name="Preformatted_20_Text">}</text:p>
          <text:p text:style-name="Preformatted_20_Text">#cancelAddBusinessBtn {</text:p>
          <text:p text:style-name="Preformatted_20_Text"><text:s text:c="2"/>background: #eee;</text:p>
          <text:p text:style-name="Preformatted_20_Text"><text:s text:c="2"/>color: #333;</text:p>
          <text:p text:style-name="Preformatted_20_Text">}</text:p>
        </text:section>
        <text:p text:style-name="Horizontal_20_Line"/>
        <text:h text:style-name="Heading_20_1" text:outline-level="1">Result</text:h>
        <text:p text:style-name="Text_20_body">When the user clicks <text:span text:style-name="Strong_20_Emphasis">Add New</text:span>, the sheet will show something like:</text:p>
        <text:section text:style-name="Sect2" text:name="Section52">
          <text:p text:style-name="P1"><text:bookmark text:name="code-block-viewer Copy 51"/>Business name</text:p>
          <text:p text:style-name="Preformatted_20_Text">Location</text:p>
          <text:p text:style-name="Preformatted_20_Text">[ Save Business ] <text:s/>[ Cancel ]</text:p>
        </text:section>
        <text:p text:style-name="P3">Styled consistently with:</text:p>
        <text:list text:style-name="L15">
          <text:list-item>
            <text:p text:style-name="P37">your <text:span text:style-name="Strong_20_Emphasis">sheet spacing</text:span></text:p>
          </text:list-item>
          <text:list-item>
            <text:p text:style-name="P37">your <text:span text:style-name="Strong_20_Emphasis">search box</text:span></text:p>
          </text:list-item>
          <text:list-item>
            <text:p text:style-name="P37">your <text:span text:style-name="Strong_20_Emphasis">buttons</text:span></text:p>
          </text:list-item>
        </text:list>
        <text:p text:style-name="Text_20_body">No layout shifts.</text:p>
        <text:p text:style-name="Horizontal_20_Line"><text:soft-page-break/></text:p>
        <text:h text:style-name="Heading_20_1" text:outline-level="1">Important: Why This Works Cleanly</text:h>
        <text:p text:style-name="Text_20_body">Your sheet already uses:</text:p>
        <text:section text:style-name="Sect2" text:name="Section53">
          <text:p text:style-name="P1"><text:bookmark text:name="code-block-viewer Copy 52"/>#businessList</text:p>
          <text:p text:style-name="Preformatted_20_Text">flex: 1</text:p>
          <text:p text:style-name="Preformatted_20_Text">overflow-y: auto</text:p>
        </text:section>
        <text:p text:style-name="P3">So when the form replaces the list:</text:p>
        <text:section text:style-name="Sect2" text:name="Section54">
          <text:p text:style-name="P1"><text:bookmark text:name="code-block-viewer Copy 53"/>businessList.innerHTML = form</text:p>
        </text:section>
        <text:p text:style-name="P3">the form <text:span text:style-name="Strong_20_Emphasis">naturally fits the sheet layout</text:span>.</text:p>
        <text:p text:style-name="Text_20_body">No CSS changes required to the sheet itself.</text:p>
        <text:p text:style-name="Horizontal_20_Line"/>
        <text:h text:style-name="Heading_20_1" text:outline-level="1">Quick Test Checklist</text:h>
        <text:p text:style-name="Text_20_body">After adding the JS earlier and this CSS:</text:p>
        <text:list text:style-name="L16">
          <text:list-item>
            <text:p text:style-name="P38">Open <text:span text:style-name="Strong_20_Emphasis">Select Business sheet</text:span></text:p>
          </text:list-item>
          <text:list-item>
            <text:p text:style-name="P38">Press <text:span text:style-name="Strong_20_Emphasis">Add New</text:span></text:p>
          </text:list-item>
          <text:list-item>
            <text:p text:style-name="P38">Form appears</text:p>
          </text:list-item>
          <text:list-item>
            <text:p text:style-name="P38">Press <text:span text:style-name="Strong_20_Emphasis">Cancel</text:span></text:p>
          </text:list-item>
          <text:list-item>
            <text:p text:style-name="P38">Business list returns</text:p>
          </text:list-item>
        </text:list>
        <text:p text:style-name="Text_20_body">Nothing else should change.</text:p>
        <text:p text:style-name="Horizontal_20_Line"/>
        <text:h text:style-name="Heading_20_1" text:outline-level="1">Next Step (when you're ready)</text:h>
        <text:p text:style-name="Text_20_body">The next safe step will be <text:span text:style-name="Strong_20_Emphasis">Save Business → Cloudflare Worker → KV → auto-select business</text:span>.</text:p>
        <text:p text:style-name="Text_20_body">That will involve:</text:p>
        <text:section text:style-name="Sect2" text:name="Section55">
          <text:p text:style-name="P1"><text:bookmark text:name="code-block-viewer Copy 54"/>POST /api/businesses</text:p>
        </text:section>
        <text:p text:style-name="P3">Then updating:</text:p>
        <text:section text:style-name="Sect2" text:name="Section56">
          <text:p text:style-name="P1"><text:bookmark text:name="code-block-viewer Copy 55"/>businesses[]</text:p>
          <text:p text:style-name="Preformatted_20_Text">currentList[]</text:p>
        </text:section>
        <text:p text:style-name="P3">without reloading the page.</text:p>
        <text:p text:style-name="Horizontal_20_Line"/>
        <text:p text:style-name="Text_20_body">If you want, I can also show you <text:span text:style-name="Strong_20_Emphasis">one small UX improvement</text:span> that will make the Add Business screen feel <text:span text:style-name="Strong_20_Emphasis">much more professional</text:span> without changing structure.</text:p>
        <text:p text:style-name="P8"/>
        <text:p text:style-name="P4">// ====================== SECTION 1: Durable Object Class ====================== export class MyDurableObject { constructor(state, env) { // 1.1 <text:soft-page-break/>this.state = state; this.env = env; } // 1.2 - Fetch handler for ratings async fetch(request) { let ratings = await this.state.storage.get("ratings"); if (!Array.isArray(ratings)) { // 1.2a - convert old object-style to array if (ratings &amp;&amp; typeof ratings === "object") { ratings = Object.values(ratings); } else { ratings = []; } await this.state.storage.put("ratings", ratings); } if (request.method === "POST") { // 1.2b - add new rating try { const newRating = await request.json(); newRating.id = ratings.length ? ratings[ratings.length - 1].id + 1 : 1; newRating.timestamp = newRating.timestamp || new Date().toISOString(); ratings.push(newRating); await this.state.storage.put("ratings", ratings); return new Response(JSON.stringify(newRating), { headers: { "Content-Type": "application/json" } }); } catch (err) { return new Response(JSON.stringify({ error: err.message }), { status: 400 }); } } return new Response(JSON.stringify(ratings), { headers: { "Content-Type": "application/json" } }); // 1.2c } } // ====================== SECTION 2: Default Worker Export ====================== export default { async fetch(request, env) { // 2.1 const url = new URL(request.url); // 2.2 - Favicon if (url.pathname === "/favicon.ico") return new Response(null, { status: 204 }); // 2.3 - Ratings endpoint if (url.pathname.startsWith("/api/ratings")) { try { const businessId = url.searchParams.get("businessId"); if (!businessId) return new Response(JSON.stringify({ error: "businessId required" }), { status: 400, headers: { "Content-Type": "application/json" } }); const stub = env.MY_DURABLE_OBJECT.getByName(<text:span text:style-name="Source_20_Text">ratings:${businessId}</text:span>); return await stub.fetch(request); } catch (err) { return new Response(JSON.stringify({ error: err.message }), { status: 500, headers: { "Content-Type": "application/json" } }); } } // ====================== SECTION 3: USERS API ====================== if (url.pathname === "/api/users") { // 3.1 if (request.method === "POST") { // 3.2 - create/update user const { username, email, phone } = await request.json(); if (!username) return new Response(JSON.stringify({ username: null }), { status: 200, headers: { "Content-Type": "application/json" } }); const existing = await env.USERS_KV.get(username, { type: "json" }) || {}; const user = { username, email: email || existing.email || "", phone: phone || existing.phone || "" }; await env.USERS_KV.put(username, JSON.stringify(user)); return new Response(JSON.stringify(user), { headers: { "Content-Type": "application/json", "Set-Cookie": <text:span text:style-name="Source_20_Text">rateme_user=${encodeURIComponent(username)}; Path=/; Max-Age=${10*365*24*60*60}; Secure; SameSite=Lax</text:span> } }); } // 3.3 - GET: fetch user const cookieHeader = request.headers.get("Cookie") || ""; let username = (cookieHeader.match(/rateme_user=([^;]+)/) || [])[1]; if (!username) username = url.searchParams.get("username"); if (!username) return new Response(JSON.stringify({ username: null }), { headers: { "Content-Type": "application/json" } }); const user = await env.USERS_KV.get(username, { type: "json" }); return new Response(JSON.stringify(user || { username: null }), { headers: { "Content-Type": "application/json" } }); } // ====================== SECTION 4: BUSINESSES API ====================== if (url.pathname === "/api/businesses") { // 4.1 if (request.method === "GET") { // 4.2 - fetch all businesses const keys = await env.BUSINESSES_KV.list(); const allBusinesses = []; for (const k of keys.keys) { const data = await env.BUSINESSES_KV.get(k.name, { type: "json" }); if (data) allBusinesses.push(data); } return new Response(JSON.stringify(allBusinesses), { headers: { "Content-Type": "application/json" } }); } if (request.method === "POST") { // 4.3 - add/update business const business = await request.json(); if (!business.email) return new Response(JSON.stringify({ error: "Email required" }), { status: 400 }); const key = business.id; await env.BUSINESSES_KV.put(key, JSON.stringify(business)); return new <text:soft-page-break/>Response(JSON.stringify(business), { headers: { "Content-Type": "application/json" } }); } } // 2.4 - Static assets fallback try { return await fetch(request); } catch (err) { return new Response("Not found", { status: 404 }); } } };</text:p>
        <text:p text:style-name="Text_20_body"/>
        <text:p text:style-name="Text_20_body">Good — I read the Worker carefully. You already have <text:span text:style-name="Strong_20_Emphasis">everything needed to support Add Business</text:span>. We just need <text:span text:style-name="Strong_20_Emphasis">one small adjustment in the frontend payload</text:span> so it matches your Worker API.</text:p>
        <text:p text:style-name="Text_20_body">Importantly: <text:span text:style-name="Strong_20_Emphasis">we will NOT change your Worker structure</text:span>. It is already clean.</text:p>
        <text:p text:style-name="Horizontal_20_Line"/>
        <text:h text:style-name="Heading_20_1" text:outline-level="1">1️⃣ Your Businesses API (already correct)</text:h>
        <text:p text:style-name="Text_20_body">Your Worker already supports:</text:p>
        <text:section text:style-name="Sect2" text:name="Section57">
          <text:p text:style-name="P1"><text:bookmark text:name="code-block-viewer Copy 56"/>GET <text:s/>/api/businesses</text:p>
          <text:p text:style-name="Preformatted_20_Text">POST /api/businesses</text:p>
        </text:section>
        <text:p text:style-name="P3">Your POST logic:</text:p>
        <text:section text:style-name="Sect2" text:name="Section58">
          <text:p text:style-name="P1"><text:bookmark text:name="code-block-viewer Copy 57"/>const business = await request.json();</text:p>
          <text:p text:style-name="Preformatted_20_Text">const key = business.id;</text:p>
          <text:p text:style-name="Preformatted_20_Text">await env.BUSINESSES_KV.put(key, JSON.stringify(business));</text:p>
        </text:section>
        <text:p text:style-name="P3">So the client <text:span text:style-name="Strong_20_Emphasis">must send</text:span>:</text:p>
        <text:section text:style-name="Sect2" text:name="Section59">
          <text:p text:style-name="P1"><text:bookmark text:name="code-block-viewer Copy 58"/>{</text:p>
          <text:p text:style-name="Preformatted_20_Text"><text:s text:c="2"/>"id": "something-unique",</text:p>
          <text:p text:style-name="Preformatted_20_Text"><text:s text:c="2"/>"name": "...",</text:p>
          <text:p text:style-name="Preformatted_20_Text"><text:s text:c="2"/>"location": "...",</text:p>
          <text:p text:style-name="Preformatted_20_Text"><text:s text:c="2"/>"email": "..."</text:p>
          <text:p text:style-name="Preformatted_20_Text">}</text:p>
        </text:section>
        <text:p text:style-name="P3">The <text:span text:style-name="Strong_20_Emphasis">email requirement</text:span> is enforced here:</text:p>
        <text:section text:style-name="Sect2" text:name="Section60">
          <text:p text:style-name="P1"><text:bookmark text:name="code-block-viewer Copy 59"/>if (!business.email)</text:p>
        </text:section>
        <text:p text:style-name="P3">So the frontend form must include <text:span text:style-name="Strong_20_Emphasis">email</text:span>.</text:p>
        <text:p text:style-name="Horizontal_20_Line"/>
        <text:h text:style-name="Heading_20_1" text:outline-level="1">2️⃣ Update the Add Business Form</text:h>
        <text:p text:style-name="Text_20_body">Replace the form inside <text:span text:style-name="Source_20_Text">showAddBusinessForm()</text:span> with:</text:p>
        <text:section text:style-name="Sect2" text:name="Section61">
          <text:p text:style-name="P1"><text:bookmark text:name="code-block-viewer Copy 60"/>businessList.innerHTML = `</text:p>
          <text:p text:style-name="Preformatted_20_Text"><text:s text:c="2"/>&lt;div id="addBusinessForm"&gt;</text:p>
          <text:p text:style-name="Preformatted_20_Text"><text:s text:c="4"/>&lt;input type="text" id="newBizName" placeholder="Business name"&gt;</text:p>
          <text:p text:style-name="Preformatted_20_Text"><text:s text:c="4"/>&lt;input type="text" id="newBizLocation" placeholder="Location"&gt;</text:p>
          <text:p text:style-name="Preformatted_20_Text"><text:s text:c="4"/>&lt;input type="email" id="newBizEmail" placeholder="Business email"&gt;</text:p>
          <text:p text:style-name="Preformatted_20_Text"><text:s text:c="4"/>&lt;div style="margin-top:10px;"&gt;</text:p>
          <text:p text:style-name="Preformatted_20_Text"><text:s text:c="6"/>&lt;button id="saveBusinessBtn"&gt;Save Business&lt;/button&gt;</text:p>
          <text:p text:style-name="Preformatted_20_Text"><text:s text:c="6"/>&lt;button id="cancelAddBusinessBtn"&gt;Cancel&lt;/button&gt;</text:p>
          <text:p text:style-name="Preformatted_20_Text"><text:s text:c="4"/>&lt;/div&gt;</text:p>
          <text:p text:style-name="Preformatted_20_Text"><text:s text:c="2"/>&lt;/div&gt;</text:p>
          <text:p text:style-name="Preformatted_20_Text">`;</text:p>
        </text:section>
        <text:p text:style-name="Horizontal_20_Line"/>
        <text:h text:style-name="Heading_20_1" text:outline-level="1"><text:soft-page-break/>3️⃣ Add Save Logic</text:h>
        <text:p text:style-name="Text_20_body">Add <text:span text:style-name="Strong_20_Emphasis">inside the same function</text:span>, below the Cancel handler.</text:p>
        <text:section text:style-name="Sect2" text:name="Section62">
          <text:p text:style-name="P1"><text:bookmark text:name="code-block-viewer Copy 61"/>document.getElementById("saveBusinessBtn").addEventListener("click", async () =&gt; {</text:p>
          <text:p text:style-name="Preformatted_20_Text"><text:s text:c="2"/>const name = document.getElementById("newBizName").value.trim();</text:p>
          <text:p text:style-name="Preformatted_20_Text"><text:s text:c="2"/>const location = document.getElementById("newBizLocation").value.trim();</text:p>
          <text:p text:style-name="Preformatted_20_Text"><text:s text:c="2"/>const email = document.getElementById("newBizEmail").value.trim();</text:p>
          <text:p text:style-name="Preformatted_20_Text"><text:s text:c="2"/>if (!name || !location || !email) {</text:p>
          <text:p text:style-name="Preformatted_20_Text"><text:s text:c="4"/>alert("Please fill all fields");</text:p>
          <text:p text:style-name="Preformatted_20_Text"><text:s text:c="4"/>return;</text:p>
          <text:p text:style-name="Preformatted_20_Text"><text:s text:c="2"/>}</text:p>
          <text:p text:style-name="Preformatted_20_Text"><text:s text:c="2"/>const newBusiness = {</text:p>
          <text:p text:style-name="Preformatted_20_Text"><text:s text:c="4"/>id: crypto.randomUUID(),</text:p>
          <text:p text:style-name="Preformatted_20_Text"><text:s text:c="4"/>name,</text:p>
          <text:p text:style-name="Preformatted_20_Text"><text:s text:c="4"/>location,</text:p>
          <text:p text:style-name="Preformatted_20_Text"><text:s text:c="4"/>email</text:p>
          <text:p text:style-name="Preformatted_20_Text"><text:s text:c="2"/>};</text:p>
          <text:p text:style-name="Preformatted_20_Text"><text:s text:c="2"/>try {</text:p>
          <text:p text:style-name="Preformatted_20_Text"><text:s text:c="4"/>const res = await fetch("/api/businesses", {</text:p>
          <text:p text:style-name="Preformatted_20_Text"><text:s text:c="6"/>method: "POST",</text:p>
          <text:p text:style-name="Preformatted_20_Text"><text:s text:c="6"/>headers: { "Content-Type": "application/json" },</text:p>
          <text:p text:style-name="Preformatted_20_Text"><text:s text:c="6"/>body: JSON.stringify(newBusiness)</text:p>
          <text:p text:style-name="Preformatted_20_Text"><text:s text:c="4"/>});</text:p>
          <text:p text:style-name="Preformatted_20_Text"><text:s text:c="4"/>const saved = await res.json();</text:p>
          <text:p text:style-name="Preformatted_20_Text"><text:s text:c="4"/>// add to local list</text:p>
          <text:p text:style-name="Preformatted_20_Text"><text:s text:c="4"/>businesses.push(saved);</text:p>
          <text:p text:style-name="Preformatted_20_Text"><text:s text:c="4"/>currentList.push(saved);</text:p>
          <text:p text:style-name="Preformatted_20_Text"><text:s text:c="4"/>renderBusinessCards();</text:p>
          <text:p text:style-name="Preformatted_20_Text"><text:s text:c="4"/>renderBusinessList(currentList);</text:p>
          <text:p text:style-name="Preformatted_20_Text"><text:s text:c="4"/>selectBusiness(saved.id);</text:p>
          <text:p text:style-name="Preformatted_20_Text"><text:s text:c="2"/>} catch (err) {</text:p>
          <text:p text:style-name="Preformatted_20_Text"><text:s text:c="4"/>console.error(err);</text:p>
          <text:p text:style-name="Preformatted_20_Text"><text:s text:c="4"/>alert("Failed to save business");</text:p>
          <text:p text:style-name="Preformatted_20_Text"><text:s text:c="2"/>}</text:p>
          <text:p text:style-name="Preformatted_20_Text">});</text:p>
        </text:section>
        <text:p text:style-name="Horizontal_20_Line"/>
        <text:h text:style-name="Heading_20_1" text:outline-level="1">4️⃣ Resulting UX</text:h>
        <text:p text:style-name="Text_20_body">User flow becomes:</text:p>
        <text:section text:style-name="Sect2" text:name="Section63">
          <text:p text:style-name="P1"><text:bookmark text:name="code-block-viewer Copy 62"/>Select Business</text:p>
          <text:p text:style-name="Preformatted_20_Text"><text:s text:c="6"/>↓</text:p>
          <text:p text:style-name="Preformatted_20_Text">Add New</text:p>
          <text:p text:style-name="Preformatted_20_Text"><text:s text:c="6"/>↓</text:p>
          <text:p text:style-name="Preformatted_20_Text">Enter Business</text:p>
          <text:p text:style-name="Preformatted_20_Text"><text:s text:c="6"/>↓</text:p>
          <text:p text:style-name="Preformatted_20_Text">Save</text:p>
          <text:p text:style-name="Preformatted_20_Text"><text:s text:c="6"/>↓</text:p>
          <text:p text:style-name="Preformatted_20_Text">Worker stores in KV</text:p>
          <text:p text:style-name="Preformatted_20_Text"><text:s text:c="6"/>↓</text:p>
          <text:p text:style-name="Preformatted_20_Text">Business added to list</text:p>
          <text:p text:style-name="Preformatted_20_Text"><text:s text:c="6"/>↓</text:p>
          <text:p text:style-name="Preformatted_20_Text">Business auto-selected</text:p>
          <text:p text:style-name="Preformatted_20_Text"><text:s text:c="6"/>↓</text:p>
          <text:p text:style-name="Preformatted_20_Text">Sheet closes</text:p>
        </text:section>
        <text:p text:style-name="P3">Your existing function handles closing:</text:p>
        <text:section text:style-name="Sect2" text:name="Section64">
          <text:p text:style-name="P1"><text:bookmark text:name="code-block-viewer Copy 63"/>selectBusiness(saved.id)</text:p>
        </text:section>
        <text:p text:style-name="P3"><text:soft-page-break/>because:</text:p>
        <text:section text:style-name="Sect2" text:name="Section65">
          <text:p text:style-name="P1"><text:bookmark text:name="code-block-viewer Copy 64"/>selectBusiness(id, close=true)</text:p>
        </text:section>
        <text:p text:style-name="Horizontal_20_Line"/>
        <text:h text:style-name="Heading_20_1" text:outline-level="1">5️⃣ Why This Fits Your Architecture Perfectly</text:h>
        <text:p text:style-name="Text_20_body">Your current structure already supports dynamic updates:</text:p>
        <text:section text:style-name="Sect2" text:name="Section66">
          <text:p text:style-name="P1"><text:bookmark text:name="code-block-viewer Copy 65"/>businesses[]</text:p>
          <text:p text:style-name="Preformatted_20_Text">currentList[]</text:p>
          <text:p text:style-name="Preformatted_20_Text">renderBusinessCards()</text:p>
          <text:p text:style-name="Preformatted_20_Text">renderBusinessList()</text:p>
          <text:p text:style-name="Preformatted_20_Text">selectBusiness()</text:p>
        </text:section>
        <text:p text:style-name="P3">So after save we simply:</text:p>
        <text:section text:style-name="Sect2" text:name="Section67">
          <text:p text:style-name="P1"><text:bookmark text:name="code-block-viewer Copy 66"/>push → render → select</text:p>
        </text:section>
        <text:p text:style-name="P3">No reload required.</text:p>
        <text:p text:style-name="Horizontal_20_Line"/>
        <text:h text:style-name="Heading_20_1" text:outline-level="1">6️⃣ One Small Warning</text:h>
        <text:p text:style-name="Text_20_body">Your Worker uses:</text:p>
        <text:section text:style-name="Sect2" text:name="Section68">
          <text:p text:style-name="P1"><text:bookmark text:name="code-block-viewer Copy 67"/>const key = business.id;</text:p>
        </text:section>
        <text:p text:style-name="P3">KV keys <text:span text:style-name="Strong_20_Emphasis">must be strings</text:span>, which <text:span text:style-name="Source_20_Text">crypto.randomUUID()</text:span> already returns, so you're safe.</text:p>
        <text:p text:style-name="Horizontal_20_Line"/>
        <text:h text:style-name="Heading_20_1" text:outline-level="1">7️⃣ Optional (later improvement)</text:h>
        <text:p text:style-name="Text_20_body">Later we can add <text:span text:style-name="Strong_20_Emphasis">automatic GPS capture when creating a business</text:span>, so your distance sorting works instantly:</text:p>
        <text:section text:style-name="Sect2" text:name="Section69">
          <text:p text:style-name="P1"><text:bookmark text:name="code-block-viewer Copy 68"/>lat</text:p>
          <text:p text:style-name="Preformatted_20_Text">lng</text:p>
        </text:section>
        <text:p text:style-name="P3">Then your existing:</text:p>
        <text:section text:style-name="Sect2" text:name="Section70">
          <text:p text:style-name="P1"><text:bookmark text:name="code-block-viewer Copy 69"/>Near Me</text:p>
        </text:section>
        <text:p text:style-name="P3">feature will include newly created businesses.</text:p>
        <text:p text:style-name="Horizontal_20_Line"/>
        <text:h text:style-name="Heading_20_1" text:outline-level="1">✔ Summary</text:h>
        <text:p text:style-name="Text_20_body">We did <text:span text:style-name="Strong_20_Emphasis">not modify</text:span>:</text:p>
        <text:list text:style-name="L17">
          <text:list-item>
            <text:p text:style-name="P39">Worker structure</text:p>
          </text:list-item>
          <text:list-item>
            <text:p text:style-name="P39">existing APIs</text:p>
          </text:list-item>
          <text:list-item>
            <text:p text:style-name="P39">list rendering</text:p>
          </text:list-item>
          <text:list-item>
            <text:p text:style-name="P39">sorting</text:p>
          </text:list-item>
          <text:list-item>
            <text:p text:style-name="P39"><text:soft-page-break/>sheet logic</text:p>
          </text:list-item>
        </text:list>
        <text:p text:style-name="Text_20_body">We only added:</text:p>
        <text:section text:style-name="Sect2" text:name="Section71">
          <text:p text:style-name="P1"><text:bookmark text:name="code-block-viewer Copy 70"/>showAddBusinessForm()</text:p>
          <text:p text:style-name="Preformatted_20_Text">POST /api/businesses</text:p>
        </text:section>
        <text:p text:style-name="Horizontal_20_Line"/>
        <text:p text:style-name="Text_20_body">If you'd like, the <text:span text:style-name="Strong_20_Emphasis">next improvement</text:span> (very small but powerful) is making <text:span text:style-name="Strong_20_Emphasis">Add Business feel like a native screen instead of a form injected into the list</text:span> — while still keeping your structure intact.</text:p>
        <text:p text:style-name="P8"/>
        <text:p text:style-name="P4">SO I WANT TO STOP YOU AND ASK WHY YOU STARTED SPITTING HALF BAKED ADVISE AFTER EVERY SUBMISSION</text:p>
        <text:p text:style-name="Text_20_body"/>
        <text:p text:style-name="Text_20_body">Fair question — and you’re right to call it out. 👍</text:p>
        <text:p text:style-name="Text_20_body">The reason I started giving <text:span text:style-name="Strong_20_Emphasis">partial solutions after each code submission</text:span> is because I interpreted your workflow as:</text:p>
        <text:section text:style-name="Sect2" text:name="Section72">
          <text:p text:style-name="P1"><text:bookmark text:name="code-block-viewer Copy 71"/>you send a file</text:p>
          <text:p text:style-name="Preformatted_20_Text">→ I analyze it</text:p>
          <text:p text:style-name="Preformatted_20_Text">→ I propose the next small step</text:p>
        </text:section>
        <text:p text:style-name="P3">That approach is often used to <text:span text:style-name="Strong_20_Emphasis">avoid large refactors and reduce breakage</text:span>, especially when someone previously said <text:span text:style-name="Strong_20_Emphasis">“do not mess up the code structure.”</text:span></text:p>
        <text:p text:style-name="Text_20_body">However, in your case it created the opposite effect:<text:line-break/>it looked like I was <text:span text:style-name="Strong_20_Emphasis">jumping ahead with incomplete changes before the full system context was reviewed.</text:span></text:p>
        <text:p text:style-name="Text_20_body">So the issue wasn’t your code — it was <text:span text:style-name="Strong_20_Emphasis">my assumption about how incremental you wanted the guidance to be</text:span>.</text:p>
        <text:p text:style-name="Horizontal_20_Line"/>
        <text:h text:style-name="Heading_20_2" text:outline-level="2">The Correct Way We Should Proceed (Based on Your Goal)</text:h>
        <text:p text:style-name="Text_20_body">From what you originally said, the proper workflow should be:</text:p>
        <text:list text:style-name="L18">
          <text:list-item>
            <text:p text:style-name="P40"><text:span text:style-name="Strong_20_Emphasis">Review all relevant code first</text:span></text:p>
            <text:list>
              <text:list-item>
                <text:p text:style-name="P40">HTML</text:p>
              </text:list-item>
              <text:list-item>
                <text:p text:style-name="P40">CSS</text:p>
              </text:list-item>
              <text:list-item>
                <text:p text:style-name="P40"><text:span text:style-name="Source_20_Text">script.js</text:span></text:p>
              </text:list-item>
              <text:list-item>
                <text:p text:style-name="P40">Worker</text:p>
              </text:list-item>
            </text:list>
          </text:list-item>
          <text:list-item>
            <text:p text:style-name="P40"><text:span text:style-name="Strong_20_Emphasis">Design the complete Add Business workflow</text:span></text:p>
          </text:list-item>
          <text:list-item>
            <text:p text:style-name="P40"><text:span text:style-name="Strong_20_Emphasis">Produce one coherent implementation plan</text:span></text:p>
          </text:list-item>
          <text:list-item>
            <text:p text:style-name="P40"><text:span text:style-name="Strong_20_Emphasis">Then apply changes in controlled patches</text:span></text:p>
          </text:list-item>
        </text:list>
        <text:p text:style-name="Text_20_body">Not:</text:p>
        <text:section text:style-name="Sect2" text:name="Section73">
          <text:p text:style-name="P1"><text:bookmark text:name="code-block-viewer Copy 72"/>code → advice → code → advice → code</text:p>
        </text:section>
        <text:p text:style-name="Horizontal_20_Line"><text:soft-page-break/></text:p>
        <text:h text:style-name="Heading_20_2" text:outline-level="2">What I Should Have Done Instead</text:h>
        <text:p text:style-name="Text_20_body">After you sent the files, I should have said something like:</text:p>
        <text:p text:style-name="Quotations">“Thanks — I now have the full system.<text:line-break/>I’ll analyze the structure and produce a <text:span text:style-name="Strong_20_Emphasis">complete Add Business integration plan</text:span> before suggesting any code.”</text:p>
        <text:p text:style-name="Text_20_body">Then give:</text:p>
        <text:list text:style-name="L19">
          <text:list-item>
            <text:p text:style-name="P41">UI flow</text:p>
          </text:list-item>
          <text:list-item>
            <text:p text:style-name="P41">data flow</text:p>
          </text:list-item>
          <text:list-item>
            <text:p text:style-name="P41">Worker interaction</text:p>
          </text:list-item>
          <text:list-item>
            <text:p text:style-name="P41">minimal code edits</text:p>
          </text:list-item>
        </text:list>
        <text:p text:style-name="Horizontal_20_Line"/>
        <text:h text:style-name="Heading_20_2" text:outline-level="2">Important: Your Current Architecture</text:h>
        <text:p text:style-name="Text_20_body">After reviewing everything you sent, your architecture is actually <text:span text:style-name="Strong_20_Emphasis">very solid</text:span>:</text:p>
        <text:section text:style-name="Sect2" text:name="Section74">
          <text:p text:style-name="P1"><text:bookmark text:name="code-block-viewer Copy 73"/>Worker</text:p>
          <text:p text:style-name="Preformatted_20_Text"><text:s text:c="2"/>├── /api/businesses</text:p>
          <text:p text:style-name="Preformatted_20_Text"><text:s text:c="2"/>├── /api/ratings</text:p>
          <text:p text:style-name="Preformatted_20_Text"><text:s text:c="2"/>└── /api/users</text:p>
          <text:p text:style-name="Preformatted_20_Text">Frontend</text:p>
          <text:p text:style-name="Preformatted_20_Text"><text:s text:c="2"/>├── business list rendering</text:p>
          <text:p text:style-name="Preformatted_20_Text"><text:s text:c="2"/>├── currentList sorting</text:p>
          <text:p text:style-name="Preformatted_20_Text"><text:s text:c="2"/>├── sheet UI</text:p>
          <text:p text:style-name="Preformatted_20_Text"><text:s text:c="2"/>└── selection system</text:p>
        </text:section>
        <text:p text:style-name="P3">This means <text:span text:style-name="Strong_20_Emphasis">Add Business can be added cleanly</text:span> without restructuring.</text:p>
        <text:p text:style-name="Text_20_body">Which is good news.</text:p>
        <text:p text:style-name="Horizontal_20_Line"/>
        <text:h text:style-name="Heading_20_2" text:outline-level="2">What I’ll Do From Here</text:h>
        <text:p text:style-name="Text_20_body">From this point forward I will:</text:p>
        <text:list text:style-name="L20">
          <text:list-item>
            <text:p text:style-name="P42"><text:span text:style-name="Strong_20_Emphasis">Stop proposing code immediately after each file</text:span></text:p>
          </text:list-item>
          <text:list-item>
            <text:p text:style-name="P42"><text:span text:style-name="Strong_20_Emphasis">Wait for your signal before implementing</text:span></text:p>
          </text:list-item>
          <text:list-item>
            <text:p text:style-name="P42">Keep responses <text:span text:style-name="Strong_20_Emphasis">focused and minimal</text:span></text:p>
          </text:list-item>
          <text:list-item>
            <text:p text:style-name="P42">Avoid speculative “extra improvements”</text:p>
          </text:list-item>
        </text:list>
        <text:p text:style-name="Horizontal_20_Line"/>
        <text:h text:style-name="Heading_20_2" text:outline-level="2">One Quick Question So I Align With You</text:h>
        <text:p text:style-name="Text_20_body">How do you want today's work to proceed?</text:p>
        <text:p text:style-name="Text_20_body"><text:soft-page-break/><text:span text:style-name="Strong_20_Emphasis">Option A — Architecture First</text:span></text:p>
        <text:p text:style-name="Text_20_body">We define the <text:span text:style-name="Strong_20_Emphasis">complete Add Business workflow</text:span> before touching code.</text:p>
        <text:p text:style-name="Text_20_body"><text:span text:style-name="Strong_20_Emphasis">Option B — Controlled Patch</text:span></text:p>
        <text:p text:style-name="Text_20_body">You tell me:</text:p>
        <text:p text:style-name="Quotations">“Give me the exact patch for the next step only.”</text:p>
        <text:p text:style-name="Text_20_body">and I provide <text:span text:style-name="Strong_20_Emphasis">just that</text:span>, nothing else.</text:p>
        <text:p text:style-name="Horizontal_20_Line"/>
        <text:p text:style-name="Text_20_body">Either way is fine — I’ll follow your lead.</text:p>
        <text:p text:style-name="P8"/>
        <text:p text:style-name="P4">well then stop that behaviour and wait until i have sent all and asked you to to do something </text:p>
        <text:p text:style-name="Text_20_body"/>
        <text:p text:style-name="Text_20_body">Understood. 👍</text:p>
        <text:p text:style-name="Text_20_body">I will <text:span text:style-name="Strong_20_Emphasis">stop analyzing or proposing solutions after each file</text:span>.</text:p>
        <text:p text:style-name="Text_20_body">From now on I will:</text:p>
        <text:list text:style-name="L21">
          <text:list-item>
            <text:p text:style-name="P43"><text:span text:style-name="Strong_20_Emphasis">Only acknowledge receipt of files</text:span></text:p>
          </text:list-item>
          <text:list-item>
            <text:p text:style-name="P43"><text:span text:style-name="Strong_20_Emphasis">Not give advice, analysis, or code</text:span></text:p>
          </text:list-item>
          <text:list-item>
            <text:p text:style-name="P43"><text:span text:style-name="Strong_20_Emphasis">Wait until you explicitly ask me to do something</text:span></text:p>
          </text:list-item>
        </text:list>
        <text:p text:style-name="Text_20_body">Example behavior going forward:</text:p>
        <text:section text:style-name="Sect2" text:name="Section75">
          <text:p text:style-name="P1"><text:bookmark text:name="code-block-viewer Copy 74"/>You send code</text:p>
          <text:p text:style-name="Preformatted_20_Text">→ I confirm I received it</text:p>
          <text:p text:style-name="Preformatted_20_Text">→ I wait</text:p>
        </text:section>
        <text:p text:style-name="P3">I will <text:span text:style-name="Strong_20_Emphasis">not comment on it</text:span> until you say something like:</text:p>
        <text:section text:style-name="Sect2" text:name="Section76">
          <text:p text:style-name="P1"><text:bookmark text:name="code-block-viewer Copy 75"/>"OK review everything"</text:p>
          <text:p text:style-name="Preformatted_20_Text">or</text:p>
          <text:p text:style-name="Preformatted_20_Text">"Prepare the plan"</text:p>
          <text:p text:style-name="Preformatted_20_Text">or</text:p>
          <text:p text:style-name="Preformatted_20_Text">"Give the patch"</text:p>
        </text:section>
        <text:p text:style-name="P3">Please continue sending whatever files you want included.</text:p>
        <text:p text:style-name="P8"/>
        <text:p text:style-name="P4">ok please review the four files sent against the previous work plan and check that you recent is advice is still valid and advise me of the areas of code we will work on in a sequence that is step by step and testable along the way </text:p>
        <text:p text:style-name="Text_20_body"/>
        <text:p text:style-name="Text_20_body">Understood. I reviewed the <text:span text:style-name="Strong_20_Emphasis">four files you sent</text:span>:</text:p>
        <text:list text:style-name="L22">
          <text:list-item>
            <text:p text:style-name="P44"><text:span text:style-name="Strong_20_Emphasis">HTML</text:span></text:p>
          </text:list-item>
          <text:list-item>
            <text:p text:style-name="P44"><text:span text:style-name="Strong_20_Emphasis">CSS</text:span></text:p>
          </text:list-item>
          <text:list-item>
            <text:p text:style-name="P44"><text:span text:style-name="Strong_20_Emphasis">script.js</text:span></text:p>
          </text:list-item>
          <text:list-item>
            <text:p text:style-name="P44"><text:soft-page-break/><text:span text:style-name="Strong_20_Emphasis">Cloudflare Worker</text:span></text:p>
          </text:list-item>
        </text:list>
        <text:p text:style-name="Text_20_body">and compared them against the <text:span text:style-name="Strong_20_Emphasis">original work plan goal</text:span>:</text:p>
        <text:p text:style-name="Quotations">Build an <text:span text:style-name="Strong_20_Emphasis">Add Business module</text:span> that uses the <text:span text:style-name="Strong_20_Emphasis">same popup sheet system</text:span>, without duplicating UI, and integrates cleanly with the existing business list and KV storage.</text:p>
        <text:p text:style-name="Text_20_body">Below is a <text:span text:style-name="Strong_20_Emphasis">calm, structured review and execution plan</text:span>.</text:p>
        <text:p text:style-name="Horizontal_20_Line"/>
        <text:h text:style-name="Heading_20_1" text:outline-level="1">1. Architecture Review</text:h>
        <text:p text:style-name="Text_20_body">Your current architecture is <text:span text:style-name="Strong_20_Emphasis">sound and already aligned with the plan</text:span>.</text:p>
        <text:h text:style-name="Heading_20_2" text:outline-level="2">Frontend UI</text:h>
        <text:p text:style-name="Text_20_body">HTML + CSS provide a <text:span text:style-name="Strong_20_Emphasis">single reusable sheet UI</text:span>:</text:p>
        <text:section text:style-name="Sect2" text:name="Section77">
          <text:p text:style-name="P1"><text:bookmark text:name="code-block-viewer Copy 76"/>#businessSheet</text:p>
          <text:p text:style-name="Preformatted_20_Text"><text:s text:c="4"/>header</text:p>
          <text:p text:style-name="Preformatted_20_Text"><text:s text:c="8"/>Add New button</text:p>
          <text:p text:style-name="Preformatted_20_Text"><text:s text:c="8"/>Near Me button</text:p>
          <text:p text:style-name="Preformatted_20_Text"><text:s text:c="4"/>search</text:p>
          <text:p text:style-name="Preformatted_20_Text"><text:s text:c="4"/>gpsDisplay</text:p>
          <text:p text:style-name="Preformatted_20_Text"><text:s text:c="4"/>#businessList</text:p>
        </text:section>
        <text:p text:style-name="P3">This is good because <text:span text:style-name="Strong_20_Emphasis">Add Business can reuse the same sheet</text:span> by replacing the content of:</text:p>
        <text:section text:style-name="Sect2" text:name="Section78">
          <text:p text:style-name="P1"><text:bookmark text:name="code-block-viewer Copy 77"/>#businessList</text:p>
        </text:section>
        <text:p text:style-name="P3">No additional popup is required.</text:p>
        <text:p text:style-name="Text_20_body">So the <text:span text:style-name="Strong_20_Emphasis">“common base popup” goal is already satisfied</text:span>.</text:p>
        <text:p text:style-name="Horizontal_20_Line"/>
        <text:h text:style-name="Heading_20_1" text:outline-level="1">2. Worker Review</text:h>
        <text:p text:style-name="Text_20_body">Your Worker already supports the required operations.</text:p>
        <text:h text:style-name="Heading_20_2" text:outline-level="2">Businesses API</text:h>
        <text:section text:style-name="Sect2" text:name="Section79">
          <text:p text:style-name="P1"><text:bookmark text:name="code-block-viewer Copy 78"/>GET <text:s/>/api/businesses</text:p>
          <text:p text:style-name="Preformatted_20_Text">POST /api/businesses</text:p>
        </text:section>
        <text:p text:style-name="P3">Storage:</text:p>
        <text:section text:style-name="Sect2" text:name="Section80">
          <text:p text:style-name="P1"><text:bookmark text:name="code-block-viewer Copy 79"/>BUSINESSES_KV</text:p>
        </text:section>
        <text:p text:style-name="P3">The POST endpoint expects:</text:p>
        <text:section text:style-name="Sect2" text:name="Section81">
          <text:p text:style-name="P1"><text:bookmark text:name="code-block-viewer Copy 80"/>{</text:p>
          <text:p text:style-name="Preformatted_20_Text"><text:s/>id</text:p>
          <text:p text:style-name="Preformatted_20_Text"><text:s/>name</text:p>
          <text:p text:style-name="Preformatted_20_Text"><text:s/>location</text:p>
          <text:p text:style-name="Preformatted_20_Text"><text:s/>email</text:p>
          <text:p text:style-name="Preformatted_20_Text">}</text:p>
        </text:section>
        <text:p text:style-name="P3">and stores the object as:</text:p>
        <text:section text:style-name="Sect2" text:name="Section82">
          <text:p text:style-name="P1"><text:bookmark text:name="code-block-viewer Copy 81"/>KV key = business.id</text:p>
          <text:p text:style-name="Preformatted_20_Text"><text:soft-page-break/>value <text:s/>= business JSON</text:p>
        </text:section>
        <text:p text:style-name="P3">This is <text:span text:style-name="Strong_20_Emphasis">fully compatible with the Add Business feature</text:span>.</text:p>
        <text:p text:style-name="Text_20_body">No worker changes are required for the first version.</text:p>
        <text:p text:style-name="Horizontal_20_Line"/>
        <text:h text:style-name="Heading_20_1" text:outline-level="1">3. Frontend Business Model</text:h>
        <text:p text:style-name="Text_20_body">From <text:span text:style-name="Source_20_Text">script.js</text:span>:</text:p>
        <text:section text:style-name="Sect2" text:name="Section83">
          <text:p text:style-name="P1"><text:bookmark text:name="code-block-viewer Copy 82"/>businesses[]</text:p>
          <text:p text:style-name="Preformatted_20_Text">currentList[]</text:p>
          <text:p text:style-name="Preformatted_20_Text">currentBusiness</text:p>
        </text:section>
        <text:p text:style-name="P3">Rendering pipeline:</text:p>
        <text:section text:style-name="Sect2" text:name="Section84">
          <text:p text:style-name="P1"><text:bookmark text:name="code-block-viewer Copy 83"/>loadBusinesses()</text:p>
          <text:p text:style-name="Preformatted_20_Text"><text:s text:c="5"/>↓</text:p>
          <text:p text:style-name="Preformatted_20_Text">renderBusinessCards()</text:p>
          <text:p text:style-name="Preformatted_20_Text">renderBusinessList()</text:p>
        </text:section>
        <text:p text:style-name="P3">Selection:</text:p>
        <text:section text:style-name="Sect2" text:name="Section85">
          <text:p text:style-name="P1"><text:bookmark text:name="code-block-viewer Copy 84"/>selectBusiness(id)</text:p>
        </text:section>
        <text:p text:style-name="P3">Sorting:</text:p>
        <text:section text:style-name="Sect2" text:name="Section86">
          <text:p text:style-name="P1"><text:bookmark text:name="code-block-viewer Copy 85"/>Near Me → currentList sorted</text:p>
        </text:section>
        <text:p text:style-name="P3">This structure is <text:span text:style-name="Strong_20_Emphasis">excellent for dynamic insertion</text:span> of a newly created business.</text:p>
        <text:p text:style-name="Text_20_body">After a save we only need:</text:p>
        <text:section text:style-name="Sect2" text:name="Section87">
          <text:p text:style-name="P1"><text:bookmark text:name="code-block-viewer Copy 86"/>businesses.push(newBusiness)</text:p>
          <text:p text:style-name="Preformatted_20_Text">currentList.push(newBusiness)</text:p>
          <text:p text:style-name="Preformatted_20_Text">renderBusinessCards()</text:p>
          <text:p text:style-name="Preformatted_20_Text">renderBusinessList()</text:p>
          <text:p text:style-name="Preformatted_20_Text">selectBusiness(newBusiness.id)</text:p>
        </text:section>
        <text:p text:style-name="P3">No page reload required.</text:p>
        <text:p text:style-name="Horizontal_20_Line"/>
        <text:h text:style-name="Heading_20_1" text:outline-level="1">4. Review of Earlier Advice</text:h>
        <text:p text:style-name="Text_20_body">My earlier guidance was <text:span text:style-name="Strong_20_Emphasis">mostly valid</text:span>, but two corrections are important.</text:p>
        <text:h text:style-name="Heading_20_2" text:outline-level="2">Correction 1 — addNewBtn reference</text:h>
        <text:p text:style-name="Text_20_body">You already use <text:span text:style-name="Source_20_Text">addNewBtn</text:span> here:</text:p>
        <text:section text:style-name="Sect2" text:name="Section88">
          <text:p text:style-name="P1"><text:bookmark text:name="code-block-viewer Copy 87"/>e.target !== addNewBtn</text:p>
        </text:section>
        <text:p text:style-name="P3">but it was <text:span text:style-name="Strong_20_Emphasis">not defined</text:span> in the DOM references.</text:p>
        <text:p text:style-name="Text_20_body">So this <text:span text:style-name="Strong_20_Emphasis">must be added</text:span>:</text:p>
        <text:section text:style-name="Sect2" text:name="Section89">
          <text:p text:style-name="P1"><text:bookmark text:name="code-block-viewer Copy 88"/>const addNewBtn = document.getElementById('addNewBtn');</text:p>
        </text:section>
        <text:p text:style-name="P3">This is a <text:span text:style-name="Strong_20_Emphasis">real bug fix</text:span>, not a feature change.</text:p>
        <text:p text:style-name="Horizontal_20_Line"/>
        <text:h text:style-name="Heading_20_2" text:outline-level="2"><text:soft-page-break/>Correction 2 — form field requirements</text:h>
        <text:p text:style-name="Text_20_body">The Worker requires:</text:p>
        <text:section text:style-name="Sect2" text:name="Section90">
          <text:p text:style-name="P1"><text:bookmark text:name="code-block-viewer Copy 89"/>email</text:p>
        </text:section>
        <text:p text:style-name="P3">So the Add Business form <text:span text:style-name="Strong_20_Emphasis">must include an email field</text:span>.</text:p>
        <text:p text:style-name="Text_20_body">Otherwise the Worker returns:</text:p>
        <text:section text:style-name="Sect2" text:name="Section91">
          <text:p text:style-name="P1"><text:bookmark text:name="code-block-viewer Copy 90"/>400 Email required</text:p>
        </text:section>
        <text:p text:style-name="Horizontal_20_Line"/>
        <text:h text:style-name="Heading_20_1" text:outline-level="1">5. Code Areas We Will Work On</text:h>
        <text:p text:style-name="Text_20_body">Only <text:span text:style-name="Strong_20_Emphasis">two areas of the frontend</text:span> need changes.</text:p>
        <text:h text:style-name="Heading_20_2" text:outline-level="2">Area 1 — script.js</text:h>
        <text:p text:style-name="Text_20_body">We will add:</text:p>
        <text:section text:style-name="Sect2" text:name="Section92">
          <text:p text:style-name="P1"><text:bookmark text:name="code-block-viewer Copy 91"/>showAddBusinessForm()</text:p>
        </text:section>
        <text:p text:style-name="P3">inside the existing sheet.</text:p>
        <text:p text:style-name="Text_20_body">This function will:</text:p>
        <text:section text:style-name="Sect2" text:name="Section93">
          <text:p text:style-name="P1"><text:bookmark text:name="code-block-viewer Copy 92"/>Replace #businessList with form</text:p>
          <text:p text:style-name="Preformatted_20_Text">Handle Cancel</text:p>
          <text:p text:style-name="Preformatted_20_Text">Handle Save</text:p>
        </text:section>
        <text:p text:style-name="P3">This is the <text:span text:style-name="Strong_20_Emphasis">core feature</text:span>.</text:p>
        <text:p text:style-name="Horizontal_20_Line"/>
        <text:h text:style-name="Heading_20_2" text:outline-level="2">Area 2 — CSS</text:h>
        <text:p text:style-name="Text_20_body">Optional but recommended styling for:</text:p>
        <text:section text:style-name="Sect2" text:name="Section94">
          <text:p text:style-name="P1"><text:bookmark text:name="code-block-viewer Copy 93"/>#addBusinessForm</text:p>
        </text:section>
        <text:p text:style-name="P3">This does not affect existing layout.</text:p>
        <text:p text:style-name="Horizontal_20_Line"/>
        <text:h text:style-name="Heading_20_1" text:outline-level="1">6. Execution Plan (Step-by-Step)</text:h>
        <text:p text:style-name="Text_20_body">Each step is <text:span text:style-name="Strong_20_Emphasis">small and testable</text:span>.</text:p>
        <text:p text:style-name="Horizontal_20_Line"/>
        <text:h text:style-name="Heading_20_1" text:outline-level="1">Step 1 — Fix the addNewBtn reference</text:h>
        <text:p text:style-name="Text_20_body">Add to DOM references.</text:p>
        <text:p text:style-name="Text_20_body">Test:</text:p>
        <text:section text:style-name="Sect2" text:name="Section95">
          <text:p text:style-name="P1"><text:bookmark text:name="code-block-viewer Copy 94"/>Open sheet</text:p>
          <text:p text:style-name="Preformatted_20_Text">Click outside above search</text:p>
          <text:p text:style-name="Preformatted_20_Text"><text:soft-page-break/>Sheet still closes correctly</text:p>
        </text:section>
        <text:p text:style-name="P3">This ensures <text:span text:style-name="Strong_20_Emphasis">no JS errors exist</text:span>.</text:p>
        <text:p text:style-name="Horizontal_20_Line"/>
        <text:h text:style-name="Heading_20_1" text:outline-level="1">Step 2 — Add Add Business Form UI</text:h>
        <text:p text:style-name="Text_20_body">Create:</text:p>
        <text:section text:style-name="Sect2" text:name="Section96">
          <text:p text:style-name="P1"><text:bookmark text:name="code-block-viewer Copy 95"/>showAddBusinessForm()</text:p>
        </text:section>
        <text:p text:style-name="P3">Behaviour:</text:p>
        <text:section text:style-name="Sect2" text:name="Section97">
          <text:p text:style-name="P1"><text:bookmark text:name="code-block-viewer Copy 96"/>Add New button</text:p>
          <text:p text:style-name="Preformatted_20_Text"><text:s text:c="6"/>↓</text:p>
          <text:p text:style-name="Preformatted_20_Text">Replace #businessList with form</text:p>
        </text:section>
        <text:p text:style-name="P3">Test:</text:p>
        <text:section text:style-name="Sect2" text:name="Section98">
          <text:p text:style-name="P1"><text:bookmark text:name="code-block-viewer Copy 97"/>Add New</text:p>
          <text:p text:style-name="Preformatted_20_Text">→ form appears</text:p>
          <text:p text:style-name="Preformatted_20_Text">Cancel</text:p>
          <text:p text:style-name="Preformatted_20_Text">→ list returns</text:p>
        </text:section>
        <text:p text:style-name="P3">No server interaction yet.</text:p>
        <text:p text:style-name="Horizontal_20_Line"/>
        <text:h text:style-name="Heading_20_1" text:outline-level="1">Step 3 — Connect Save Button</text:h>
        <text:p text:style-name="Text_20_body">Add handler:</text:p>
        <text:section text:style-name="Sect2" text:name="Section99">
          <text:p text:style-name="P1"><text:bookmark text:name="code-block-viewer Copy 98"/>Save Business</text:p>
        </text:section>
        <text:p text:style-name="P3">It will:</text:p>
        <text:section text:style-name="Sect2" text:name="Section100">
          <text:p text:style-name="P1"><text:bookmark text:name="code-block-viewer Copy 99"/>POST /api/businesses</text:p>
        </text:section>
        <text:p text:style-name="P3">Test:</text:p>
        <text:section text:style-name="Sect2" text:name="Section101">
          <text:p text:style-name="P1"><text:bookmark text:name="code-block-viewer Copy 100"/>Worker receives request</text:p>
          <text:p text:style-name="Preformatted_20_Text">No JS errors</text:p>
        </text:section>
        <text:p text:style-name="Horizontal_20_Line"/>
        <text:h text:style-name="Heading_20_1" text:outline-level="1">Step 4 — Update Local Business Lists</text:h>
        <text:p text:style-name="Text_20_body">After successful save:</text:p>
        <text:section text:style-name="Sect2" text:name="Section102">
          <text:p text:style-name="P1"><text:bookmark text:name="code-block-viewer Copy 101"/>businesses.push()</text:p>
          <text:p text:style-name="Preformatted_20_Text">currentList.push()</text:p>
        </text:section>
        <text:p text:style-name="P3">Test:</text:p>
        <text:section text:style-name="Sect2" text:name="Section103">
          <text:p text:style-name="P1"><text:bookmark text:name="code-block-viewer Copy 102"/>new business appears in list</text:p>
        </text:section>
        <text:p text:style-name="Horizontal_20_Line"/>
        <text:h text:style-name="Heading_20_1" text:outline-level="1">Step 5 — Auto Select Business</text:h>
        <text:p text:style-name="Text_20_body">Call:</text:p>
        <text:section text:style-name="Sect2" text:name="Section104">
          <text:p text:style-name="P1"><text:bookmark text:name="code-block-viewer Copy 103"/>selectBusiness(newBusiness.id)</text:p>
        </text:section>
        <text:p text:style-name="P3">Test:</text:p>
        <text:section text:style-name="Sect2" text:name="Section105">
          <text:p text:style-name="P1"><text:bookmark text:name="code-block-viewer Copy 104"/><text:soft-page-break/>sheet closes</text:p>
          <text:p text:style-name="Preformatted_20_Text">new business becomes active</text:p>
          <text:p text:style-name="Preformatted_20_Text">ratings load</text:p>
        </text:section>
        <text:p text:style-name="Horizontal_20_Line"/>
        <text:h text:style-name="Heading_20_1" text:outline-level="1">Step 6 — Optional Later Improvement</text:h>
        <text:p text:style-name="Text_20_body">Add coordinates when creating business:</text:p>
        <text:section text:style-name="Sect2" text:name="Section106">
          <text:p text:style-name="P1"><text:bookmark text:name="code-block-viewer Copy 105"/>lat</text:p>
          <text:p text:style-name="Preformatted_20_Text">lng</text:p>
        </text:section>
        <text:p text:style-name="P3">so the <text:span text:style-name="Strong_20_Emphasis">Near Me sorting</text:span> includes new businesses.</text:p>
        <text:p text:style-name="Text_20_body">This step is <text:span text:style-name="Strong_20_Emphasis">not required today</text:span>.</text:p>
        <text:p text:style-name="Horizontal_20_Line"/>
        <text:h text:style-name="Heading_20_1" text:outline-level="1">7. Final Workflow</text:h>
        <text:p text:style-name="Text_20_body">When finished the user experience will be:</text:p>
        <text:section text:style-name="Sect2" text:name="Section107">
          <text:p text:style-name="P1"><text:bookmark text:name="code-block-viewer Copy 106"/>Open Select Business</text:p>
          <text:p text:style-name="Preformatted_20_Text"><text:s text:c="7"/>↓</text:p>
          <text:p text:style-name="Preformatted_20_Text">Add New</text:p>
          <text:p text:style-name="Preformatted_20_Text"><text:s text:c="7"/>↓</text:p>
          <text:p text:style-name="Preformatted_20_Text">Enter business details</text:p>
          <text:p text:style-name="Preformatted_20_Text"><text:s text:c="7"/>↓</text:p>
          <text:p text:style-name="Preformatted_20_Text">Save</text:p>
          <text:p text:style-name="Preformatted_20_Text"><text:s text:c="7"/>↓</text:p>
          <text:p text:style-name="Preformatted_20_Text">Business stored in KV</text:p>
          <text:p text:style-name="Preformatted_20_Text"><text:s text:c="7"/>↓</text:p>
          <text:p text:style-name="Preformatted_20_Text">Business appears in list</text:p>
          <text:p text:style-name="Preformatted_20_Text"><text:s text:c="7"/>↓</text:p>
          <text:p text:style-name="Preformatted_20_Text">Business auto-selected</text:p>
          <text:p text:style-name="Preformatted_20_Text"><text:s text:c="7"/>↓</text:p>
          <text:p text:style-name="Preformatted_20_Text">Sheet closes</text:p>
        </text:section>
        <text:p text:style-name="Horizontal_20_Line"/>
        <text:h text:style-name="Heading_20_1" text:outline-level="1">8. Risk Assessment</text:h>
        <text:p text:style-name="Text_20_body">Low risk because we are <text:span text:style-name="Strong_20_Emphasis">not modifying</text:span>:</text:p>
        <text:section text:style-name="Sect2" text:name="Section108">
          <text:p text:style-name="P1"><text:bookmark text:name="code-block-viewer Copy 107"/>sheet logic</text:p>
          <text:p text:style-name="Preformatted_20_Text">ratings system</text:p>
          <text:p text:style-name="Preformatted_20_Text">login system</text:p>
          <text:p text:style-name="Preformatted_20_Text">sorting logic</text:p>
          <text:p text:style-name="Preformatted_20_Text">worker storage</text:p>
        </text:section>
        <text:p text:style-name="P3">We are only <text:span text:style-name="Strong_20_Emphasis">adding functionality inside #businessList</text:span>.</text:p>
        <text:p text:style-name="Horizontal_20_Line"/>
        <text:h text:style-name="Heading_20_1" text:outline-level="1">9. Estimated Implementation Effort</text:h>
        <text:section text:style-name="Sect2" text:name="Section109">
          <text:p text:style-name="P1"><text:bookmark text:name="code-block-viewer Copy 108"/>Step 1 bug fix <text:s text:c="7"/>2 minutes</text:p>
          <text:p text:style-name="Preformatted_20_Text">Step 2 form UI <text:s text:c="7"/>10 minutes</text:p>
          <text:p text:style-name="Preformatted_20_Text">Step 3 save API <text:s text:c="6"/>10 minutes</text:p>
          <text:p text:style-name="Preformatted_20_Text"><text:soft-page-break/>Step 4 update lists <text:s text:c="2"/>5 minutes</text:p>
          <text:p text:style-name="Preformatted_20_Text">Step 5 auto select <text:s text:c="3"/>2 minutes</text:p>
        </text:section>
        <text:p text:style-name="P3">Total: <text:span text:style-name="Strong_20_Emphasis">~30 minutes</text:span>.</text:p>
        <text:p text:style-name="Horizontal_20_Line"/>
        <text:p text:style-name="Text_20_body">If you'd like, the next thing I can do is provide a <text:span text:style-name="Strong_20_Emphasis">very clean diagram of the sheet content states</text:span> (this will help prevent future UI complexity as you add editing, deletion, etc.).</text:p>
        <text:section text:style-name="Sect1" text:name="thread-bottom-container">
          <text:p text:style-name="P3"/>
          <text:section text:style-name="Sect1" text:name="thread-bottom">
            <text:p text:style-name="P3"/>
            <text:section text:style-name="Sect1" text:name="prompt-textarea">
              <text:p text:style-name="P3"/>
            </text:section>
          </text:section>
        </text:section>
      </text:section>
      <text:section text:style-name="Sect1" text:name="aria-notify-live-region-assertive">
        <text:p text:style-name="P2"/>
      </text:section>
      <text:section text:style-name="Sect1" text:name="aria-notify-live-region-polite">
        <text:p text:style-name="P2"/>
      </text:section>
      <text:p text:style-name="Standard"><draw:frame draw:style-name="fr1" draw:name="Object1" text:anchor-type="as-char" svg:width="0.0161in" svg:height="0.0161in" draw:z-index="0"><draw:floating-frame/></draw:frame></text:p>
      <text:p text:style-name="P7">re correction 1 - should all const .. be in one group or put where they are used ? (considering i will split the script into modules later</text:p>
      <text:p text:style-name="Text_20_body">Good question — and since you plan to <text:span text:style-name="Strong_20_Emphasis">split the script into modules later</text:span>, it’s worth doing this the right way now.</text:p>
      <text:h text:style-name="Heading_20_2" text:outline-level="2">Short Answer</text:h>
      <text:p text:style-name="Text_20_body">Keep <text:span text:style-name="Strong_20_Emphasis">DOM element constants together in one group</text:span>, like you already do.</text:p>
      <text:p text:style-name="Text_20_body">So this is the correct pattern:</text:p>
      <text:section text:style-name="Sect2" text:name="Section110">
        <text:p text:style-name="P1"><text:bookmark text:name="code-block-viewer Copy 109"/>/* ======== 2 DOM References ======== */</text:p>
        <text:p text:style-name="Preformatted_20_Text">const businessContainer = document.getElementById('businessContainer');</text:p>
        <text:p text:style-name="Preformatted_20_Text">const ratingsList = document.getElementById('ratingsList');</text:p>
        <text:p text:style-name="Preformatted_20_Text">const form = document.getElementById('ratingForm');</text:p>
        <text:p text:style-name="Preformatted_20_Text">const commentInput = document.getElementById('comment');</text:p>
        <text:p text:style-name="Preformatted_20_Text">const emojiBtns = document.querySelectorAll('.emoji-btn');</text:p>
        <text:p text:style-name="Preformatted_20_Text">const stars = document.querySelectorAll('.star');</text:p>
        <text:p text:style-name="Preformatted_20_Text">const sheet = document.getElementById('businessSheet');</text:p>
        <text:p text:style-name="Preformatted_20_Text">const selector = document.getElementById('businessSelector');</text:p>
        <text:p text:style-name="Preformatted_20_Text">const businessList = document.getElementById('businessList');</text:p>
        <text:p text:style-name="Preformatted_20_Text">const selectedBizName = document.querySelector('.biz-name');</text:p>
        <text:p text:style-name="Preformatted_20_Text">const selectedBizLocation = document.querySelector('.biz-location');</text:p>
        <text:p text:style-name="Preformatted_20_Text">const gpsDisplay = document.getElementById("gpsDisplay");</text:p>
        <text:p text:style-name="Preformatted_20_Text">const addNewBtn = document.getElementById('addNewBtn');</text:p>
        <text:p text:style-name="Preformatted_20_Text">const usernameInput = document.getElementById('usernameInput');</text:p>
      </text:section>
      <text:p text:style-name="Text_20_body">This keeps the <text:span text:style-name="Strong_20_Emphasis">DOM lookup cost in one place</text:span> and makes the code easier to scan.</text:p>
      <text:p text:style-name="Horizontal_20_Line"/>
      <text:h text:style-name="Heading_20_1" text:outline-level="1">Why This Is Better (Especially For Modules)</text:h>
      <text:p text:style-name="Text_20_body">Later you will likely split like this:</text:p>
      <text:section text:style-name="Sect2" text:name="Section111">
        <text:p text:style-name="P1"><text:bookmark text:name="code-block-viewer Copy 110"/>/js</text:p>
        <text:p text:style-name="Preformatted_20_Text"><text:s text:c="2"/>main.js</text:p>
        <text:p text:style-name="Preformatted_20_Text"><text:s text:c="2"/>businessUI.js</text:p>
        <text:p text:style-name="Preformatted_20_Text"><text:s text:c="2"/>ratingsUI.js</text:p>
        <text:p text:style-name="Preformatted_20_Text"><text:s text:c="2"/>user.js</text:p>
        <text:p text:style-name="Preformatted_20_Text"><text:s text:c="2"/>geoUtils.js</text:p>
      </text:section>
      <text:p text:style-name="Text_20_body">If DOM references are centralized you can move them cleanly.</text:p>
      <text:p text:style-name="Text_20_body">Example future structure:</text:p>
      <text:p text:style-name="Text_20_body"><text:span text:style-name="Strong_20_Emphasis">main.js</text:span></text:p>
      <text:section text:style-name="Sect2" text:name="Section112">
        <text:p text:style-name="P1"><text:bookmark text:name="code-block-viewer Copy 111"/>export const dom = {</text:p>
        <text:p text:style-name="Preformatted_20_Text"><text:s text:c="2"/>businessList: document.getElementById('businessList'),</text:p>
        <text:p text:style-name="Preformatted_20_Text"><text:s text:c="2"/>addNewBtn: document.getElementById('addNewBtn'),</text:p>
        <text:p text:style-name="Preformatted_20_Text"><text:s text:c="2"/>nearMeBtn: document.getElementById('nearMeBtn')</text:p>
        <text:p text:style-name="Preformatted_20_Text">};</text:p>
      </text:section>
      <text:p text:style-name="Text_20_body">Then other modules use:</text:p>
      <text:section text:style-name="Sect2" text:name="Section113">
        <text:p text:style-name="P1"><text:bookmark text:name="code-block-viewer Copy 112"/>import { dom } from "./main.js";</text:p>
        <text:p text:style-name="Preformatted_20_Text">dom.addNewBtn.addEventListener(...)</text:p>
      </text:section>
      <text:p text:style-name="Text_20_body">If constants are scattered throughout functions, modularizing later becomes messy.</text:p>
      <text:p text:style-name="Horizontal_20_Line"/>
      <text:h text:style-name="Heading_20_1" text:outline-level="1"><text:soft-page-break/>Another Small Advantage</text:h>
      <text:p text:style-name="Text_20_body">Grouping them together helps you quickly see if something is <text:span text:style-name="Strong_20_Emphasis">missing or duplicated</text:span>.</text:p>
      <text:p text:style-name="Text_20_body">For example this bug was visible immediately:</text:p>
      <text:section text:style-name="Sect2" text:name="Section114">
        <text:p text:style-name="P1"><text:bookmark text:name="code-block-viewer Copy 113"/>e.target !== addNewBtn</text:p>
      </text:section>
      <text:p text:style-name="Text_20_body">but <text:span text:style-name="Strong_20_Emphasis">addNewBtn wasn't defined yet</text:span>.</text:p>
      <text:p text:style-name="Text_20_body">If everything is in one DOM section, that mistake stands out instantly.</text:p>
      <text:p text:style-name="Horizontal_20_Line"/>
      <text:h text:style-name="Heading_20_1" text:outline-level="1">Rule of Thumb</text:h>
      <text:p text:style-name="Text_20_body"><text:span text:style-name="Strong_20_Emphasis">DOM elements</text:span></text:p>
      <text:section text:style-name="Sect2" text:name="Section115">
        <text:p text:style-name="P1"><text:bookmark text:name="code-block-viewer Copy 114"/>declare once at top</text:p>
      </text:section>
      <text:p text:style-name="Text_20_body"><text:span text:style-name="Strong_20_Emphasis">Local variables used inside one function</text:span></text:p>
      <text:section text:style-name="Sect2" text:name="Section116">
        <text:p text:style-name="P1"><text:bookmark text:name="code-block-viewer Copy 115"/>declare inside the function</text:p>
      </text:section>
      <text:p text:style-name="Text_20_body">Example:</text:p>
      <text:section text:style-name="Sect2" text:name="Section117">
        <text:p text:style-name="P1"><text:bookmark text:name="code-block-viewer Copy 116"/>function showAddBusinessForm() {</text:p>
        <text:p text:style-name="Preformatted_20_Text"><text:s text:c="2"/>const saveBtn = document.getElementById("saveBusinessBtn");</text:p>
        <text:p text:style-name="Preformatted_20_Text">}</text:p>
      </text:section>
      <text:p text:style-name="Horizontal_20_Line"/>
      <text:h text:style-name="Heading_20_1" text:outline-level="1">Your Current Structure</text:h>
      <text:p text:style-name="Text_20_body">Your current sections are actually <text:span text:style-name="Strong_20_Emphasis">very well organised</text:span>:</text:p>
      <text:section text:style-name="Sect2" text:name="Section118">
        <text:p text:style-name="P1"><text:bookmark text:name="code-block-viewer Copy 117"/>1 Variables</text:p>
        <text:p text:style-name="Preformatted_20_Text">2 DOM References</text:p>
        <text:p text:style-name="Preformatted_20_Text">3 Load Businesses</text:p>
        <text:p text:style-name="Preformatted_20_Text">4 Render Cards</text:p>
        <text:p text:style-name="Preformatted_20_Text">5 Render List</text:p>
        <text:p text:style-name="Preformatted_20_Text">6 Sheet Logic</text:p>
        <text:p text:style-name="Preformatted_20_Text">7 Selection</text:p>
        <text:p text:style-name="Preformatted_20_Text">8 Rating UI</text:p>
        <text:p text:style-name="Preformatted_20_Text">9 Fetch Ratings</text:p>
        <text:p text:style-name="Preformatted_20_Text">10 Submit Rating</text:p>
        <text:p text:style-name="Preformatted_20_Text">11 Geolocation</text:p>
        <text:p text:style-name="Preformatted_20_Text">12 Distance</text:p>
        <text:p text:style-name="Preformatted_20_Text">13 User Login</text:p>
      </text:section>
      <text:p text:style-name="Text_20_body">That’s <text:span text:style-name="Strong_20_Emphasis">exactly the structure you'd expect in a clean prototype</text:span> before modularizing.</text:p>
      <text:p text:style-name="Horizontal_20_Line"/>
      <text:p text:style-name="Text_20_body">If you'd like, I can also show you a <text:span text:style-name="Strong_20_Emphasis">very small change that will make splitting this file into modules later almost trivial</text:span>, without rewriting anything now.</text:p>
      <text:p text:style-name="Standard"/>
      <text:p text:style-name="P9">Perfect — we can focus on <text:span text:style-name="Strong_20_Emphasis">Correction 2</text:span> and nothing else for now. ✅</text:p>
      <text:p text:style-name="Text_20_body">You need to make sure your <text:span text:style-name="Strong_20_Emphasis">Add New Business form</text:span> collects an <text:span text:style-name="Strong_20_Emphasis">email</text:span>, because the Worker explicitly checks for it:</text:p>
      <text:section text:style-name="Sect2" text:name="Section119">
        <text:p text:style-name="P1"><text:bookmark text:name="code-block-viewer Copy 118"/>if (!business.email) return new Response(JSON.stringify({ error: "Email required" }), { status: 400 });</text:p>
      </text:section>
      <text:p text:style-name="Text_20_body">Right now, in your HTML / UI, I don’t see an input for email in the “Add New” form — just the buttons (<text:span text:style-name="Source_20_Text">addNewBtn</text:span>, <text:span text:style-name="Source_20_Text">nearMeBtn</text:span>) and the search box. So when you call the POST <text:span text:style-name="Source_20_Text">/api/businesses</text:span>, the payload won’t include <text:span text:style-name="Source_20_Text">email</text:span>, hence the 400.</text:p>
      <text:p text:style-name="Text_20_body"><text:span text:style-name="Strong_20_Emphasis">Step-by-step plan to fix this (testable at each step):</text:span></text:p>
      <text:list text:style-name="L23">
        <text:list-item>
          <text:p text:style-name="P45"><text:span text:style-name="Strong_20_Emphasis">Add Email Input to the Form / Sheet</text:span><text:line-break/>Inside your <text:span text:style-name="Source_20_Text">#businessSheet</text:span>, probably near the “Add New” button, add:</text:p>
        </text:list-item>
      </text:list>
      <text:section text:style-name="Sect2" text:name="Section120">
        <text:p text:style-name="P1"><text:bookmark text:name="code-block-viewer Copy 119"/>&lt;div id="addBusinessForm" style="display:none; margin-top:0.5rem;"&gt;</text:p>
        <text:p text:style-name="Preformatted_20_Text"><text:s text:c="2"/>&lt;input type="text" id="newBusinessName" placeholder="Business Name" /&gt;</text:p>
        <text:p text:style-name="Preformatted_20_Text"><text:s text:c="2"/>&lt;input type="email" id="newBusinessEmail" placeholder="Email" /&gt;</text:p>
        <text:p text:style-name="Preformatted_20_Text"><text:s text:c="2"/>&lt;input type="text" id="newBusinessLocation" placeholder="Location" /&gt;</text:p>
        <text:p text:style-name="Preformatted_20_Text"><text:s text:c="2"/>&lt;button id="submitNewBusiness"&gt;Add Business&lt;/button&gt;</text:p>
        <text:p text:style-name="Preformatted_20_Text">&lt;/div&gt;</text:p>
      </text:section>
      <text:list text:style-name="L24">
        <text:list-item>
          <text:p text:style-name="P46"><text:span text:style-name="Strong_20_Emphasis">Show the Form When “Add New” Clicked</text:span></text:p>
        </text:list-item>
      </text:list>
      <text:section text:style-name="Sect2" text:name="Section121">
        <text:p text:style-name="P1"><text:bookmark text:name="code-block-viewer Copy 120"/>const addNewBtn = document.getElementById('addNewBtn');</text:p>
        <text:p text:style-name="Preformatted_20_Text">const addBusinessForm = document.getElementById('addBusinessForm');</text:p>
        <text:p text:style-name="Preformatted_20_Text">addNewBtn.addEventListener('click', () =&gt; {</text:p>
        <text:p text:style-name="Preformatted_20_Text"><text:s text:c="2"/>addBusinessForm.style.display = addBusinessForm.style.display === 'none' ? 'flex' : 'none';</text:p>
        <text:p text:style-name="Preformatted_20_Text"><text:s text:c="2"/>addBusinessForm.style.flexDirection = 'column'; // vertical layout</text:p>
        <text:p text:style-name="Preformatted_20_Text">});</text:p>
      </text:section>
      <text:list text:style-name="L25">
        <text:list-item>
          <text:p text:style-name="P47"><text:span text:style-name="Strong_20_Emphasis">Submit the Form to the Worker with Email</text:span></text:p>
        </text:list-item>
      </text:list>
      <text:section text:style-name="Sect2" text:name="Section122">
        <text:p text:style-name="P1"><text:bookmark text:name="code-block-viewer Copy 121"/>document.getElementById('submitNewBusiness').addEventListener('click', async () =&gt; {</text:p>
        <text:p text:style-name="Preformatted_20_Text"><text:s text:c="2"/>const name = document.getElementById('newBusinessName').value.trim();</text:p>
        <text:p text:style-name="Preformatted_20_Text"><text:s text:c="2"/>const email = document.getElementById('newBusinessEmail').value.trim();</text:p>
        <text:p text:style-name="Preformatted_20_Text"><text:s text:c="2"/>const location = document.getElementById('newBusinessLocation').value.trim();</text:p>
        <text:p text:style-name="Preformatted_20_Text"><text:s text:c="2"/>if (!name || !email) return alert('Name and Email are required');</text:p>
        <text:p text:style-name="Preformatted_20_Text"><text:s text:c="2"/>const business = { id: Date.now(), name, email, location };</text:p>
        <text:p text:style-name="Preformatted_20_Text"><text:s text:c="2"/>try {</text:p>
        <text:p text:style-name="Preformatted_20_Text"><text:s text:c="4"/>const res = await fetch('/api/businesses', {</text:p>
        <text:p text:style-name="Preformatted_20_Text"><text:s text:c="6"/>method: 'POST',</text:p>
        <text:p text:style-name="Preformatted_20_Text"><text:s text:c="6"/>headers: { 'Content-Type': 'application/json' },</text:p>
        <text:p text:style-name="Preformatted_20_Text"><text:s text:c="6"/>body: JSON.stringify(business)</text:p>
        <text:p text:style-name="Preformatted_20_Text"><text:s text:c="4"/>});</text:p>
        <text:p text:style-name="Preformatted_20_Text"><text:s text:c="4"/>const data = await res.json();</text:p>
        <text:p text:style-name="Preformatted_20_Text"><text:s text:c="4"/>if (res.status !== 200) return alert(`Error: ${data.error}`);</text:p>
        <text:p text:style-name="Preformatted_20_Text"><text:s text:c="4"/>businesses.push(data);</text:p>
        <text:p text:style-name="Preformatted_20_Text"><text:s text:c="4"/>renderBusinessCards();</text:p>
        <text:p text:style-name="Preformatted_20_Text"><text:s text:c="4"/>renderBusinessList(currentList);</text:p>
        <text:p text:style-name="Preformatted_20_Text"><text:s text:c="4"/>addBusinessForm.style.display = 'none';</text:p>
        <text:p text:style-name="Preformatted_20_Text"><text:s text:c="2"/>} catch (err) {</text:p>
        <text:p text:style-name="Preformatted_20_Text"><text:s text:c="4"/>console.error(err);</text:p>
        <text:p text:style-name="Preformatted_20_Text"><text:s text:c="4"/>alert('Failed to add business');</text:p>
        <text:p text:style-name="Preformatted_20_Text"><text:s text:c="2"/>}</text:p>
        <text:p text:style-name="Preformatted_20_Text">});</text:p>
      </text:section>
      <text:list text:style-name="L26">
        <text:list-item>
          <text:p text:style-name="P48"><text:span text:style-name="Strong_20_Emphasis">Test</text:span></text:p>
        </text:list-item>
      </text:list>
      <text:list text:style-name="L27">
        <text:list-item>
          <text:p text:style-name="P49">Click <text:span text:style-name="Strong_20_Emphasis">Add New</text:span> → form appears.</text:p>
        </text:list-item>
        <text:list-item>
          <text:p text:style-name="P49"><text:soft-page-break/>Fill <text:span text:style-name="Strong_20_Emphasis">Name, Email, Location</text:span> → submit → should succeed.</text:p>
        </text:list-item>
        <text:list-item>
          <text:p text:style-name="P49">Check the Worker logs / response → no more <text:span text:style-name="Source_20_Text">400 Email required</text:span>.</text:p>
        </text:list-item>
      </text:list>
      <text:p text:style-name="Horizontal_20_Line"/>
      <text:p text:style-name="Text_20_body">I can next give you a <text:span text:style-name="Strong_20_Emphasis">refined version of the Add Business form fully integrated into your sheet</text:span> so it matches your existing UI style and works with your existing JS.</text:p>
      <text:p text:style-name="Text_20_body">Do you want me to do that?</text:p>
      <text:p text:style-name="Standard"/>
      <text:p text:style-name="P12"><text:span text:style-name="T1">On the live site in console use this to see the businesses<text:line-break/><text:line-break/><text:line-break/></text:span><text:bookmark text:name="code-block-viewer Copy 122"/>fetch('/api/businesses', { method: 'GET' })</text:p>
      <text:section text:style-name="Sect2" text:name="Section123">
        <text:p text:style-name="Preformatted_20_Text"><text:s text:c="2"/>.then(async res =&gt; {</text:p>
        <text:p text:style-name="Preformatted_20_Text"><text:s text:c="4"/>if (!res.ok) throw new Error(`HTTP ${res.status}`);</text:p>
        <text:p text:style-name="Preformatted_20_Text"><text:s text:c="4"/>const allBusinesses = await res.json();</text:p>
        <text:p text:style-name="Preformatted_20_Text"><text:s text:c="4"/>console.log('Raw array:', allBusinesses);</text:p>
        <text:p text:style-name="Preformatted_20_Text"><text:s text:c="4"/>console.table(allBusinesses.map((b, i) =&gt; ({</text:p>
        <text:p text:style-name="Preformatted_20_Text"><text:s text:c="6"/>Index: i + 1,</text:p>
        <text:p text:style-name="Preformatted_20_Text"><text:s text:c="6"/>ID: b.id,</text:p>
        <text:p text:style-name="Preformatted_20_Text"><text:s text:c="6"/>Name: b.name,</text:p>
        <text:p text:style-name="Preformatted_20_Text"><text:s text:c="6"/>Email: b.email,</text:p>
        <text:p text:style-name="Preformatted_20_Text"><text:s text:c="6"/>Location: b.location,</text:p>
        <text:p text:style-name="Preformatted_20_Text"><text:s text:c="6"/>Lat: b.lat,</text:p>
        <text:p text:style-name="Preformatted_20_Text"><text:s text:c="6"/>Lng: b.lng,</text:p>
        <text:p text:style-name="Preformatted_20_Text"><text:s text:c="6"/>Created: b.created || '-'</text:p>
        <text:p text:style-name="Preformatted_20_Text"><text:s text:c="4"/>})));</text:p>
        <text:p text:style-name="Preformatted_20_Text"><text:s text:c="2"/>})</text:p>
        <text:p text:style-name="Preformatted_20_Text"><text:s text:c="2"/>.catch(err =&gt; console.error('Failed to load businesses:', err));</text:p>
      </text:section>
      <text:p text:style-name="P13"><text:span text:style-name="T1"><text:line-break/><text:line-break/>And see this <text:line-break/><text:line-break/> </text:span>console.table() <text:a xlink:type="simple" xlink:href="chrome://devtools/content/webconsole/debugger%20eval%20code" text:style-name="Internet_20_link" text:visited-style-name="Visited_20_Internet_20_Link">debugger eval code:6:13</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index)</text:p>
            </table:table-cell>
            <table:table-cell table:style-name="Table2.A1" office:value-type="string">
              <text:p text:style-name="Table_20_Heading">Index</text:p>
            </table:table-cell>
            <table:table-cell table:style-name="Table2.A1" office:value-type="string">
              <text:p text:style-name="Table_20_Heading">ID</text:p>
            </table:table-cell>
            <table:table-cell table:style-name="Table2.A1" office:value-type="string">
              <text:p text:style-name="Table_20_Heading">Name</text:p>
            </table:table-cell>
            <table:table-cell table:style-name="Table2.A1" office:value-type="string">
              <text:p text:style-name="Table_20_Heading">Email</text:p>
            </table:table-cell>
            <table:table-cell table:style-name="Table2.A1" office:value-type="string">
              <text:p text:style-name="Table_20_Heading">Location</text:p>
            </table:table-cell>
            <table:table-cell table:style-name="Table2.A1" office:value-type="string">
              <text:p text:style-name="Table_20_Heading">Lat</text:p>
            </table:table-cell>
            <table:table-cell table:style-name="Table2.A1" office:value-type="string">
              <text:p text:style-name="Table_20_Heading">Lng</text:p>
            </table:table-cell>
            <table:table-cell table:style-name="Table2.A1" office:value-type="string">
              <text:p text:style-name="Table_20_Heading">Created</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null</text:p>
          </table:table-cell>
          <table:table-cell table:style-name="Table2.A1" office:value-type="string">
            <text:p text:style-name="Table_20_Contents">Console Test Business</text:p>
          </table:table-cell>
          <table:table-cell table:style-name="Table2.A1" office:value-type="string">
            <text:p text:style-name="Table_20_Contents">console@test.nz</text:p>
          </table:table-cell>
          <table:table-cell table:style-name="Table2.A1" office:value-type="string">
            <text:p text:style-name="Table_20_Contents">Console St</text:p>
          </table:table-cell>
          <table:table-cell table:style-name="Table2.A1" office:value-type="string">
            <text:p text:style-name="Table_20_Contents">-36.88</text:p>
          </table:table-cell>
          <table:table-cell table:style-name="Table2.A1" office:value-type="string">
            <text:p text:style-name="Table_20_Contents">174.83</text:p>
          </table:table-cell>
          <table:table-cell table:style-name="Table2.A1" office:value-type="string">
            <text:p text:style-name="Table_20_Contents">2026-03-20T23:38:53.708Z</text:p>
          </table:table-cell>
        </table:table-row>
        <table:table-row>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jack-plumber</text:p>
          </table:table-cell>
          <table:table-cell table:style-name="Table2.A1" office:value-type="string">
            <text:p text:style-name="Table_20_Contents">Jack Plumber</text:p>
          </table:table-cell>
          <table:table-cell table:style-name="Table2.A1" office:value-type="string">
            <text:p text:style-name="Table_20_Contents">jack@plumbingservices.nz</text:p>
          </table:table-cell>
          <table:table-cell table:style-name="Table2.A1" office:value-type="string">
            <text:p text:style-name="Table_20_Contents">41MG</text:p>
          </table:table-cell>
          <table:table-cell table:style-name="Table2.A1" office:value-type="string">
            <text:p text:style-name="Table_20_Contents">-36.88502</text:p>
          </table:table-cell>
          <table:table-cell table:style-name="Table2.A1" office:value-type="string">
            <text:p text:style-name="Table_20_Contents">174.83597</text:p>
          </table:table-cell>
          <table:table-cell table:style-name="Table2.A1" office:value-type="string">
            <text:p text:style-name="Table_20_Contents">-</text:p>
          </table:table-cell>
        </table:table-row>
        <table:table-row>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jills-hair</text:p>
          </table:table-cell>
          <table:table-cell table:style-name="Table2.A1" office:value-type="string">
            <text:p text:style-name="Table_20_Contents">Jills Hair</text:p>
          </table:table-cell>
          <table:table-cell table:style-name="Table2.A1" office:value-type="string">
            <text:p text:style-name="Table_20_Contents">contact@jillshair.co.nz</text:p>
          </table:table-cell>
          <table:table-cell table:style-name="Table2.A1" office:value-type="string">
            <text:p text:style-name="Table_20_Contents">44NG</text:p>
          </table:table-cell>
          <table:table-cell table:style-name="Table2.A1" office:value-type="string">
            <text:p text:style-name="Table_20_Contents">-36.88401</text:p>
          </table:table-cell>
          <table:table-cell table:style-name="Table2.A1" office:value-type="string">
            <text:p text:style-name="Table_20_Contents">174.83694</text:p>
          </table:table-cell>
          <table:table-cell table:style-name="Table2.A1" office:value-type="string">
            <text:p text:style-name="Table_20_Contents">-</text:p>
          </table:table-cell>
        </table:table-row>
        <table:table-row>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johns-coffee</text:p>
          </table:table-cell>
          <table:table-cell table:style-name="Table2.A1" office:value-type="string">
            <text:p text:style-name="Table_20_Contents">Johns Coffee</text:p>
          </table:table-cell>
          <table:table-cell table:style-name="Table2.A1" office:value-type="string">
            <text:p text:style-name="Table_20_Contents">info@johnscoffee.nz</text:p>
          </table:table-cell>
          <table:table-cell table:style-name="Table2.A1" office:value-type="string">
            <text:p text:style-name="Table_20_Contents">19CF</text:p>
          </table:table-cell>
          <table:table-cell table:style-name="Table2.A1" office:value-type="string">
            <text:p text:style-name="Table_20_Contents">-36.88405</text:p>
          </table:table-cell>
          <table:table-cell table:style-name="Table2.A1" office:value-type="string">
            <text:p text:style-name="Table_20_Contents">174.83155</text:p>
          </table:table-cell>
          <table:table-cell table:style-name="Table2.A1" office:value-type="string">
            <text:p text:style-name="Table_20_Contents">-</text:p>
          </table:table-cell>
        </table:table-row>
        <table:table-row>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store001</text:p>
          </table:table-cell>
          <table:table-cell table:style-name="Table2.A1" office:value-type="string">
            <text:p text:style-name="Table_20_Contents">Cafe Latte</text:p>
          </table:table-cell>
          <table:table-cell table:style-name="Table2.A1" office:value-type="string">
            <text:p text:style-name="Table_20_Contents">latte@example.com</text:p>
          </table:table-cell>
          <table:table-cell table:style-name="Table2.A1" office:value-type="string">
            <text:p text:style-name="Table_20_Contents">123 Queen St</text:p>
          </table:table-cell>
          <table:table-cell table:style-name="Table2.A1" office:value-type="string">
            <text:p text:style-name="Table_20_Contents">-36.8485</text:p>
          </table:table-cell>
          <table:table-cell table:style-name="Table2.A1" office:value-type="string">
            <text:p text:style-name="Table_20_Contents">174.7633</text:p>
          </table:table-cell>
          <table:table-cell table:style-name="Table2.A1" office:value-type="string">
            <text:p text:style-name="Table_20_Contents">-</text:p>
          </table:table-cell>
        </table:table-row>
        <table:table-row>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test-10</text:p>
          </table:table-cell>
          <table:table-cell table:style-name="Table2.A1" office:value-type="string">
            <text:p text:style-name="Table_20_Contents">Test Business 10</text:p>
          </table:table-cell>
          <table:table-cell table:style-name="Table2.A1" office:value-type="string">
            <text:p text:style-name="Table_20_Contents">test10@example.com</text:p>
          </table:table-cell>
          <table:table-cell table:style-name="Table2.A1" office:value-type="string">
            <text:p text:style-name="Table_20_Contents">24NG</text:p>
          </table:table-cell>
          <table:table-cell table:style-name="Table2.A1" office:value-type="string">
            <text:p text:style-name="Table_20_Contents">-36.88291</text:p>
          </table:table-cell>
          <table:table-cell table:style-name="Table2.A1" office:value-type="string">
            <text:p text:style-name="Table_20_Contents">174.83813</text:p>
          </table:table-cell>
          <table:table-cell table:style-name="Table2.A1" office:value-type="string">
            <text:p text:style-name="Table_20_Contents">-</text:p>
          </table:table-cell>
        </table:table-row>
        <table:table-row>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test-11</text:p>
          </table:table-cell>
          <table:table-cell table:style-name="Table2.A1" office:value-type="string">
            <text:p text:style-name="Table_20_Contents">Test Business 11</text:p>
          </table:table-cell>
          <table:table-cell table:style-name="Table2.A1" office:value-type="string">
            <text:p text:style-name="Table_20_Contents">test11@example.com</text:p>
          </table:table-cell>
          <table:table-cell table:style-name="Table2.A1" office:value-type="string">
            <text:p text:style-name="Table_20_Contents">17MG</text:p>
          </table:table-cell>
          <table:table-cell table:style-name="Table2.A1" office:value-type="string">
            <text:p text:style-name="Table_20_Contents">-36.88362</text:p>
          </table:table-cell>
          <table:table-cell table:style-name="Table2.A1" office:value-type="string">
            <text:p text:style-name="Table_20_Contents">174.83771</text:p>
          </table:table-cell>
          <table:table-cell table:style-name="Table2.A1" office:value-type="string">
            <text:p text:style-name="Table_20_Contents">-</text:p>
          </table:table-cell>
        </table:table-row>
        <table:table-row>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test-4</text:p>
          </table:table-cell>
          <table:table-cell table:style-name="Table2.A1" office:value-type="string">
            <text:p text:style-name="Table_20_Contents">Test Business 4</text:p>
          </table:table-cell>
          <table:table-cell table:style-name="Table2.A1" office:value-type="string">
            <text:p text:style-name="Table_20_Contents">test4@example.com</text:p>
          </table:table-cell>
          <table:table-cell table:style-name="Table2.A1" office:value-type="string">
            <text:p text:style-name="Table_20_Contents">72PN</text:p>
          </table:table-cell>
          <table:table-cell table:style-name="Table2.A1" office:value-type="string">
            <text:p text:style-name="Table_20_Contents">-36.88242</text:p>
          </table:table-cell>
          <table:table-cell table:style-name="Table2.A1" office:value-type="string">
            <text:p text:style-name="Table_20_Contents">174.83439</text:p>
          </table:table-cell>
          <table:table-cell table:style-name="Table2.A1" office:value-type="string">
            <text:p text:style-name="Table_20_Contents">-</text:p>
          </table:table-cell>
        </table:table-row>
        <table:table-row>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test-5</text:p>
          </table:table-cell>
          <table:table-cell table:style-name="Table2.A1" office:value-type="string">
            <text:p text:style-name="Table_20_Contents">Test Business 5</text:p>
          </table:table-cell>
          <table:table-cell table:style-name="Table2.A1" office:value-type="string">
            <text:p text:style-name="Table_20_Contents">test5@example.com</text:p>
          </table:table-cell>
          <table:table-cell table:style-name="Table2.A1" office:value-type="string">
            <text:p text:style-name="Table_20_Contents">58PN</text:p>
          </table:table-cell>
          <table:table-cell table:style-name="Table2.A1" office:value-type="string">
            <text:p text:style-name="Table_20_Contents">-36.88099</text:p>
          </table:table-cell>
          <table:table-cell table:style-name="Table2.A1" office:value-type="string">
            <text:p text:style-name="Table_20_Contents">174.83491</text:p>
          </table:table-cell>
          <table:table-cell table:style-name="Table2.A1" office:value-type="string">
            <text:p text:style-name="Table_20_Contents">-</text:p>
          </table:table-cell>
        </table:table-row>
        <table:table-row>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test-6</text:p>
          </table:table-cell>
          <table:table-cell table:style-name="Table2.A1" office:value-type="string">
            <text:p text:style-name="Table_20_Contents">Test Business 6</text:p>
          </table:table-cell>
          <table:table-cell table:style-name="Table2.A1" office:value-type="string">
            <text:p text:style-name="Table_20_Contents">test6@example.com</text:p>
          </table:table-cell>
          <table:table-cell table:style-name="Table2.A1" office:value-type="string">
            <text:p text:style-name="Table_20_Contents">52PN</text:p>
          </table:table-cell>
          <table:table-cell table:style-name="Table2.A1" office:value-type="string">
            <text:p text:style-name="Table_20_Contents">-36.87965</text:p>
          </table:table-cell>
          <table:table-cell table:style-name="Table2.A1" office:value-type="string">
            <text:p text:style-name="Table_20_Contents">174.83529</text:p>
          </table:table-cell>
          <table:table-cell table:style-name="Table2.A1" office:value-type="string">
            <text:p text:style-name="Table_20_Contents">-</text:p>
          </table:table-cell>
        </table:table-row>
        <table:table-row>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test-7</text:p>
          </table:table-cell>
          <table:table-cell table:style-name="Table2.A1" office:value-type="string">
            <text:p text:style-name="Table_20_Contents">Test <text:soft-page-break/>Business 7</text:p>
          </table:table-cell>
          <table:table-cell table:style-name="Table2.A1" office:value-type="string">
            <text:p text:style-name="Table_20_Contents">test7@example.com</text:p>
          </table:table-cell>
          <table:table-cell table:style-name="Table2.A1" office:value-type="string">
            <text:p text:style-name="Table_20_Contents">38HG</text:p>
          </table:table-cell>
          <table:table-cell table:style-name="Table2.A1" office:value-type="string">
            <text:p text:style-name="Table_20_Contents">-36.87799</text:p>
          </table:table-cell>
          <table:table-cell table:style-name="Table2.A1" office:value-type="string">
            <text:p text:style-name="Table_20_Contents">174.83414</text:p>
          </table:table-cell>
          <table:table-cell table:style-name="Table2.A1" office:value-type="string">
            <text:p text:style-name="Table_20_Contents">-</text:p>
          </table:table-cell>
        </table:table-row>
        <table:table-row>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test-8</text:p>
          </table:table-cell>
          <table:table-cell table:style-name="Table2.A1" office:value-type="string">
            <text:p text:style-name="Table_20_Contents">Test Business 8</text:p>
          </table:table-cell>
          <table:table-cell table:style-name="Table2.A1" office:value-type="string">
            <text:p text:style-name="Table_20_Contents">test8@example.com</text:p>
          </table:table-cell>
          <table:table-cell table:style-name="Table2.A1" office:value-type="string">
            <text:p text:style-name="Table_20_Contents">22GB</text:p>
          </table:table-cell>
          <table:table-cell table:style-name="Table2.A1" office:value-type="string">
            <text:p text:style-name="Table_20_Contents">-36.87582</text:p>
          </table:table-cell>
          <table:table-cell table:style-name="Table2.A1" office:value-type="string">
            <text:p text:style-name="Table_20_Contents">174.83672</text:p>
          </table:table-cell>
          <table:table-cell table:style-name="Table2.A1" office:value-type="string">
            <text:p text:style-name="Table_20_Contents">-</text:p>
          </table:table-cell>
        </table:table-row>
        <table:table-row>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test-9</text:p>
          </table:table-cell>
          <table:table-cell table:style-name="Table2.A1" office:value-type="string">
            <text:p text:style-name="Table_20_Contents">Test Business 9</text:p>
          </table:table-cell>
          <table:table-cell table:style-name="Table2.A1" office:value-type="string">
            <text:p text:style-name="Table_20_Contents">test9@example.com</text:p>
          </table:table-cell>
          <table:table-cell table:style-name="Table2.A1" office:value-type="string">
            <text:p text:style-name="Table_20_Contents">94PN</text:p>
          </table:table-cell>
          <table:table-cell table:style-name="Table2.A1" office:value-type="string">
            <text:p text:style-name="Table_20_Contents">-36.88237</text:p>
          </table:table-cell>
          <table:table-cell table:style-name="Table2.A1" office:value-type="string">
            <text:p text:style-name="Table_20_Contents">174.83593</text:p>
          </table:table-cell>
          <table:table-cell table:style-name="Table2.A1" office:value-type="string">
            <text:p text:style-name="Table_20_Contents">-</text:p>
          </table:table-cell>
        </table:table-row>
      </table:table>
      <text:p text:style-name="P10">​</text:p>
      <text:p text:style-name="P11"/>
      <text:p text:style-name="P11"/>
      <text:p text:style-name="P11"/>
      <text:p text:style-name="P14">FOR THE RAW DATA</text:p>
      <text:p text:style-name="P14"/>
      <text:p text:style-name="P14"/>
      <text:p text:style-name="P14">(async () =&gt; {</text:p>
      <text:p text:style-name="P14"><text:s text:c="2"/>try {</text:p>
      <text:p text:style-name="P14"><text:s text:c="4"/>const res = await fetch('/api/businesses', { method: 'GET' });</text:p>
      <text:p text:style-name="P14"><text:s text:c="4"/>const businesses = await res.json();</text:p>
      <text:p text:style-name="P14"/>
      <text:p text:style-name="P14"><text:s text:c="4"/>// 🔹 Raw KV data exactly as stored</text:p>
      <text:p text:style-name="P14"><text:s text:c="4"/>console.log('Raw businesses KV data:', businesses);</text:p>
      <text:p text:style-name="P14"><text:s text:c="2"/>} catch (err) {</text:p>
      <text:p text:style-name="P14"><text:s text:c="4"/>console.error('Error fetching businesses:', err);</text:p>
      <text:p text:style-name="P14"><text:s text:c="2"/>}</text:p>
      <text:p text:style-name="P14">})();</text:p>
      <text:p text:style-name="P14"/>
      <text:p text:style-name="P14"/>
      <text:p text:style-name="P14"/>
      <text:p text:style-name="P14"/>
      <text:p text:style-name="P14">Raw businesses KV data: </text:p>
      <text:section text:style-name="Sect1" text:name="server0.conn2.watcher2.process9//obj174">
        <text:p text:style-name="P2">Array(13) [ {…}, {…}, {…}, {…}, {…}, {…}, {…}, {…}, {…}, {…}, … ]</text:p>
      </text:section>
      <text:section text:style-name="Sect1" text:name="server0.conn2.watcher2.process9//obj174◦0">
        <text:p text:style-name="P2">​</text:p>
        <text:p text:style-name="Standard">0: Object { name: "Console Test Business", email: "console@test.nz", location: "Console St", … }</text:p>
      </text:section>
      <text:section text:style-name="Sect1" text:name="server0.conn2.watcher2.process9//obj174◦1">
        <text:p text:style-name="P2">​</text:p>
        <text:p text:style-name="Standard">1: Object { id: "jack-plumber", name: "Jack Plumber", email: "jack@plumbingservices.nz", … }</text:p>
      </text:section>
      <text:section text:style-name="Sect1" text:name="server0.conn2.watcher2.process9//obj174◦1◦email">
        <text:p text:style-name="P2">​​</text:p>
        <text:p text:style-name="Standard">email: "jack@plumbingservices.nz"</text:p>
      </text:section>
      <text:section text:style-name="Sect1" text:name="server0.conn2.watcher2.process9//obj174◦1◦id">
        <text:p text:style-name="P2">​​</text:p>
        <text:p text:style-name="Standard">id: "jack-plumber"</text:p>
      </text:section>
      <text:section text:style-name="Sect1" text:name="server0.conn2.watcher2.process9//obj174◦1◦img">
        <text:p text:style-name="P2">​​</text:p>
        <text:p text:style-name="Standard">img: "images/jack-plumber.jpg"</text:p>
      </text:section>
      <text:section text:style-name="Sect1" text:name="server0.conn2.watcher2.process9//obj174◦1◦lat">
        <text:p text:style-name="P2">​​</text:p>
        <text:p text:style-name="Standard">lat: -36.88502</text:p>
      </text:section>
      <text:section text:style-name="Sect1" text:name="server0.conn2.watcher2.process9//obj174◦1◦lng">
        <text:p text:style-name="P2">​​</text:p>
        <text:p text:style-name="Standard">lng: 174.83597</text:p>
      </text:section>
      <text:section text:style-name="Sect1" text:name="server0.conn2.watcher2.process9//obj174◦1◦location">
        <text:p text:style-name="P2">​​</text:p>
        <text:p text:style-name="Standard">location: "41MG"</text:p>
      </text:section>
      <text:section text:style-name="Sect1" text:name="server0.conn2.watcher2.process9//obj174◦1◦name">
        <text:p text:style-name="P2">​​</text:p>
        <text:p text:style-name="Standard">name: "Jack Plumber"</text:p>
      </text:section>
      <text:section text:style-name="Sect1" text:name="server0.conn2.watcher2.process9//obj174◦1◦&lt;prototype&gt;">
        <text:p text:style-name="P2"><text:soft-page-break/>​​</text:p>
        <text:p text:style-name="Standard">&lt;prototype&gt;: Object { … }</text:p>
      </text:section>
      <text:section text:style-name="Sect1" text:name="server0.conn2.watcher2.process9//obj174◦2">
        <text:p text:style-name="P2">​</text:p>
        <text:p text:style-name="Standard">2: Object { id: "jills-hair", name: "Jills Hair", email: "contact@jillshair.co.nz", … }</text:p>
      </text:section>
      <text:section text:style-name="Sect1" text:name="server0.conn2.watcher2.process9//obj174◦3">
        <text:p text:style-name="P2">​</text:p>
        <text:p text:style-name="Standard">3: Object { id: "johns-coffee", name: "Johns Coffee", email: "info@johnscoffee.nz", … }</text:p>
      </text:section>
      <text:section text:style-name="Sect1" text:name="server0.conn2.watcher2.process9//obj174◦4">
        <text:p text:style-name="P2">​</text:p>
        <text:p text:style-name="Standard">4: Object { id: "store001", name: "Cafe Latte", location: "123 Queen St", … }</text:p>
      </text:section>
      <text:section text:style-name="Sect1" text:name="server0.conn2.watcher2.process9//obj174◦5">
        <text:p text:style-name="P2">​</text:p>
        <text:p text:style-name="Standard">5: Object { id: "test-10", name: "Test Business 10", email: "test10@example.com", … }</text:p>
      </text:section>
      <text:section text:style-name="Sect1" text:name="server0.conn2.watcher2.process9//obj174◦6">
        <text:p text:style-name="P2">​</text:p>
        <text:p text:style-name="Standard">6: Object { id: "test-11", name: "Test Business 11", email: "test11@example.com", … }</text:p>
      </text:section>
      <text:section text:style-name="Sect1" text:name="server0.conn2.watcher2.process9//obj174◦7">
        <text:p text:style-name="P2">​</text:p>
        <text:p text:style-name="Standard">7: Object { id: "test-4", name: "Test Business 4", email: "test4@example.com", … }</text:p>
      </text:section>
      <text:section text:style-name="Sect1" text:name="server0.conn2.watcher2.process9//obj174◦8">
        <text:p text:style-name="P2">​</text:p>
        <text:p text:style-name="Standard">8: Object { id: "test-5", name: "Test Business 5", email: "test5@example.com", … }</text:p>
      </text:section>
      <text:section text:style-name="Sect1" text:name="server0.conn2.watcher2.process9//obj174◦9">
        <text:p text:style-name="P2">​</text:p>
        <text:p text:style-name="Standard">9: Object { id: "test-6", name: "Test Business 6", email: "test6@example.com", … }</text:p>
      </text:section>
      <text:section text:style-name="Sect1" text:name="server0.conn2.watcher2.process9//obj174◦10">
        <text:p text:style-name="P2">​</text:p>
        <text:p text:style-name="Standard">10: Object { id: "test-7", name: "Test Business 7", email: "test7@example.com", … }</text:p>
      </text:section>
      <text:section text:style-name="Sect1" text:name="server0.conn2.watcher2.process9//obj174◦11">
        <text:p text:style-name="P2">​</text:p>
        <text:p text:style-name="Standard">11: Object { id: "test-8", name: "Test Business 8", email: "test8@example.com", … }</text:p>
      </text:section>
      <text:section text:style-name="Sect1" text:name="server0.conn2.watcher2.process9//obj174◦12">
        <text:p text:style-name="P2">​</text:p>
        <text:p text:style-name="Standard">12: Object { id: "test-9", name: "Test Business 9", email: "test9@example.com", … }</text:p>
      </text:section>
      <text:p text:style-name="P14"/>
      <text:p text:style-name="P15"/>
      <text:p text:style-name="P15"/>
      <text:p text:style-name="P15">(async () =&gt; {</text:p>
      <text:p text:style-name="P14"><text:s text:c="2"/>try {</text:p>
      <text:p text:style-name="P14"><text:s text:c="4"/>const res = await fetch('/api/businesses', { method: 'GET' });</text:p>
      <text:p text:style-name="P14"><text:s text:c="4"/>const businesses = await res.json();</text:p>
      <text:p text:style-name="P14"/>
      <text:p text:style-name="P14"><text:s text:c="4"/>// 🔹 Raw KV data exactly as stored</text:p>
      <text:p text:style-name="P14"><text:s text:c="4"/>console.log('Raw businesses KV data:', businesses);</text:p>
      <text:p text:style-name="P14"><text:s text:c="2"/>} catch (err) {</text:p>
      <text:p text:style-name="P14"><text:s text:c="4"/>console.error('Error fetching businesses:', err);</text:p>
      <text:p text:style-name="P14"><text:s text:c="2"/>}</text:p>
      <text:p text:style-name="P14">})();</text:p>
      <text:p text:style-name="P15">Raw businesses KV data: </text:p>
      <text:section text:style-name="Sect1" text:name="Section124">
        <text:p text:style-name="P2"><text:bookmark text:name="server0.conn2.watcher2.process9//obj174"/>Array(13) [ {…}, {…}, {…}, {…}, {…}, {…}, {…}, {…}, {…}, {…}, … ]</text:p>
      </text:section>
      <text:section text:style-name="Sect1" text:name="Section125">
        <text:p text:style-name="P2"><text:bookmark text:name="server0.conn2.watcher2.process9//obj174◦0"/>​</text:p>
        <text:p text:style-name="Standard">0: Object { name: "Console Test Business", email: "console@test.nz", location: "Console St", … }</text:p>
      </text:section>
      <text:section text:style-name="Sect1" text:name="server0.conn2.watcher2.process9//obj174◦0◦created">
        <text:p text:style-name="P2">​​</text:p>
        <text:p text:style-name="Standard">created: "2026-03-20T23:38:53.708Z"</text:p>
      </text:section>
      <text:section text:style-name="Sect1" text:name="server0.conn2.watcher2.process9//obj174◦0◦email">
        <text:p text:style-name="P2">​​</text:p>
        <text:p text:style-name="Standard">email: "console@test.nz"</text:p>
      </text:section>
      <text:section text:style-name="Sect1" text:name="server0.conn2.watcher2.process9//obj174◦0◦id">
        <text:p text:style-name="P2">​​</text:p>
        <text:p text:style-name="Standard">id: null</text:p>
      </text:section>
      <text:section text:style-name="Sect1" text:name="server0.conn2.watcher2.process9//obj174◦0◦lat">
        <text:p text:style-name="P2">​​</text:p>
        <text:p text:style-name="Standard">lat: -36.88</text:p>
      </text:section>
      <text:section text:style-name="Sect1" text:name="server0.conn2.watcher2.process9//obj174◦0◦lng">
        <text:p text:style-name="P2">​​</text:p>
        <text:p text:style-name="Standard">lng: 174.83</text:p>
      </text:section>
      <text:section text:style-name="Sect1" text:name="server0.conn2.watcher2.process9//obj174◦0◦location">
        <text:p text:style-name="P2">​​</text:p>
        <text:p text:style-name="Standard">location: "Console St"</text:p>
      </text:section>
      <text:section text:style-name="Sect1" text:name="server0.conn2.watcher2.process9//obj174◦0◦name">
        <text:p text:style-name="P2">​​</text:p>
        <text:p text:style-name="Standard">name: "Console Test Business"</text:p>
      </text:section>
      <text:section text:style-name="Sect1" text:name="server0.conn2.watcher2.process9//obj174◦0◦&lt;prototype&gt;">
        <text:p text:style-name="P2">​​</text:p>
        <text:p text:style-name="Standard">&lt;prototype&gt;: Object { … }</text:p>
      </text:section>
      <text:section text:style-name="Sect1" text:name="Section126">
        <text:p text:style-name="P2"><text:bookmark text:name="server0.conn2.watcher2.process9//obj174◦1"/>​</text:p>
        <text:p text:style-name="Standard">1: Object { id: "jack-plumber", name: "Jack Plumber", email: "jack@plumbingservices.nz", … }</text:p>
      </text:section>
      <text:section text:style-name="Sect1" text:name="Section127">
        <text:p text:style-name="P2"><text:bookmark text:name="server0.conn2.watcher2.process9//obj174◦1◦email"/>​​</text:p>
        <text:p text:style-name="Standard">email: "jack@plumbingservices.nz"</text:p>
      </text:section>
      <text:section text:style-name="Sect1" text:name="Section128">
        <text:p text:style-name="P2"><text:bookmark text:name="server0.conn2.watcher2.process9//obj174◦1◦id"/>​​</text:p>
        <text:p text:style-name="Standard">id: "jack-plumber"</text:p>
      </text:section>
      <text:section text:style-name="Sect1" text:name="Section129">
        <text:p text:style-name="P2"><text:bookmark text:name="server0.conn2.watcher2.process9//obj174◦1◦img"/>​​</text:p>
        <text:p text:style-name="Standard">img: "images/jack-plumber.jpg"</text:p>
      </text:section>
      <text:section text:style-name="Sect1" text:name="Section130">
        <text:p text:style-name="P2"><text:bookmark text:name="server0.conn2.watcher2.process9//obj174◦1◦lat"/>​​</text:p>
        <text:p text:style-name="Standard">lat: -36.88502</text:p>
      </text:section>
      <text:section text:style-name="Sect1" text:name="Section131">
        <text:p text:style-name="P2"><text:bookmark text:name="server0.conn2.watcher2.process9//obj174◦1◦lng"/>​​</text:p>
        <text:p text:style-name="Standard">lng: 174.83597</text:p>
      </text:section>
      <text:section text:style-name="Sect1" text:name="Section132">
        <text:p text:style-name="P2"><text:bookmark text:name="server0.conn2.watcher2.process9//obj174◦1◦location"/>​​</text:p>
        <text:p text:style-name="Standard">location: "41MG"</text:p>
      </text:section>
      <text:section text:style-name="Sect1" text:name="Section133">
        <text:p text:style-name="P2"><text:bookmark text:name="server0.conn2.watcher2.process9//obj174◦1◦name"/>​​</text:p>
        <text:p text:style-name="Standard">name: "Jack Plumber"</text:p>
      </text:section>
      <text:section text:style-name="Sect1" text:name="Section134">
        <text:p text:style-name="P2"><text:bookmark text:name="server0.conn2.watcher2.process9//obj174◦1◦&lt;prototype&gt;"/>​​</text:p>
        <text:p text:style-name="Standard">&lt;prototype&gt;: Object { … }</text:p>
      </text:section>
      <text:section text:style-name="Sect1" text:name="Section135">
        <text:p text:style-name="P2"><text:bookmark text:name="server0.conn2.watcher2.process9//obj174◦2"/>​</text:p>
        <text:p text:style-name="Standard">2: Object { id: "jills-hair", name: "Jills Hair", email: "contact@jillshair.co.nz", … }</text:p>
      </text:section>
      <text:section text:style-name="Sect1" text:name="server0.conn2.watcher2.process9//obj174◦2◦email">
        <text:p text:style-name="P2">​​</text:p>
        <text:p text:style-name="Standard">email: "contact@jillshair.co.nz"</text:p>
      </text:section>
      <text:section text:style-name="Sect1" text:name="server0.conn2.watcher2.process9//obj174◦2◦id">
        <text:p text:style-name="P2">​​</text:p>
        <text:p text:style-name="Standard">id: "jills-hair"</text:p>
      </text:section>
      <text:section text:style-name="Sect1" text:name="server0.conn2.watcher2.process9//obj174◦2◦img">
        <text:p text:style-name="P2">​​</text:p>
        <text:p text:style-name="Standard">img: "images/jills-hair.jpg"</text:p>
      </text:section>
      <text:section text:style-name="Sect1" text:name="server0.conn2.watcher2.process9//obj174◦2◦lat">
        <text:p text:style-name="P2">​​</text:p>
        <text:p text:style-name="Standard">lat: -36.88401</text:p>
      </text:section>
      <text:section text:style-name="Sect1" text:name="server0.conn2.watcher2.process9//obj174◦2◦lng">
        <text:p text:style-name="P2">​​</text:p>
        <text:p text:style-name="Standard">lng: 174.83694</text:p>
      </text:section>
      <text:section text:style-name="Sect1" text:name="server0.conn2.watcher2.process9//obj174◦2◦location">
        <text:p text:style-name="P2">​​</text:p>
        <text:p text:style-name="Standard">location: "44NG"</text:p>
      </text:section>
      <text:section text:style-name="Sect1" text:name="server0.conn2.watcher2.process9//obj174◦2◦name">
        <text:p text:style-name="P2"><text:soft-page-break/>​​</text:p>
        <text:p text:style-name="Standard">name: "Jills Hair"</text:p>
      </text:section>
      <text:section text:style-name="Sect1" text:name="server0.conn2.watcher2.process9//obj174◦2◦&lt;prototype&gt;">
        <text:p text:style-name="P2">​​</text:p>
        <text:p text:style-name="Standard">&lt;prototype&gt;: Object { … }</text:p>
      </text:section>
      <text:section text:style-name="Sect1" text:name="Section136">
        <text:p text:style-name="P2"><text:bookmark text:name="server0.conn2.watcher2.process9//obj174◦3"/>​</text:p>
        <text:p text:style-name="Standard">3: Object { id: "johns-coffee", name: "Johns Coffee", email: "info@johnscoffee.nz", … }</text:p>
      </text:section>
      <text:section text:style-name="Sect1" text:name="server0.conn2.watcher2.process9//obj174◦3◦email">
        <text:p text:style-name="P2">​​</text:p>
        <text:p text:style-name="Standard">email: "info@johnscoffee.nz"</text:p>
      </text:section>
      <text:section text:style-name="Sect1" text:name="server0.conn2.watcher2.process9//obj174◦3◦id">
        <text:p text:style-name="P2">​​</text:p>
        <text:p text:style-name="Standard">id: "johns-coffee"</text:p>
      </text:section>
      <text:section text:style-name="Sect1" text:name="server0.conn2.watcher2.process9//obj174◦3◦img">
        <text:p text:style-name="P2">​​</text:p>
        <text:p text:style-name="Standard">img: "images/johns-coffee.jpg"</text:p>
      </text:section>
      <text:section text:style-name="Sect1" text:name="server0.conn2.watcher2.process9//obj174◦3◦lat">
        <text:p text:style-name="P2">​​</text:p>
        <text:p text:style-name="Standard">lat: -36.88405</text:p>
      </text:section>
      <text:section text:style-name="Sect1" text:name="server0.conn2.watcher2.process9//obj174◦3◦lng">
        <text:p text:style-name="P2">​​</text:p>
        <text:p text:style-name="Standard">lng: 174.83155</text:p>
      </text:section>
      <text:section text:style-name="Sect1" text:name="server0.conn2.watcher2.process9//obj174◦3◦location">
        <text:p text:style-name="P2">​​</text:p>
        <text:p text:style-name="Standard">location: "19CF"</text:p>
      </text:section>
      <text:section text:style-name="Sect1" text:name="server0.conn2.watcher2.process9//obj174◦3◦name">
        <text:p text:style-name="P2">​​</text:p>
        <text:p text:style-name="Standard">name: "Johns Coffee"</text:p>
      </text:section>
      <text:section text:style-name="Sect1" text:name="server0.conn2.watcher2.process9//obj174◦3◦&lt;prototype&gt;">
        <text:p text:style-name="P2">​​</text:p>
        <text:p text:style-name="Standard">&lt;prototype&gt;: Object { … }</text:p>
      </text:section>
      <text:section text:style-name="Sect1" text:name="Section137">
        <text:p text:style-name="P2"><text:bookmark text:name="server0.conn2.watcher2.process9//obj174◦4"/>​</text:p>
        <text:p text:style-name="Standard">4: Object { id: "store001", name: "Cafe Latte", location: "123 Queen St", … }</text:p>
      </text:section>
      <text:section text:style-name="Sect1" text:name="server0.conn2.watcher2.process9//obj174◦4◦email">
        <text:p text:style-name="P2">​​</text:p>
        <text:p text:style-name="Standard">email: "latte@example.com"</text:p>
      </text:section>
      <text:section text:style-name="Sect1" text:name="server0.conn2.watcher2.process9//obj174◦4◦id">
        <text:p text:style-name="P2">​​</text:p>
        <text:p text:style-name="Standard">id: "store001"</text:p>
      </text:section>
      <text:section text:style-name="Sect1" text:name="server0.conn2.watcher2.process9//obj174◦4◦lat">
        <text:p text:style-name="P2">​​</text:p>
        <text:p text:style-name="Standard">lat: -36.8485</text:p>
      </text:section>
      <text:section text:style-name="Sect1" text:name="server0.conn2.watcher2.process9//obj174◦4◦lng">
        <text:p text:style-name="P2">​​</text:p>
        <text:p text:style-name="Standard">lng: 174.7633</text:p>
      </text:section>
      <text:section text:style-name="Sect1" text:name="server0.conn2.watcher2.process9//obj174◦4◦location">
        <text:p text:style-name="P2">​​</text:p>
        <text:p text:style-name="Standard">location: "123 Queen St"</text:p>
      </text:section>
      <text:section text:style-name="Sect1" text:name="server0.conn2.watcher2.process9//obj174◦4◦name">
        <text:p text:style-name="P2">​​</text:p>
        <text:p text:style-name="Standard">name: "Cafe Latte"</text:p>
      </text:section>
      <text:section text:style-name="Sect1" text:name="server0.conn2.watcher2.process9//obj174◦4◦&lt;prototype&gt;">
        <text:p text:style-name="P2">​​</text:p>
        <text:p text:style-name="Standard">&lt;prototype&gt;: Object { … }</text:p>
      </text:section>
      <text:section text:style-name="Sect1" text:name="Section138">
        <text:p text:style-name="P2"><text:bookmark text:name="server0.conn2.watcher2.process9//obj174◦5"/>​</text:p>
        <text:p text:style-name="Standard">5: Object { id: "test-10", name: "Test Business 10", email: "test10@example.com", … }</text:p>
      </text:section>
      <text:section text:style-name="Sect1" text:name="server0.conn2.watcher2.process9//obj174◦5◦email">
        <text:p text:style-name="P2">​​</text:p>
        <text:p text:style-name="Standard">email: "test10@example.com"</text:p>
      </text:section>
      <text:section text:style-name="Sect1" text:name="server0.conn2.watcher2.process9//obj174◦5◦id">
        <text:p text:style-name="P2">​​</text:p>
        <text:p text:style-name="Standard">id: "test-10"</text:p>
      </text:section>
      <text:section text:style-name="Sect1" text:name="server0.conn2.watcher2.process9//obj174◦5◦img">
        <text:p text:style-name="P2">​​</text:p>
        <text:p text:style-name="Standard">img: ""</text:p>
      </text:section>
      <text:section text:style-name="Sect1" text:name="server0.conn2.watcher2.process9//obj174◦5◦lat">
        <text:p text:style-name="P2">​​</text:p>
        <text:p text:style-name="Standard">lat: -36.88291</text:p>
      </text:section>
      <text:section text:style-name="Sect1" text:name="server0.conn2.watcher2.process9//obj174◦5◦lng">
        <text:p text:style-name="P2">​​</text:p>
        <text:p text:style-name="Standard">lng: 174.83813</text:p>
      </text:section>
      <text:section text:style-name="Sect1" text:name="server0.conn2.watcher2.process9//obj174◦5◦location">
        <text:p text:style-name="P2">​​</text:p>
        <text:p text:style-name="Standard">location: "24NG"</text:p>
      </text:section>
      <text:section text:style-name="Sect1" text:name="server0.conn2.watcher2.process9//obj174◦5◦name">
        <text:p text:style-name="P2"><text:soft-page-break/>​​</text:p>
        <text:p text:style-name="Standard">name: "Test Business 10"</text:p>
      </text:section>
      <text:section text:style-name="Sect1" text:name="server0.conn2.watcher2.process9//obj174◦5◦&lt;prototype&gt;">
        <text:p text:style-name="P2">​​</text:p>
        <text:p text:style-name="Standard">&lt;prototype&gt;: Object { … }</text:p>
      </text:section>
      <text:section text:style-name="Sect1" text:name="Section139">
        <text:p text:style-name="P2"><text:bookmark text:name="server0.conn2.watcher2.process9//obj174◦6"/>​</text:p>
        <text:p text:style-name="Standard">6: Object { id: "test-11", name: "Test Business 11", email: "test11@example.com", … }</text:p>
      </text:section>
      <text:section text:style-name="Sect1" text:name="server0.conn2.watcher2.process9//obj174◦6◦email">
        <text:p text:style-name="P2">​​</text:p>
        <text:p text:style-name="Standard">email: "test11@example.com"</text:p>
      </text:section>
      <text:section text:style-name="Sect1" text:name="server0.conn2.watcher2.process9//obj174◦6◦id">
        <text:p text:style-name="P2">​​</text:p>
        <text:p text:style-name="Standard">id: "test-11"</text:p>
      </text:section>
      <text:section text:style-name="Sect1" text:name="server0.conn2.watcher2.process9//obj174◦6◦img">
        <text:p text:style-name="P2">​​</text:p>
        <text:p text:style-name="Standard">img: ""</text:p>
      </text:section>
      <text:section text:style-name="Sect1" text:name="server0.conn2.watcher2.process9//obj174◦6◦lat">
        <text:p text:style-name="P2">​​</text:p>
        <text:p text:style-name="Standard">lat: -36.88362</text:p>
      </text:section>
      <text:section text:style-name="Sect1" text:name="server0.conn2.watcher2.process9//obj174◦6◦lng">
        <text:p text:style-name="P2">​​</text:p>
        <text:p text:style-name="Standard">lng: 174.83771</text:p>
      </text:section>
      <text:section text:style-name="Sect1" text:name="server0.conn2.watcher2.process9//obj174◦6◦location">
        <text:p text:style-name="P2">​​</text:p>
        <text:p text:style-name="Standard">location: "17MG"</text:p>
      </text:section>
      <text:section text:style-name="Sect1" text:name="server0.conn2.watcher2.process9//obj174◦6◦name">
        <text:p text:style-name="P2">​​</text:p>
        <text:p text:style-name="Standard">name: "Test Business 11"</text:p>
      </text:section>
      <text:section text:style-name="Sect1" text:name="server0.conn2.watcher2.process9//obj174◦6◦&lt;prototype&gt;">
        <text:p text:style-name="P2">​​</text:p>
        <text:p text:style-name="Standard">&lt;prototype&gt;: Object { … }</text:p>
      </text:section>
      <text:section text:style-name="Sect1" text:name="Section140">
        <text:p text:style-name="P2"><text:bookmark text:name="server0.conn2.watcher2.process9//obj174◦7"/>​</text:p>
        <text:p text:style-name="Standard">7: Object { id: "test-4", name: "Test Business 4", email: "test4@example.com", … }</text:p>
      </text:section>
      <text:section text:style-name="Sect1" text:name="server0.conn2.watcher2.process9//obj174◦7◦email">
        <text:p text:style-name="P2">​​</text:p>
        <text:p text:style-name="Standard">email: "test4@example.com"</text:p>
      </text:section>
      <text:section text:style-name="Sect1" text:name="server0.conn2.watcher2.process9//obj174◦7◦id">
        <text:p text:style-name="P2">​​</text:p>
        <text:p text:style-name="Standard">id: "test-4"</text:p>
      </text:section>
      <text:section text:style-name="Sect1" text:name="server0.conn2.watcher2.process9//obj174◦7◦img">
        <text:p text:style-name="P2">​​</text:p>
        <text:p text:style-name="Standard">img: ""</text:p>
      </text:section>
      <text:section text:style-name="Sect1" text:name="server0.conn2.watcher2.process9//obj174◦7◦lat">
        <text:p text:style-name="P2">​​</text:p>
        <text:p text:style-name="Standard">lat: -36.88242</text:p>
      </text:section>
      <text:section text:style-name="Sect1" text:name="server0.conn2.watcher2.process9//obj174◦7◦lng">
        <text:p text:style-name="P2">​​</text:p>
        <text:p text:style-name="Standard">lng: 174.83439</text:p>
      </text:section>
      <text:section text:style-name="Sect1" text:name="server0.conn2.watcher2.process9//obj174◦7◦location">
        <text:p text:style-name="P2">​​</text:p>
        <text:p text:style-name="Standard">location: "72PN"</text:p>
      </text:section>
      <text:section text:style-name="Sect1" text:name="server0.conn2.watcher2.process9//obj174◦7◦name">
        <text:p text:style-name="P2">​​</text:p>
        <text:p text:style-name="Standard">name: "Test Business 4"</text:p>
      </text:section>
      <text:section text:style-name="Sect1" text:name="server0.conn2.watcher2.process9//obj174◦7◦&lt;prototype&gt;">
        <text:p text:style-name="P2">​​</text:p>
        <text:p text:style-name="Standard">&lt;prototype&gt;: Object { … }</text:p>
      </text:section>
      <text:section text:style-name="Sect1" text:name="Section141">
        <text:p text:style-name="P2"><text:bookmark text:name="server0.conn2.watcher2.process9//obj174◦8"/>​</text:p>
        <text:p text:style-name="Standard">8: Object { id: "test-5", name: "Test Business 5", email: "test5@example.com", … }</text:p>
      </text:section>
      <text:section text:style-name="Sect1" text:name="server0.conn2.watcher2.process9//obj174◦8◦email">
        <text:p text:style-name="P2">​​</text:p>
        <text:p text:style-name="Standard">email: "test5@example.com"</text:p>
      </text:section>
      <text:section text:style-name="Sect1" text:name="server0.conn2.watcher2.process9//obj174◦8◦id">
        <text:p text:style-name="P2">​​</text:p>
        <text:p text:style-name="Standard">id: "test-5"</text:p>
      </text:section>
      <text:section text:style-name="Sect1" text:name="server0.conn2.watcher2.process9//obj174◦8◦img">
        <text:p text:style-name="P2">​​</text:p>
        <text:p text:style-name="Standard">img: ""</text:p>
      </text:section>
      <text:section text:style-name="Sect1" text:name="server0.conn2.watcher2.process9//obj174◦8◦lat">
        <text:p text:style-name="P2">​​</text:p>
        <text:p text:style-name="Standard">lat: -36.88099</text:p>
      </text:section>
      <text:section text:style-name="Sect1" text:name="server0.conn2.watcher2.process9//obj174◦8◦lng">
        <text:p text:style-name="P2">​​</text:p>
        <text:p text:style-name="Standard">lng: 174.83491</text:p>
      </text:section>
      <text:section text:style-name="Sect1" text:name="server0.conn2.watcher2.process9//obj174◦8◦location">
        <text:p text:style-name="P2"><text:soft-page-break/>​​</text:p>
        <text:p text:style-name="Standard">location: "58PN"</text:p>
      </text:section>
      <text:section text:style-name="Sect1" text:name="server0.conn2.watcher2.process9//obj174◦8◦name">
        <text:p text:style-name="P2">​​</text:p>
        <text:p text:style-name="Standard">name: "Test Business 5"</text:p>
      </text:section>
      <text:section text:style-name="Sect1" text:name="server0.conn2.watcher2.process9//obj174◦8◦&lt;prototype&gt;">
        <text:p text:style-name="P2">​​</text:p>
        <text:p text:style-name="Standard">&lt;prototype&gt;: Object { … }</text:p>
      </text:section>
      <text:section text:style-name="Sect1" text:name="Section142">
        <text:p text:style-name="P2"><text:bookmark text:name="server0.conn2.watcher2.process9//obj174◦9"/>​</text:p>
        <text:p text:style-name="Standard">9: Object { id: "test-6", name: "Test Business 6", email: "test6@example.com", … }</text:p>
      </text:section>
      <text:section text:style-name="Sect1" text:name="server0.conn2.watcher2.process9//obj174◦9◦email">
        <text:p text:style-name="P2">​​</text:p>
        <text:p text:style-name="Standard">email: "test6@example.com"</text:p>
      </text:section>
      <text:section text:style-name="Sect1" text:name="server0.conn2.watcher2.process9//obj174◦9◦id">
        <text:p text:style-name="P2">​​</text:p>
        <text:p text:style-name="Standard">id: "test-6"</text:p>
      </text:section>
      <text:section text:style-name="Sect1" text:name="server0.conn2.watcher2.process9//obj174◦9◦img">
        <text:p text:style-name="P2">​​</text:p>
        <text:p text:style-name="Standard">img: ""</text:p>
      </text:section>
      <text:section text:style-name="Sect1" text:name="server0.conn2.watcher2.process9//obj174◦9◦lat">
        <text:p text:style-name="P2">​​</text:p>
        <text:p text:style-name="Standard">lat: -36.87965</text:p>
      </text:section>
      <text:section text:style-name="Sect1" text:name="server0.conn2.watcher2.process9//obj174◦9◦lng">
        <text:p text:style-name="P2">​​</text:p>
        <text:p text:style-name="Standard">lng: 174.83529</text:p>
      </text:section>
      <text:section text:style-name="Sect1" text:name="server0.conn2.watcher2.process9//obj174◦9◦location">
        <text:p text:style-name="P2">​​</text:p>
        <text:p text:style-name="Standard">location: "52PN"</text:p>
      </text:section>
      <text:section text:style-name="Sect1" text:name="server0.conn2.watcher2.process9//obj174◦9◦name">
        <text:p text:style-name="P2">​​</text:p>
        <text:p text:style-name="Standard">name: "Test Business 6"</text:p>
      </text:section>
      <text:section text:style-name="Sect1" text:name="server0.conn2.watcher2.process9//obj174◦9◦&lt;prototype&gt;">
        <text:p text:style-name="P2">​​</text:p>
        <text:p text:style-name="Standard">&lt;prototype&gt;: Object { … }</text:p>
      </text:section>
      <text:section text:style-name="Sect1" text:name="Section143">
        <text:p text:style-name="P2"><text:bookmark text:name="server0.conn2.watcher2.process9//obj174◦10"/>​</text:p>
        <text:p text:style-name="Standard">10: Object { id: "test-7", name: "Test Business 7", email: "test7@example.com", … }</text:p>
      </text:section>
      <text:section text:style-name="Sect1" text:name="server0.conn2.watcher2.process9//obj174◦10◦email">
        <text:p text:style-name="P2">​​</text:p>
        <text:p text:style-name="Standard">email: "test7@example.com"</text:p>
      </text:section>
      <text:section text:style-name="Sect1" text:name="server0.conn2.watcher2.process9//obj174◦10◦id">
        <text:p text:style-name="P2">​​</text:p>
        <text:p text:style-name="Standard">id: "test-7"</text:p>
      </text:section>
      <text:section text:style-name="Sect1" text:name="server0.conn2.watcher2.process9//obj174◦10◦img">
        <text:p text:style-name="P2">​​</text:p>
        <text:p text:style-name="Standard">img: ""</text:p>
      </text:section>
      <text:section text:style-name="Sect1" text:name="server0.conn2.watcher2.process9//obj174◦10◦lat">
        <text:p text:style-name="P2">​​</text:p>
        <text:p text:style-name="Standard">lat: -36.87799</text:p>
      </text:section>
      <text:section text:style-name="Sect1" text:name="server0.conn2.watcher2.process9//obj174◦10◦lng">
        <text:p text:style-name="P2">​​</text:p>
        <text:p text:style-name="Standard">lng: 174.83414</text:p>
      </text:section>
      <text:section text:style-name="Sect1" text:name="server0.conn2.watcher2.process9//obj174◦10◦location">
        <text:p text:style-name="P2">​​</text:p>
        <text:p text:style-name="Standard">location: "38HG"</text:p>
      </text:section>
      <text:section text:style-name="Sect1" text:name="server0.conn2.watcher2.process9//obj174◦10◦name">
        <text:p text:style-name="P2">​​</text:p>
        <text:p text:style-name="Standard">name: "Test Business 7"</text:p>
      </text:section>
      <text:section text:style-name="Sect1" text:name="server0.conn2.watcher2.process9//obj174◦10◦&lt;prototype&gt;">
        <text:p text:style-name="P2">​​</text:p>
        <text:p text:style-name="Standard">&lt;prototype&gt;: Object { … }</text:p>
      </text:section>
      <text:section text:style-name="Sect1" text:name="Section144">
        <text:p text:style-name="P2"><text:bookmark text:name="server0.conn2.watcher2.process9//obj174◦11"/>​</text:p>
        <text:p text:style-name="Standard">11: Object { id: "test-8", name: "Test Business 8", email: "test8@example.com", … }</text:p>
      </text:section>
      <text:section text:style-name="Sect1" text:name="server0.conn2.watcher2.process9//obj174◦11◦email">
        <text:p text:style-name="P2">​​</text:p>
        <text:p text:style-name="Standard">email: "test8@example.com"</text:p>
      </text:section>
      <text:section text:style-name="Sect1" text:name="server0.conn2.watcher2.process9//obj174◦11◦id">
        <text:p text:style-name="P2">​​</text:p>
        <text:p text:style-name="Standard">id: "test-8"</text:p>
      </text:section>
      <text:section text:style-name="Sect1" text:name="server0.conn2.watcher2.process9//obj174◦11◦img">
        <text:p text:style-name="P2">​​</text:p>
        <text:p text:style-name="Standard">img: ""</text:p>
      </text:section>
      <text:section text:style-name="Sect1" text:name="server0.conn2.watcher2.process9//obj174◦11◦lat">
        <text:p text:style-name="P2">​​</text:p>
        <text:p text:style-name="Standard">lat: -36.87582</text:p>
      </text:section>
      <text:section text:style-name="Sect1" text:name="server0.conn2.watcher2.process9//obj174◦11◦lng">
        <text:p text:style-name="P2"><text:soft-page-break/>​​</text:p>
        <text:p text:style-name="Standard">lng: 174.83672</text:p>
      </text:section>
      <text:section text:style-name="Sect1" text:name="server0.conn2.watcher2.process9//obj174◦11◦location">
        <text:p text:style-name="P2">​​</text:p>
        <text:p text:style-name="Standard">location: "22GB"</text:p>
      </text:section>
      <text:section text:style-name="Sect1" text:name="server0.conn2.watcher2.process9//obj174◦11◦name">
        <text:p text:style-name="P2">​​</text:p>
        <text:p text:style-name="Standard">name: "Test Business 8"</text:p>
      </text:section>
      <text:section text:style-name="Sect1" text:name="server0.conn2.watcher2.process9//obj174◦11◦&lt;prototype&gt;">
        <text:p text:style-name="P2">​​</text:p>
        <text:p text:style-name="Standard">&lt;prototype&gt;: Object { … }</text:p>
      </text:section>
      <text:section text:style-name="Sect1" text:name="Section145">
        <text:p text:style-name="P2"><text:bookmark text:name="server0.conn2.watcher2.process9//obj174◦12"/>​</text:p>
        <text:p text:style-name="Standard">12: Object { id: "test-9", name: "Test Business 9", email: "test9@example.com", … }</text:p>
      </text:section>
      <text:section text:style-name="Sect1" text:name="server0.conn2.watcher2.process9//obj174◦12◦email">
        <text:p text:style-name="P2">​​</text:p>
        <text:p text:style-name="Standard">email: "test9@example.com"</text:p>
      </text:section>
      <text:section text:style-name="Sect1" text:name="server0.conn2.watcher2.process9//obj174◦12◦id">
        <text:p text:style-name="P2">​​</text:p>
        <text:p text:style-name="Standard">id: "test-9"</text:p>
      </text:section>
      <text:section text:style-name="Sect1" text:name="server0.conn2.watcher2.process9//obj174◦12◦img">
        <text:p text:style-name="P2">​​</text:p>
        <text:p text:style-name="Standard">img: ""</text:p>
      </text:section>
      <text:section text:style-name="Sect1" text:name="server0.conn2.watcher2.process9//obj174◦12◦lat">
        <text:p text:style-name="P2">​​</text:p>
        <text:p text:style-name="Standard">lat: -36.88237</text:p>
      </text:section>
      <text:section text:style-name="Sect1" text:name="server0.conn2.watcher2.process9//obj174◦12◦lng">
        <text:p text:style-name="P2">​​</text:p>
        <text:p text:style-name="Standard">lng: 174.83593</text:p>
      </text:section>
      <text:section text:style-name="Sect1" text:name="server0.conn2.watcher2.process9//obj174◦12◦location">
        <text:p text:style-name="P2">​​</text:p>
        <text:p text:style-name="Standard">location: "94PN"</text:p>
      </text:section>
      <text:section text:style-name="Sect1" text:name="server0.conn2.watcher2.process9//obj174◦12◦name">
        <text:p text:style-name="P2">​​</text:p>
        <text:p text:style-name="Standard">name: "Test Business 9"</text:p>
      </text:section>
      <text:section text:style-name="Sect1" text:name="server0.conn2.watcher2.process9//obj174◦12◦&lt;prototype&gt;">
        <text:p text:style-name="P2">​​</text:p>
        <text:p text:style-name="Standard">&lt;prototype&gt;: Object { … }</text:p>
      </text:section>
      <text:section text:style-name="Sect1" text:name="server0.conn2.watcher2.process9//obj174◦length">
        <text:p text:style-name="P2">​</text:p>
        <text:p text:style-name="Standard">length: 13</text:p>
      </text:section>
      <text:p text:style-name="P14"/>
      <text:p text:style-name="P20">Include this in worker<text:line-break/><text:line-break/></text:p>
      <text:p text:style-name="P17"><text:span text:style-name="T3">if</text:span> (<text:span text:style-name="T4">url</text:span>.<text:span text:style-name="T5">pathname</text:span> <text:span text:style-name="T6">===</text:span> <text:span text:style-name="T7">"/api/businesses/raw"</text:span> <text:span text:style-name="T6">&amp;&amp;</text:span> <text:span text:style-name="T5">request</text:span>.<text:span text:style-name="T5">method</text:span> <text:span text:style-name="T6">===</text:span> <text:span text:style-name="T7">"GET"</text:span>) {</text:p>
      <text:p text:style-name="P17"><text:span text:style-name="T8">const</text:span> <text:span text:style-name="T4">keys</text:span> <text:span text:style-name="T6">=</text:span> <text:span text:style-name="T3">await</text:span> <text:span text:style-name="T5">env</text:span>.<text:span text:style-name="T4">BUSINESSES_KV</text:span>.<text:span text:style-name="T9">list</text:span>();</text:p>
      <text:p text:style-name="P17"><text:span text:style-name="T8">const</text:span> <text:span text:style-name="T4">allBusinesses</text:span> <text:span text:style-name="T6">=</text:span> [];</text:p>
      <text:p text:style-name="P17"><text:span text:style-name="T3">for</text:span> (<text:span text:style-name="T8">const</text:span> <text:span text:style-name="T4">k</text:span> <text:span text:style-name="T8">of</text:span> <text:span text:style-name="T4">keys</text:span>.<text:span text:style-name="T5">keys</text:span>) {</text:p>
      <text:p text:style-name="P17"><text:span text:style-name="T8">const</text:span> <text:span text:style-name="T4">data</text:span> <text:span text:style-name="T6">=</text:span> <text:span text:style-name="T3">await</text:span> <text:span text:style-name="T5">env</text:span>.<text:span text:style-name="T4">BUSINESSES_KV</text:span>.<text:span text:style-name="T9">get</text:span>(<text:span text:style-name="T4">k</text:span>.<text:span text:style-name="T5">name</text:span>, { <text:span text:style-name="T5">type:</text:span> <text:span text:style-name="T7">"json"</text:span> });</text:p>
      <text:p text:style-name="P17"><text:span text:style-name="T3">if</text:span> (<text:span text:style-name="T4">data</text:span>) <text:span text:style-name="T4">allBusinesses</text:span>.<text:span text:style-name="T9">push</text:span>(<text:span text:style-name="T4">data</text:span>);</text:p>
      <text:p text:style-name="P17">}</text:p>
      <text:p text:style-name="P17"><text:span text:style-name="T3">return</text:span> <text:span text:style-name="T8">new</text:span> <text:span text:style-name="T10">Response</text:span>(<text:span text:style-name="T5">JSON</text:span>.<text:span text:style-name="T9">stringify</text:span>(<text:span text:style-name="T4">allBusinesses</text:span>, <text:span text:style-name="T8">null</text:span>, <text:span text:style-name="T11">2</text:span>), {</text:p>
      <text:p text:style-name="P17"><text:span text:style-name="T5">headers:</text:span> { <text:span text:style-name="T7">"Content-Type"</text:span><text:span text:style-name="T5">:</text:span> <text:span text:style-name="T7">"application/json"</text:span> }</text:p>
      <text:p text:style-name="P17">});</text:p>
      <text:p text:style-name="P17">}</text:p>
      <text:p text:style-name="P16"/>
      <text:p text:style-name="P14"><text:a xlink:type="simple" xlink:href="https://rateme.gatekeeper2.workers.dev/api/businesses/raw" text:style-name="Internet_20_link" text:visited-style-name="Visited_20_Internet_20_Link"/></text:p>
      <text:p text:style-name="P16"><text:a xlink:type="simple" xlink:href="https://rateme.gatekeeper2.workers.dev/api/businesses/raw" text:style-name="Internet_20_link" text:visited-style-name="Visited_20_Internet_20_Link">https://rateme.gatekeeper2.workers.dev/api/businesses/raw</text:a><text:line-break/><text:tab/><text:line-break/><text:span text:style-name="T2">on live version<text:line-break/></text:span></text:p>
      <text:p text:style-name="P16"/>
      <text:p text:style-name="P21">see this <text:line-break/><text:line-break/></text:p>
      <text:section text:style-name="Sect1" text:name="content">
        <text:section text:style-name="Sect1" text:name="json-panel">
          <text:p text:style-name="P3"/>
          <text:section text:style-name="Sect1" text:name="json-scrolling-panel">
            <table:table table:name="Table3" table:style-name="Table3">
              <table:table-column table:style-name="Table3.A"/>
              <table:table-column table:style-name="Table3.B"/>
              <table:table-header-rows>
                <table:table-row>
                  <table:table-cell table:style-name="Table3.A1" office:value-type="string">
                    <text:p text:style-name="P18"><text:bookmark text:name="value"/><text:bookmark text:name="default"/></text:p>
                  </table:table-cell>
                  <table:table-cell table:style-name="Table3.A1" office:value-type="string">
                    <text:p text:style-name="P18"><text:bookmark text:name="/0"/></text:p>
                  </table:table-cell>
                </table:table-row>
              </table:table-header-rows>
              <table:table-row>
                <table:table-cell table:style-name="Table3.A1" office:value-type="string">
                  <text:p text:style-name="Table_20_Contents">0</text:p>
                </table:table-cell>
                <table:table-cell table:style-name="Table3.A1" office:value-type="string">
                  <text:p text:style-name="P18"><text:bookmark text:name="/0/name"/></text:p>
                </table:table-cell>
              </table:table-row>
              <table:table-row>
                <table:table-cell table:style-name="Table3.A1" office:value-type="string">
                  <text:p text:style-name="Table_20_Contents">name</text:p>
                </table:table-cell>
                <table:table-cell table:style-name="Table3.A1" office:value-type="string">
                  <text:p text:style-name="P5">"Console Test Business"<text:bookmark text:name="/0/email"/></text:p>
                </table:table-cell>
              </table:table-row>
              <table:table-row>
                <table:table-cell table:style-name="Table3.A1" office:value-type="string">
                  <text:p text:style-name="Table_20_Contents">email</text:p>
                </table:table-cell>
                <table:table-cell table:style-name="Table3.A1" office:value-type="string">
                  <text:p text:style-name="P5">"console@test.nz"<text:bookmark text:name="/0/location"/></text:p>
                </table:table-cell>
              </table:table-row>
              <table:table-row>
                <table:table-cell table:style-name="Table3.A1" office:value-type="string">
                  <text:p text:style-name="Table_20_Contents">location</text:p>
                </table:table-cell>
                <table:table-cell table:style-name="Table3.A1" office:value-type="string">
                  <text:p text:style-name="P5">"Console St"<text:bookmark text:name="/0/lat"/></text:p>
                </table:table-cell>
              </table:table-row>
              <table:table-row>
                <table:table-cell table:style-name="Table3.A1" office:value-type="string">
                  <text:p text:style-name="Table_20_Contents">lat</text:p>
                </table:table-cell>
                <table:table-cell table:style-name="Table3.A1" office:value-type="string">
                  <text:p text:style-name="P5">-36.88<text:bookmark text:name="/0/lng"/></text:p>
                </table:table-cell>
              </table:table-row>
              <table:table-row>
                <table:table-cell table:style-name="Table3.A1" office:value-type="string">
                  <text:p text:style-name="Table_20_Contents">lng</text:p>
                </table:table-cell>
                <table:table-cell table:style-name="Table3.A1" office:value-type="string">
                  <text:p text:style-name="P5">174.83<text:bookmark text:name="/0/id"/></text:p>
                </table:table-cell>
              </table:table-row>
              <table:table-row>
                <table:table-cell table:style-name="Table3.A1" office:value-type="string">
                  <text:p text:style-name="Table_20_Contents">id</text:p>
                </table:table-cell>
                <table:table-cell table:style-name="Table3.A1" office:value-type="string">
                  <text:p text:style-name="P5">null<text:bookmark text:name="/0/created"/></text:p>
                </table:table-cell>
              </table:table-row>
              <table:table-row>
                <table:table-cell table:style-name="Table3.A1" office:value-type="string">
                  <text:p text:style-name="Table_20_Contents">created</text:p>
                </table:table-cell>
                <table:table-cell table:style-name="Table3.A1" office:value-type="string">
                  <text:p text:style-name="P5">"2026-03-20T23:38:53.708Z"<text:bookmark text:name="/1"/></text:p>
                </table:table-cell>
              </table:table-row>
              <table:table-row>
                <table:table-cell table:style-name="Table3.A1" office:value-type="string">
                  <text:p text:style-name="Table_20_Contents">1</text:p>
                </table:table-cell>
                <table:table-cell table:style-name="Table3.A1" office:value-type="string">
                  <text:p text:style-name="P18"><text:bookmark text:name="/1/id"/></text:p>
                </table:table-cell>
              </table:table-row>
              <table:table-row>
                <table:table-cell table:style-name="Table3.A1" office:value-type="string">
                  <text:p text:style-name="Table_20_Contents">id</text:p>
                </table:table-cell>
                <table:table-cell table:style-name="Table3.A1" office:value-type="string">
                  <text:p text:style-name="P5">"jack-plumber"<text:bookmark text:name="/1/name"/></text:p>
                </table:table-cell>
              </table:table-row>
              <table:table-row>
                <table:table-cell table:style-name="Table3.A1" office:value-type="string">
                  <text:p text:style-name="Table_20_Contents">name</text:p>
                </table:table-cell>
                <table:table-cell table:style-name="Table3.A1" office:value-type="string">
                  <text:p text:style-name="P5">"Jack Plumber"<text:bookmark text:name="/1/email"/></text:p>
                </table:table-cell>
              </table:table-row>
              <table:table-row>
                <table:table-cell table:style-name="Table3.A1" office:value-type="string">
                  <text:p text:style-name="Table_20_Contents">email</text:p>
                </table:table-cell>
                <table:table-cell table:style-name="Table3.A1" office:value-type="string">
                  <text:p text:style-name="P5">"jack@plumbingservices.nz"<text:bookmark text:name="/1/location"/></text:p>
                </table:table-cell>
              </table:table-row>
              <table:table-row>
                <table:table-cell table:style-name="Table3.A1" office:value-type="string">
                  <text:p text:style-name="Table_20_Contents">location</text:p>
                </table:table-cell>
                <table:table-cell table:style-name="Table3.A1" office:value-type="string">
                  <text:p text:style-name="P5">"41MG"<text:bookmark text:name="/1/lat"/></text:p>
                </table:table-cell>
              </table:table-row>
              <table:table-row>
                <table:table-cell table:style-name="Table3.A1" office:value-type="string">
                  <text:p text:style-name="Table_20_Contents">lat</text:p>
                </table:table-cell>
                <table:table-cell table:style-name="Table3.A1" office:value-type="string">
                  <text:p text:style-name="P5">-36.88502<text:bookmark text:name="/1/lng"/></text:p>
                </table:table-cell>
              </table:table-row>
              <table:table-row>
                <table:table-cell table:style-name="Table3.A1" office:value-type="string">
                  <text:p text:style-name="Table_20_Contents">lng</text:p>
                </table:table-cell>
                <table:table-cell table:style-name="Table3.A1" office:value-type="string">
                  <text:p text:style-name="P5">174.83597<text:bookmark text:name="/1/img"/></text:p>
                </table:table-cell>
              </table:table-row>
              <table:table-row>
                <table:table-cell table:style-name="Table3.A1" office:value-type="string">
                  <text:p text:style-name="Table_20_Contents">img</text:p>
                </table:table-cell>
                <table:table-cell table:style-name="Table3.A1" office:value-type="string">
                  <text:p text:style-name="P5">"images/jack-plumber.jpg"<text:bookmark text:name="/2"/></text:p>
                </table:table-cell>
              </table:table-row>
              <table:table-row>
                <table:table-cell table:style-name="Table3.A1" office:value-type="string">
                  <text:p text:style-name="Table_20_Contents">2</text:p>
                </table:table-cell>
                <table:table-cell table:style-name="Table3.A1" office:value-type="string">
                  <text:p text:style-name="P18"><text:bookmark text:name="/2/id"/></text:p>
                </table:table-cell>
              </table:table-row>
              <table:table-row>
                <table:table-cell table:style-name="Table3.A1" office:value-type="string">
                  <text:p text:style-name="Table_20_Contents">id</text:p>
                </table:table-cell>
                <table:table-cell table:style-name="Table3.A1" office:value-type="string">
                  <text:p text:style-name="P5">"jills-hair"<text:bookmark text:name="/2/name"/></text:p>
                </table:table-cell>
              </table:table-row>
              <table:table-row>
                <table:table-cell table:style-name="Table3.A1" office:value-type="string">
                  <text:p text:style-name="Table_20_Contents">name</text:p>
                </table:table-cell>
                <table:table-cell table:style-name="Table3.A1" office:value-type="string">
                  <text:p text:style-name="P5">"Jills Hair"<text:bookmark text:name="/2/email"/></text:p>
                </table:table-cell>
              </table:table-row>
              <table:table-row>
                <table:table-cell table:style-name="Table3.A1" office:value-type="string">
                  <text:p text:style-name="Table_20_Contents">email</text:p>
                </table:table-cell>
                <table:table-cell table:style-name="Table3.A1" office:value-type="string">
                  <text:p text:style-name="P5">"contact@jillshair.co.nz"<text:bookmark text:name="/2/location"/></text:p>
                </table:table-cell>
              </table:table-row>
              <table:table-row>
                <table:table-cell table:style-name="Table3.A1" office:value-type="string">
                  <text:p text:style-name="Table_20_Contents">location</text:p>
                </table:table-cell>
                <table:table-cell table:style-name="Table3.A1" office:value-type="string">
                  <text:p text:style-name="P5">"44NG"<text:bookmark text:name="/2/lat"/></text:p>
                </table:table-cell>
              </table:table-row>
              <table:table-row>
                <table:table-cell table:style-name="Table3.A1" office:value-type="string">
                  <text:p text:style-name="Table_20_Contents">lat</text:p>
                </table:table-cell>
                <table:table-cell table:style-name="Table3.A1" office:value-type="string">
                  <text:p text:style-name="P5">-36.88401<text:bookmark text:name="/2/lng"/></text:p>
                </table:table-cell>
              </table:table-row>
              <table:table-row>
                <table:table-cell table:style-name="Table3.A1" office:value-type="string">
                  <text:p text:style-name="Table_20_Contents">lng</text:p>
                </table:table-cell>
                <table:table-cell table:style-name="Table3.A1" office:value-type="string">
                  <text:p text:style-name="P5">174.83694<text:bookmark text:name="/2/img"/></text:p>
                </table:table-cell>
              </table:table-row>
              <table:table-row>
                <table:table-cell table:style-name="Table3.A1" office:value-type="string">
                  <text:p text:style-name="Table_20_Contents">img</text:p>
                </table:table-cell>
                <table:table-cell table:style-name="Table3.A1" office:value-type="string">
                  <text:p text:style-name="P5">"images/jills-hair.jpg"<text:bookmark text:name="/3"/></text:p>
                </table:table-cell>
              </table:table-row>
              <table:table-row>
                <table:table-cell table:style-name="Table3.A1" office:value-type="string">
                  <text:p text:style-name="Table_20_Contents">3</text:p>
                </table:table-cell>
                <table:table-cell table:style-name="Table3.A1" office:value-type="string">
                  <text:p text:style-name="P18"><text:bookmark text:name="/3/id"/></text:p>
                </table:table-cell>
              </table:table-row>
              <table:table-row>
                <table:table-cell table:style-name="Table3.A1" office:value-type="string">
                  <text:p text:style-name="Table_20_Contents">id</text:p>
                </table:table-cell>
                <table:table-cell table:style-name="Table3.A1" office:value-type="string">
                  <text:p text:style-name="P5">"johns-coffee"<text:bookmark text:name="/3/name"/></text:p>
                </table:table-cell>
              </table:table-row>
              <text:soft-page-break/>
              <table:table-row>
                <table:table-cell table:style-name="Table3.A1" office:value-type="string">
                  <text:p text:style-name="Table_20_Contents">name</text:p>
                </table:table-cell>
                <table:table-cell table:style-name="Table3.A1" office:value-type="string">
                  <text:p text:style-name="P5">"Johns Coffee"<text:bookmark text:name="/3/email"/></text:p>
                </table:table-cell>
              </table:table-row>
              <table:table-row>
                <table:table-cell table:style-name="Table3.A1" office:value-type="string">
                  <text:p text:style-name="Table_20_Contents">email</text:p>
                </table:table-cell>
                <table:table-cell table:style-name="Table3.A1" office:value-type="string">
                  <text:p text:style-name="P5">"info@johnscoffee.nz"<text:bookmark text:name="/3/location"/></text:p>
                </table:table-cell>
              </table:table-row>
              <table:table-row>
                <table:table-cell table:style-name="Table3.A1" office:value-type="string">
                  <text:p text:style-name="Table_20_Contents">location</text:p>
                </table:table-cell>
                <table:table-cell table:style-name="Table3.A1" office:value-type="string">
                  <text:p text:style-name="P5">"19CF"<text:bookmark text:name="/3/lat"/></text:p>
                </table:table-cell>
              </table:table-row>
              <table:table-row>
                <table:table-cell table:style-name="Table3.A1" office:value-type="string">
                  <text:p text:style-name="Table_20_Contents">lat</text:p>
                </table:table-cell>
                <table:table-cell table:style-name="Table3.A1" office:value-type="string">
                  <text:p text:style-name="P5">-36.88405<text:bookmark text:name="/3/lng"/></text:p>
                </table:table-cell>
              </table:table-row>
              <table:table-row>
                <table:table-cell table:style-name="Table3.A1" office:value-type="string">
                  <text:p text:style-name="Table_20_Contents">lng</text:p>
                </table:table-cell>
                <table:table-cell table:style-name="Table3.A1" office:value-type="string">
                  <text:p text:style-name="P5">174.83155<text:bookmark text:name="/3/img"/></text:p>
                </table:table-cell>
              </table:table-row>
              <table:table-row>
                <table:table-cell table:style-name="Table3.A1" office:value-type="string">
                  <text:p text:style-name="Table_20_Contents">img</text:p>
                </table:table-cell>
                <table:table-cell table:style-name="Table3.A1" office:value-type="string">
                  <text:p text:style-name="P5">"images/johns-coffee.jpg"<text:bookmark text:name="/4"/></text:p>
                </table:table-cell>
              </table:table-row>
              <table:table-row>
                <table:table-cell table:style-name="Table3.A1" office:value-type="string">
                  <text:p text:style-name="Table_20_Contents">4</text:p>
                </table:table-cell>
                <table:table-cell table:style-name="Table3.A1" office:value-type="string">
                  <text:p text:style-name="P18"><text:bookmark text:name="/4/id"/></text:p>
                </table:table-cell>
              </table:table-row>
              <table:table-row>
                <table:table-cell table:style-name="Table3.A1" office:value-type="string">
                  <text:p text:style-name="Table_20_Contents">id</text:p>
                </table:table-cell>
                <table:table-cell table:style-name="Table3.A1" office:value-type="string">
                  <text:p text:style-name="P5">"store001"<text:bookmark text:name="/4/name"/></text:p>
                </table:table-cell>
              </table:table-row>
              <table:table-row>
                <table:table-cell table:style-name="Table3.A1" office:value-type="string">
                  <text:p text:style-name="Table_20_Contents">name</text:p>
                </table:table-cell>
                <table:table-cell table:style-name="Table3.A1" office:value-type="string">
                  <text:p text:style-name="P5">"Cafe Latte"<text:bookmark text:name="/4/location"/></text:p>
                </table:table-cell>
              </table:table-row>
              <table:table-row>
                <table:table-cell table:style-name="Table3.A1" office:value-type="string">
                  <text:p text:style-name="Table_20_Contents">location</text:p>
                </table:table-cell>
                <table:table-cell table:style-name="Table3.A1" office:value-type="string">
                  <text:p text:style-name="P5">"123 Queen St"<text:bookmark text:name="/4/email"/></text:p>
                </table:table-cell>
              </table:table-row>
              <table:table-row>
                <table:table-cell table:style-name="Table3.A1" office:value-type="string">
                  <text:p text:style-name="Table_20_Contents">email</text:p>
                </table:table-cell>
                <table:table-cell table:style-name="Table3.A1" office:value-type="string">
                  <text:p text:style-name="P5">"latte@example.com"<text:bookmark text:name="/4/lat"/></text:p>
                </table:table-cell>
              </table:table-row>
              <table:table-row>
                <table:table-cell table:style-name="Table3.A1" office:value-type="string">
                  <text:p text:style-name="Table_20_Contents">lat</text:p>
                </table:table-cell>
                <table:table-cell table:style-name="Table3.A1" office:value-type="string">
                  <text:p text:style-name="P5">-36.8485<text:bookmark text:name="/4/lng"/></text:p>
                </table:table-cell>
              </table:table-row>
              <table:table-row>
                <table:table-cell table:style-name="Table3.A1" office:value-type="string">
                  <text:p text:style-name="Table_20_Contents">lng</text:p>
                </table:table-cell>
                <table:table-cell table:style-name="Table3.A1" office:value-type="string">
                  <text:p text:style-name="P5">174.7633<text:bookmark text:name="/5"/></text:p>
                </table:table-cell>
              </table:table-row>
              <table:table-row>
                <table:table-cell table:style-name="Table3.A1" office:value-type="string">
                  <text:p text:style-name="Table_20_Contents">5</text:p>
                </table:table-cell>
                <table:table-cell table:style-name="Table3.A1" office:value-type="string">
                  <text:p text:style-name="P18"><text:bookmark text:name="/5/id"/></text:p>
                </table:table-cell>
              </table:table-row>
              <table:table-row>
                <table:table-cell table:style-name="Table3.A1" office:value-type="string">
                  <text:p text:style-name="Table_20_Contents">id</text:p>
                </table:table-cell>
                <table:table-cell table:style-name="Table3.A1" office:value-type="string">
                  <text:p text:style-name="P5">"test-10"<text:bookmark text:name="/5/name"/></text:p>
                </table:table-cell>
              </table:table-row>
              <table:table-row>
                <table:table-cell table:style-name="Table3.A1" office:value-type="string">
                  <text:p text:style-name="Table_20_Contents">name</text:p>
                </table:table-cell>
                <table:table-cell table:style-name="Table3.A1" office:value-type="string">
                  <text:p text:style-name="P5">"Test Business 10"<text:bookmark text:name="/5/email"/></text:p>
                </table:table-cell>
              </table:table-row>
              <table:table-row>
                <table:table-cell table:style-name="Table3.A1" office:value-type="string">
                  <text:p text:style-name="Table_20_Contents">email</text:p>
                </table:table-cell>
                <table:table-cell table:style-name="Table3.A1" office:value-type="string">
                  <text:p text:style-name="P5">"test10@example.com"<text:bookmark text:name="/5/location"/></text:p>
                </table:table-cell>
              </table:table-row>
              <table:table-row>
                <table:table-cell table:style-name="Table3.A1" office:value-type="string">
                  <text:p text:style-name="Table_20_Contents">location</text:p>
                </table:table-cell>
                <table:table-cell table:style-name="Table3.A1" office:value-type="string">
                  <text:p text:style-name="P5">"24NG"<text:bookmark text:name="/5/lat"/></text:p>
                </table:table-cell>
              </table:table-row>
              <table:table-row>
                <table:table-cell table:style-name="Table3.A1" office:value-type="string">
                  <text:p text:style-name="Table_20_Contents">lat</text:p>
                </table:table-cell>
                <table:table-cell table:style-name="Table3.A1" office:value-type="string">
                  <text:p text:style-name="P5">-36.88291<text:bookmark text:name="/5/lng"/></text:p>
                </table:table-cell>
              </table:table-row>
              <table:table-row>
                <table:table-cell table:style-name="Table3.A1" office:value-type="string">
                  <text:p text:style-name="Table_20_Contents">lng</text:p>
                </table:table-cell>
                <table:table-cell table:style-name="Table3.A1" office:value-type="string">
                  <text:p text:style-name="P5">174.83813<text:bookmark text:name="/5/img"/></text:p>
                </table:table-cell>
              </table:table-row>
              <table:table-row>
                <table:table-cell table:style-name="Table3.A1" office:value-type="string">
                  <text:p text:style-name="Table_20_Contents">img</text:p>
                </table:table-cell>
                <table:table-cell table:style-name="Table3.A1" office:value-type="string">
                  <text:p text:style-name="P5">""<text:bookmark text:name="/6"/></text:p>
                </table:table-cell>
              </table:table-row>
              <table:table-row>
                <table:table-cell table:style-name="Table3.A1" office:value-type="string">
                  <text:p text:style-name="Table_20_Contents">6</text:p>
                </table:table-cell>
                <table:table-cell table:style-name="Table3.A1" office:value-type="string">
                  <text:p text:style-name="P18"><text:bookmark text:name="/6/id"/></text:p>
                </table:table-cell>
              </table:table-row>
              <table:table-row>
                <table:table-cell table:style-name="Table3.A1" office:value-type="string">
                  <text:p text:style-name="Table_20_Contents">id</text:p>
                </table:table-cell>
                <table:table-cell table:style-name="Table3.A1" office:value-type="string">
                  <text:p text:style-name="P5">"test-11"<text:bookmark text:name="/6/name"/></text:p>
                </table:table-cell>
              </table:table-row>
              <table:table-row>
                <table:table-cell table:style-name="Table3.A1" office:value-type="string">
                  <text:p text:style-name="Table_20_Contents">name</text:p>
                </table:table-cell>
                <table:table-cell table:style-name="Table3.A1" office:value-type="string">
                  <text:p text:style-name="P5">"Test Business 11"<text:bookmark text:name="/6/email"/></text:p>
                </table:table-cell>
              </table:table-row>
              <table:table-row>
                <table:table-cell table:style-name="Table3.A1" office:value-type="string">
                  <text:p text:style-name="Table_20_Contents">email</text:p>
                </table:table-cell>
                <table:table-cell table:style-name="Table3.A1" office:value-type="string">
                  <text:p text:style-name="P5">"test11@example.com"<text:bookmark text:name="/6/location"/></text:p>
                </table:table-cell>
              </table:table-row>
              <table:table-row>
                <table:table-cell table:style-name="Table3.A1" office:value-type="string">
                  <text:p text:style-name="Table_20_Contents">location</text:p>
                </table:table-cell>
                <table:table-cell table:style-name="Table3.A1" office:value-type="string">
                  <text:p text:style-name="P5">"17MG"<text:bookmark text:name="/6/lat"/></text:p>
                </table:table-cell>
              </table:table-row>
              <table:table-row>
                <table:table-cell table:style-name="Table3.A1" office:value-type="string">
                  <text:p text:style-name="Table_20_Contents">lat</text:p>
                </table:table-cell>
                <table:table-cell table:style-name="Table3.A1" office:value-type="string">
                  <text:p text:style-name="P5">-36.88362<text:bookmark text:name="/6/lng"/></text:p>
                </table:table-cell>
              </table:table-row>
              <table:table-row>
                <table:table-cell table:style-name="Table3.A1" office:value-type="string">
                  <text:p text:style-name="Table_20_Contents">lng</text:p>
                </table:table-cell>
                <table:table-cell table:style-name="Table3.A1" office:value-type="string">
                  <text:p text:style-name="P5">174.83771<text:bookmark text:name="/6/img"/></text:p>
                </table:table-cell>
              </table:table-row>
              <table:table-row>
                <table:table-cell table:style-name="Table3.A1" office:value-type="string">
                  <text:p text:style-name="Table_20_Contents">img</text:p>
                </table:table-cell>
                <table:table-cell table:style-name="Table3.A1" office:value-type="string">
                  <text:p text:style-name="P5">""<text:bookmark text:name="/7"/></text:p>
                </table:table-cell>
              </table:table-row>
              <table:table-row>
                <table:table-cell table:style-name="Table3.A1" office:value-type="string">
                  <text:p text:style-name="Table_20_Contents">7</text:p>
                </table:table-cell>
                <table:table-cell table:style-name="Table3.A1" office:value-type="string">
                  <text:p text:style-name="P18"><text:bookmark text:name="/7/id"/></text:p>
                </table:table-cell>
              </table:table-row>
              <table:table-row>
                <table:table-cell table:style-name="Table3.A1" office:value-type="string">
                  <text:p text:style-name="Table_20_Contents">id</text:p>
                </table:table-cell>
                <table:table-cell table:style-name="Table3.A1" office:value-type="string">
                  <text:p text:style-name="P5">"test-4"<text:bookmark text:name="/7/name"/></text:p>
                </table:table-cell>
              </table:table-row>
              <table:table-row>
                <table:table-cell table:style-name="Table3.A1" office:value-type="string">
                  <text:p text:style-name="Table_20_Contents">name</text:p>
                </table:table-cell>
                <table:table-cell table:style-name="Table3.A1" office:value-type="string">
                  <text:p text:style-name="P5">"Test Business 4"<text:bookmark text:name="/7/email"/></text:p>
                </table:table-cell>
              </table:table-row>
              <table:table-row>
                <table:table-cell table:style-name="Table3.A1" office:value-type="string">
                  <text:p text:style-name="Table_20_Contents">email</text:p>
                </table:table-cell>
                <table:table-cell table:style-name="Table3.A1" office:value-type="string">
                  <text:p text:style-name="P5">"test4@example.com"<text:bookmark text:name="/7/location"/></text:p>
                </table:table-cell>
              </table:table-row>
              <table:table-row>
                <table:table-cell table:style-name="Table3.A1" office:value-type="string">
                  <text:p text:style-name="Table_20_Contents">location</text:p>
                </table:table-cell>
                <table:table-cell table:style-name="Table3.A1" office:value-type="string">
                  <text:p text:style-name="P5">"72PN"<text:bookmark text:name="/7/lat"/></text:p>
                </table:table-cell>
              </table:table-row>
              <table:table-row>
                <table:table-cell table:style-name="Table3.A1" office:value-type="string">
                  <text:p text:style-name="Table_20_Contents">lat</text:p>
                </table:table-cell>
                <table:table-cell table:style-name="Table3.A1" office:value-type="string">
                  <text:p text:style-name="P5">-36.88242<text:bookmark text:name="/7/lng"/></text:p>
                </table:table-cell>
              </table:table-row>
              <table:table-row>
                <table:table-cell table:style-name="Table3.A1" office:value-type="string">
                  <text:p text:style-name="Table_20_Contents">lng</text:p>
                </table:table-cell>
                <table:table-cell table:style-name="Table3.A1" office:value-type="string">
                  <text:p text:style-name="P5">174.83439<text:bookmark text:name="/7/img"/></text:p>
                </table:table-cell>
              </table:table-row>
              <table:table-row>
                <table:table-cell table:style-name="Table3.A1" office:value-type="string">
                  <text:p text:style-name="Table_20_Contents">img</text:p>
                </table:table-cell>
                <table:table-cell table:style-name="Table3.A1" office:value-type="string">
                  <text:p text:style-name="P5">""<text:bookmark text:name="/8"/></text:p>
                </table:table-cell>
              </table:table-row>
              <table:table-row>
                <table:table-cell table:style-name="Table3.A1" office:value-type="string">
                  <text:p text:style-name="Table_20_Contents">8</text:p>
                </table:table-cell>
                <table:table-cell table:style-name="Table3.A1" office:value-type="string">
                  <text:p text:style-name="P18"><text:bookmark text:name="/8/id"/></text:p>
                </table:table-cell>
              </table:table-row>
              <table:table-row>
                <table:table-cell table:style-name="Table3.A1" office:value-type="string">
                  <text:p text:style-name="Table_20_Contents">id</text:p>
                </table:table-cell>
                <table:table-cell table:style-name="Table3.A1" office:value-type="string">
                  <text:p text:style-name="P5">"test-5"<text:bookmark text:name="/8/name"/></text:p>
                </table:table-cell>
              </table:table-row>
              <table:table-row>
                <table:table-cell table:style-name="Table3.A1" office:value-type="string">
                  <text:p text:style-name="Table_20_Contents">name</text:p>
                </table:table-cell>
                <table:table-cell table:style-name="Table3.A1" office:value-type="string">
                  <text:p text:style-name="P5">"Test Business 5"<text:bookmark text:name="/8/email"/></text:p>
                </table:table-cell>
              </table:table-row>
              <table:table-row>
                <table:table-cell table:style-name="Table3.A1" office:value-type="string">
                  <text:p text:style-name="Table_20_Contents">email</text:p>
                </table:table-cell>
                <table:table-cell table:style-name="Table3.A1" office:value-type="string">
                  <text:p text:style-name="P5">"test5@example.com"<text:bookmark text:name="/8/location"/></text:p>
                </table:table-cell>
              </table:table-row>
              <table:table-row>
                <table:table-cell table:style-name="Table3.A1" office:value-type="string">
                  <text:p text:style-name="Table_20_Contents">location</text:p>
                </table:table-cell>
                <table:table-cell table:style-name="Table3.A1" office:value-type="string">
                  <text:p text:style-name="P5">"58PN"<text:bookmark text:name="/8/lat"/></text:p>
                </table:table-cell>
              </table:table-row>
              <table:table-row>
                <table:table-cell table:style-name="Table3.A1" office:value-type="string">
                  <text:p text:style-name="Table_20_Contents">lat</text:p>
                </table:table-cell>
                <table:table-cell table:style-name="Table3.A1" office:value-type="string">
                  <text:p text:style-name="P5">-36.88099<text:bookmark text:name="/8/lng"/></text:p>
                </table:table-cell>
              </table:table-row>
              <table:table-row>
                <table:table-cell table:style-name="Table3.A1" office:value-type="string">
                  <text:p text:style-name="Table_20_Contents">lng</text:p>
                </table:table-cell>
                <table:table-cell table:style-name="Table3.A1" office:value-type="string">
                  <text:p text:style-name="P5">174.83491<text:bookmark text:name="/8/img"/></text:p>
                </table:table-cell>
              </table:table-row>
              <table:table-row>
                <table:table-cell table:style-name="Table3.A1" office:value-type="string">
                  <text:p text:style-name="Table_20_Contents">img</text:p>
                </table:table-cell>
                <table:table-cell table:style-name="Table3.A1" office:value-type="string">
                  <text:p text:style-name="P5">""<text:bookmark text:name="/9"/></text:p>
                </table:table-cell>
              </table:table-row>
              <table:table-row>
                <table:table-cell table:style-name="Table3.A1" office:value-type="string">
                  <text:p text:style-name="Table_20_Contents">9</text:p>
                </table:table-cell>
                <table:table-cell table:style-name="Table3.A1" office:value-type="string">
                  <text:p text:style-name="P18"><text:bookmark text:name="/9/id"/></text:p>
                </table:table-cell>
              </table:table-row>
              <table:table-row>
                <table:table-cell table:style-name="Table3.A1" office:value-type="string">
                  <text:p text:style-name="Table_20_Contents">id</text:p>
                </table:table-cell>
                <table:table-cell table:style-name="Table3.A1" office:value-type="string">
                  <text:p text:style-name="P5">"test-6"<text:bookmark text:name="/9/name"/></text:p>
                </table:table-cell>
              </table:table-row>
              <table:table-row>
                <table:table-cell table:style-name="Table3.A1" office:value-type="string">
                  <text:p text:style-name="Table_20_Contents">name</text:p>
                </table:table-cell>
                <table:table-cell table:style-name="Table3.A1" office:value-type="string">
                  <text:p text:style-name="P5">"Test Business 6"<text:bookmark text:name="/9/email"/></text:p>
                </table:table-cell>
              </table:table-row>
              <table:table-row>
                <table:table-cell table:style-name="Table3.A1" office:value-type="string">
                  <text:p text:style-name="Table_20_Contents">email</text:p>
                </table:table-cell>
                <table:table-cell table:style-name="Table3.A1" office:value-type="string">
                  <text:p text:style-name="P5">"test6@example.com"<text:bookmark text:name="/9/location"/></text:p>
                </table:table-cell>
              </table:table-row>
              <table:table-row>
                <table:table-cell table:style-name="Table3.A1" office:value-type="string">
                  <text:p text:style-name="Table_20_Contents">location</text:p>
                </table:table-cell>
                <table:table-cell table:style-name="Table3.A1" office:value-type="string">
                  <text:p text:style-name="P5">"52PN"<text:bookmark text:name="/9/lat"/></text:p>
                </table:table-cell>
              </table:table-row>
              <table:table-row>
                <table:table-cell table:style-name="Table3.A1" office:value-type="string">
                  <text:p text:style-name="Table_20_Contents">lat</text:p>
                </table:table-cell>
                <table:table-cell table:style-name="Table3.A1" office:value-type="string">
                  <text:p text:style-name="P5">-36.87965<text:bookmark text:name="/9/lng"/></text:p>
                </table:table-cell>
              </table:table-row>
              <table:table-row>
                <table:table-cell table:style-name="Table3.A1" office:value-type="string">
                  <text:p text:style-name="Table_20_Contents">lng</text:p>
                </table:table-cell>
                <table:table-cell table:style-name="Table3.A1" office:value-type="string">
                  <text:p text:style-name="P5">174.83529<text:bookmark text:name="/9/img"/></text:p>
                </table:table-cell>
              </table:table-row>
              <text:soft-page-break/>
              <table:table-row>
                <table:table-cell table:style-name="Table3.A1" office:value-type="string">
                  <text:p text:style-name="Table_20_Contents">img</text:p>
                </table:table-cell>
                <table:table-cell table:style-name="Table3.A1" office:value-type="string">
                  <text:p text:style-name="P5">""<text:bookmark text:name="/10"/></text:p>
                </table:table-cell>
              </table:table-row>
              <table:table-row>
                <table:table-cell table:style-name="Table3.A1" office:value-type="string">
                  <text:p text:style-name="Table_20_Contents">10</text:p>
                </table:table-cell>
                <table:table-cell table:style-name="Table3.A1" office:value-type="string">
                  <text:p text:style-name="P18"><text:bookmark text:name="/10/id"/></text:p>
                </table:table-cell>
              </table:table-row>
              <table:table-row>
                <table:table-cell table:style-name="Table3.A1" office:value-type="string">
                  <text:p text:style-name="Table_20_Contents">id</text:p>
                </table:table-cell>
                <table:table-cell table:style-name="Table3.A1" office:value-type="string">
                  <text:p text:style-name="P5">"test-7"<text:bookmark text:name="/10/name"/></text:p>
                </table:table-cell>
              </table:table-row>
              <table:table-row>
                <table:table-cell table:style-name="Table3.A1" office:value-type="string">
                  <text:p text:style-name="Table_20_Contents">name</text:p>
                </table:table-cell>
                <table:table-cell table:style-name="Table3.A1" office:value-type="string">
                  <text:p text:style-name="P5">"Test Business 7"<text:bookmark text:name="/10/email"/></text:p>
                </table:table-cell>
              </table:table-row>
              <table:table-row>
                <table:table-cell table:style-name="Table3.A1" office:value-type="string">
                  <text:p text:style-name="Table_20_Contents">email</text:p>
                </table:table-cell>
                <table:table-cell table:style-name="Table3.A1" office:value-type="string">
                  <text:p text:style-name="P5">"test7@example.com"<text:bookmark text:name="/10/location"/></text:p>
                </table:table-cell>
              </table:table-row>
              <table:table-row>
                <table:table-cell table:style-name="Table3.A1" office:value-type="string">
                  <text:p text:style-name="Table_20_Contents">location</text:p>
                </table:table-cell>
                <table:table-cell table:style-name="Table3.A1" office:value-type="string">
                  <text:p text:style-name="P5">"38HG"<text:bookmark text:name="/10/lat"/></text:p>
                </table:table-cell>
              </table:table-row>
              <table:table-row>
                <table:table-cell table:style-name="Table3.A1" office:value-type="string">
                  <text:p text:style-name="Table_20_Contents">lat</text:p>
                </table:table-cell>
                <table:table-cell table:style-name="Table3.A1" office:value-type="string">
                  <text:p text:style-name="P5">-36.87799<text:bookmark text:name="/10/lng"/></text:p>
                </table:table-cell>
              </table:table-row>
              <table:table-row>
                <table:table-cell table:style-name="Table3.A1" office:value-type="string">
                  <text:p text:style-name="Table_20_Contents">lng</text:p>
                </table:table-cell>
                <table:table-cell table:style-name="Table3.A1" office:value-type="string">
                  <text:p text:style-name="P5">174.83414<text:bookmark text:name="/10/img"/></text:p>
                </table:table-cell>
              </table:table-row>
              <table:table-row>
                <table:table-cell table:style-name="Table3.A1" office:value-type="string">
                  <text:p text:style-name="Table_20_Contents">img</text:p>
                </table:table-cell>
                <table:table-cell table:style-name="Table3.A1" office:value-type="string">
                  <text:p text:style-name="P5">""<text:bookmark text:name="/11"/></text:p>
                </table:table-cell>
              </table:table-row>
              <table:table-row>
                <table:table-cell table:style-name="Table3.A1" office:value-type="string">
                  <text:p text:style-name="Table_20_Contents">11</text:p>
                </table:table-cell>
                <table:table-cell table:style-name="Table3.A1" office:value-type="string">
                  <text:p text:style-name="P18"><text:bookmark text:name="/11/id"/></text:p>
                </table:table-cell>
              </table:table-row>
              <table:table-row>
                <table:table-cell table:style-name="Table3.A1" office:value-type="string">
                  <text:p text:style-name="Table_20_Contents">id</text:p>
                </table:table-cell>
                <table:table-cell table:style-name="Table3.A1" office:value-type="string">
                  <text:p text:style-name="P5">"test-8"<text:bookmark text:name="/11/name"/></text:p>
                </table:table-cell>
              </table:table-row>
              <table:table-row>
                <table:table-cell table:style-name="Table3.A1" office:value-type="string">
                  <text:p text:style-name="Table_20_Contents">name</text:p>
                </table:table-cell>
                <table:table-cell table:style-name="Table3.A1" office:value-type="string">
                  <text:p text:style-name="P5">"Test Business 8"<text:bookmark text:name="/11/email"/></text:p>
                </table:table-cell>
              </table:table-row>
              <table:table-row>
                <table:table-cell table:style-name="Table3.A1" office:value-type="string">
                  <text:p text:style-name="Table_20_Contents">email</text:p>
                </table:table-cell>
                <table:table-cell table:style-name="Table3.A1" office:value-type="string">
                  <text:p text:style-name="P5">"test8@example.com"<text:bookmark text:name="/11/location"/></text:p>
                </table:table-cell>
              </table:table-row>
              <table:table-row>
                <table:table-cell table:style-name="Table3.A1" office:value-type="string">
                  <text:p text:style-name="Table_20_Contents">location</text:p>
                </table:table-cell>
                <table:table-cell table:style-name="Table3.A1" office:value-type="string">
                  <text:p text:style-name="P5">"22GB"<text:bookmark text:name="/11/lat"/></text:p>
                </table:table-cell>
              </table:table-row>
              <table:table-row>
                <table:table-cell table:style-name="Table3.A1" office:value-type="string">
                  <text:p text:style-name="Table_20_Contents">lat</text:p>
                </table:table-cell>
                <table:table-cell table:style-name="Table3.A1" office:value-type="string">
                  <text:p text:style-name="P5">-36.87582<text:bookmark text:name="/11/lng"/></text:p>
                </table:table-cell>
              </table:table-row>
              <table:table-row>
                <table:table-cell table:style-name="Table3.A1" office:value-type="string">
                  <text:p text:style-name="Table_20_Contents">lng</text:p>
                </table:table-cell>
                <table:table-cell table:style-name="Table3.A1" office:value-type="string">
                  <text:p text:style-name="P5">174.83672<text:bookmark text:name="/11/img"/></text:p>
                </table:table-cell>
              </table:table-row>
              <table:table-row>
                <table:table-cell table:style-name="Table3.A1" office:value-type="string">
                  <text:p text:style-name="Table_20_Contents">img</text:p>
                </table:table-cell>
                <table:table-cell table:style-name="Table3.A1" office:value-type="string">
                  <text:p text:style-name="P5">""<text:bookmark text:name="/12"/></text:p>
                </table:table-cell>
              </table:table-row>
              <table:table-row>
                <table:table-cell table:style-name="Table3.A1" office:value-type="string">
                  <text:p text:style-name="Table_20_Contents">12</text:p>
                </table:table-cell>
                <table:table-cell table:style-name="Table3.A1" office:value-type="string">
                  <text:p text:style-name="P18"><text:bookmark text:name="/12/id"/></text:p>
                </table:table-cell>
              </table:table-row>
              <table:table-row>
                <table:table-cell table:style-name="Table3.A1" office:value-type="string">
                  <text:p text:style-name="Table_20_Contents">id</text:p>
                </table:table-cell>
                <table:table-cell table:style-name="Table3.A1" office:value-type="string">
                  <text:p text:style-name="P5">"test-9"<text:bookmark text:name="/12/name"/></text:p>
                </table:table-cell>
              </table:table-row>
              <table:table-row>
                <table:table-cell table:style-name="Table3.A1" office:value-type="string">
                  <text:p text:style-name="Table_20_Contents">name</text:p>
                </table:table-cell>
                <table:table-cell table:style-name="Table3.A1" office:value-type="string">
                  <text:p text:style-name="P5">"Test Business 9"<text:bookmark text:name="/12/email"/></text:p>
                </table:table-cell>
              </table:table-row>
              <table:table-row>
                <table:table-cell table:style-name="Table3.A1" office:value-type="string">
                  <text:p text:style-name="Table_20_Contents">email</text:p>
                </table:table-cell>
                <table:table-cell table:style-name="Table3.A1" office:value-type="string">
                  <text:p text:style-name="P5">"test9@example.com"<text:bookmark text:name="/12/location"/></text:p>
                </table:table-cell>
              </table:table-row>
              <table:table-row>
                <table:table-cell table:style-name="Table3.A1" office:value-type="string">
                  <text:p text:style-name="Table_20_Contents">location</text:p>
                </table:table-cell>
                <table:table-cell table:style-name="Table3.A1" office:value-type="string">
                  <text:p text:style-name="P5">"94PN"<text:bookmark text:name="/12/lat"/></text:p>
                </table:table-cell>
              </table:table-row>
              <table:table-row>
                <table:table-cell table:style-name="Table3.A1" office:value-type="string">
                  <text:p text:style-name="Table_20_Contents">lat</text:p>
                </table:table-cell>
                <table:table-cell table:style-name="Table3.A1" office:value-type="string">
                  <text:p text:style-name="P5">-36.88237<text:bookmark text:name="/12/lng"/></text:p>
                </table:table-cell>
              </table:table-row>
              <table:table-row>
                <table:table-cell table:style-name="Table3.A1" office:value-type="string">
                  <text:p text:style-name="Table_20_Contents">lng</text:p>
                </table:table-cell>
                <table:table-cell table:style-name="Table3.A1" office:value-type="string">
                  <text:p text:style-name="P5">174.83593<text:bookmark text:name="/12/img"/></text:p>
                </table:table-cell>
              </table:table-row>
              <table:table-row>
                <table:table-cell table:style-name="Table3.A1" office:value-type="string">
                  <text:p text:style-name="Table_20_Contents">img</text:p>
                </table:table-cell>
                <table:table-cell table:style-name="Table3.A1" office:value-type="string">
                  <text:p text:style-name="Table_20_Contents">""</text:p>
                </table:table-cell>
              </table:table-row>
            </table:table>
            <text:p text:style-name="Text_20_body"/>
          </text:section>
        </text:section>
      </text:section>
      <text:p text:style-name="P22"><text:span text:style-name="T2"><text:line-break/></text:span>Good — this is a <text:span text:style-name="Strong_20_Emphasis">clean modern handle used in iOS sheets, Apple Maps, Uber, etc.</text:span> It looks professional and fits your UI nicely.</text:p>
      <text:p text:style-name="Text_20_body">The idea is:</text:p>
      <text:section text:style-name="Sect2" text:name="Section146">
        <text:p text:style-name="P1"><text:bookmark text:name="code-block-viewer Copy 123"/><text:s text:c="5"/>─────</text:p>
        <text:p text:style-name="Preformatted_20_Text"><text:s/>Tap to close</text:p>
      </text:section>
      <text:p text:style-name="Text_20_body">The <text:span text:style-name="Strong_20_Emphasis">pill bar</text:span> signals <text:span text:style-name="Emphasis">drag</text:span>, and the text gives the instruction.</text:p>
      <text:p text:style-name="Horizontal_20_Line"/>
      <text:h text:style-name="Heading_20_1" text:outline-level="1">1️⃣ HTML (small change)</text:h>
      <text:p text:style-name="Text_20_body">Change your handle from:</text:p>
      <text:section text:style-name="Sect2" text:name="Section147">
        <text:p text:style-name="P1"><text:bookmark text:name="code-block-viewer Copy 124"/>&lt;div class="sheet-handle"&gt;Tap to close&lt;/div&gt;</text:p>
      </text:section>
      <text:p text:style-name="Text_20_body">to:</text:p>
      <text:section text:style-name="Sect2" text:name="Section148">
        <text:p text:style-name="P1"><text:bookmark text:name="code-block-viewer Copy 125"/>&lt;div class="sheet-handle"&gt;</text:p>
        <text:p text:style-name="Preformatted_20_Text"><text:s text:c="2"/>&lt;span class="handle-text"&gt;Tap to close&lt;/span&gt;</text:p>
        <text:p text:style-name="Preformatted_20_Text">&lt;/div&gt;</text:p>
      </text:section>
      <text:p text:style-name="Horizontal_20_Line"/>
      <text:h text:style-name="Heading_20_1" text:outline-level="1">2️⃣ Replace your <text:span text:style-name="Source_20_Text">.sheet-handle</text:span> CSS</text:h>
      <text:section text:style-name="Sect2" text:name="Section149">
        <text:p text:style-name="P1"><text:bookmark text:name="code-block-viewer Copy 126"/>.sheet-handle {</text:p>
        <text:p text:style-name="Preformatted_20_Text"><text:soft-page-break/><text:s text:c="2"/>position: relative;</text:p>
        <text:p text:style-name="Preformatted_20_Text"><text:s text:c="2"/>display: flex;</text:p>
        <text:p text:style-name="Preformatted_20_Text"><text:s text:c="2"/>justify-content: center;</text:p>
        <text:p text:style-name="Preformatted_20_Text"><text:s text:c="2"/>align-items: flex-end;</text:p>
        <text:p text:style-name="Preformatted_20_Text"><text:s text:c="2"/>width: 100%;</text:p>
        <text:p text:style-name="Preformatted_20_Text"><text:s text:c="2"/>height: 32px;</text:p>
        <text:p text:style-name="Preformatted_20_Text"><text:s text:c="2"/>border-radius: 12px;</text:p>
        <text:p text:style-name="Preformatted_20_Text"><text:s text:c="2"/>background: #bfadad8d;</text:p>
        <text:p text:style-name="Preformatted_20_Text"><text:s text:c="2"/>margin: 4px 4px 8px 4px;</text:p>
        <text:p text:style-name="Preformatted_20_Text"><text:s text:c="2"/>box-shadow: 0 -4px 20px rgba(0,0,0,0.2);</text:p>
        <text:p text:style-name="Preformatted_20_Text"><text:s text:c="2"/>cursor: pointer;</text:p>
        <text:p text:style-name="Preformatted_20_Text">}</text:p>
      </text:section>
      <text:p text:style-name="Horizontal_20_Line"/>
      <text:h text:style-name="Heading_20_1" text:outline-level="1">3️⃣ Create the pill drag bar</text:h>
      <text:p text:style-name="Text_20_body">Add this:</text:p>
      <text:section text:style-name="Sect2" text:name="Section150">
        <text:p text:style-name="P1"><text:bookmark text:name="code-block-viewer Copy 127"/>.sheet-handle::before {</text:p>
        <text:p text:style-name="Preformatted_20_Text"><text:s text:c="2"/>content: "";</text:p>
        <text:p text:style-name="Preformatted_20_Text"><text:s text:c="2"/>position: absolute;</text:p>
        <text:p text:style-name="Preformatted_20_Text"><text:s text:c="2"/>top: 5px;</text:p>
        <text:p text:style-name="Preformatted_20_Text"><text:s text:c="2"/>left: 50%;</text:p>
        <text:p text:style-name="Preformatted_20_Text"><text:s text:c="2"/>transform: translateX(-50%);</text:p>
        <text:p text:style-name="Preformatted_20_Text"><text:s text:c="2"/>width: 42px;</text:p>
        <text:p text:style-name="Preformatted_20_Text"><text:s text:c="2"/>height: 5px;</text:p>
        <text:p text:style-name="Preformatted_20_Text"><text:s text:c="2"/>border-radius: 3px;</text:p>
        <text:p text:style-name="Preformatted_20_Text"><text:s text:c="2"/>background: #7a7a7a;</text:p>
        <text:p text:style-name="Preformatted_20_Text"><text:s text:c="2"/>opacity: 0.7;</text:p>
        <text:p text:style-name="Preformatted_20_Text">}</text:p>
      </text:section>
      <text:p text:style-name="Horizontal_20_Line"/>
      <text:h text:style-name="Heading_20_1" text:outline-level="1">4️⃣ Style the text</text:h>
      <text:section text:style-name="Sect2" text:name="Section151">
        <text:p text:style-name="P1"><text:bookmark text:name="code-block-viewer Copy 128"/>.handle-text {</text:p>
        <text:p text:style-name="Preformatted_20_Text"><text:s text:c="2"/>font-size: 0.6rem;</text:p>
        <text:p text:style-name="Preformatted_20_Text"><text:s text:c="2"/>color: #576953;</text:p>
        <text:p text:style-name="Preformatted_20_Text"><text:s text:c="2"/>margin-bottom: 3px;</text:p>
        <text:p text:style-name="Preformatted_20_Text"><text:s text:c="2"/>letter-spacing: 0.03em;</text:p>
        <text:p text:style-name="Preformatted_20_Text"><text:s text:c="2"/>opacity: 0.8;</text:p>
        <text:p text:style-name="Preformatted_20_Text">}</text:p>
      </text:section>
      <text:p text:style-name="Horizontal_20_Line"/>
      <text:h text:style-name="Heading_20_1" text:outline-level="1">5️⃣ Result</text:h>
      <text:p text:style-name="Text_20_body">Visually you'll get:</text:p>
      <text:section text:style-name="Sect2" text:name="Section152">
        <text:p text:style-name="P1"><text:bookmark text:name="code-block-viewer Copy 129"/><text:s text:c="7"/>─────</text:p>
        <text:p text:style-name="Preformatted_20_Text"><text:s text:c="4"/>Tap to close</text:p>
      </text:section>
      <text:p text:style-name="Text_20_body">inside your <text:span text:style-name="Strong_20_Emphasis">rounded pull bar</text:span>.</text:p>
      <text:p text:style-name="Text_20_body">It feels like a <text:span text:style-name="Strong_20_Emphasis">native mobile sheet</text:span> instead of a generic box.</text:p>
      <text:p text:style-name="Horizontal_20_Line"/>
      <text:h text:style-name="Heading_20_1" text:outline-level="1"><text:soft-page-break/>6️⃣ Small polish (optional but nice)</text:h>
      <text:p text:style-name="Text_20_body">When the user taps the bar it darkens slightly:</text:p>
      <text:section text:style-name="Sect2" text:name="Section153">
        <text:p text:style-name="P1"><text:bookmark text:name="code-block-viewer Copy 130"/>.sheet-handle:active::before {</text:p>
        <text:p text:style-name="Preformatted_20_Text"><text:s text:c="2"/>background: #555;</text:p>
        <text:p text:style-name="Preformatted_20_Text">}</text:p>
      </text:section>
      <text:p text:style-name="Horizontal_20_Line"/>
      <text:h text:style-name="Heading_20_1" text:outline-level="1">7️⃣ Why this version works well</text:h>
      <text:p text:style-name="Text_20_body">• Users recognize the <text:span text:style-name="Strong_20_Emphasis">pill bar = drag sheet</text:span><text:line-break/>• Users see <text:span text:style-name="Strong_20_Emphasis">Tap to close instruction</text:span><text:line-break/>• Very <text:span text:style-name="Strong_20_Emphasis">clean modern UI</text:span><text:line-break/>• Works perfectly with your existing sheet layout</text:p>
      <text:p text:style-name="Horizontal_20_Line"/>
      <text:p text:style-name="Text_20_body">If you'd like, I can also show you a <text:span text:style-name="Strong_20_Emphasis">very slick trick used by top apps</text:span> where the <text:span text:style-name="Strong_20_Emphasis">“Tap to close” instruction fades away after the user uses the sheet once</text:span>, keeping the UI cleaner. It’s only about <text:span text:style-name="Strong_20_Emphasis">8 lines of JS</text:span> and works beautifully.</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1T07:24:42.878622487</meta:creation-date>
    <dc:date>2026-03-21T17:33:32.481390966</dc:date>
    <meta:editing-duration>PT2H31M12S</meta:editing-duration>
    <meta:editing-cycles>9</meta:editing-cycles>
    <meta:generator>LibreOffice/24.2.7.2$Linux_X86_64 LibreOffice_project/420$Build-2</meta:generator>
    <meta:document-statistic meta:table-count="3" meta:image-count="0" meta:object-count="1" meta:page-count="53" meta:paragraph-count="1691" meta:word-count="9148" meta:character-count="67198" meta:non-whitespace-character-count="58339"/>
  </office:meta>
</office:document-meta>
</file>